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5.918cm"/>
    </style:style>
    <style:style style:name="co6" style:family="table-column">
      <style:table-column-properties fo:break-before="auto" style:column-width="6.851cm"/>
    </style:style>
    <style:style style:name="co7" style:family="table-column">
      <style:table-column-properties fo:break-before="auto" style:column-width="3.544cm"/>
    </style:style>
    <style:style style:name="co8" style:family="table-column">
      <style:table-column-properties fo:break-before="auto" style:column-width="2.611cm"/>
    </style:style>
    <style:style style:name="co9" style:family="table-column">
      <style:table-column-properties fo:break-before="auto" style:column-width="4.166cm"/>
    </style:style>
    <style:style style:name="co10" style:family="table-column">
      <style:table-column-properties fo:break-before="auto" style:column-width="3.7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8.949cm"/>
    </style:style>
    <style:style style:name="co13" style:family="table-column">
      <style:table-column-properties fo:break-before="auto" style:column-width="0.70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7"/>
    <style:style style:name="ce5" style:family="table-cell" style:parent-style-name="Default" style:data-style-name="N0">
      <style:table-cell-properties fo:padding="0.071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anggal</text:p>
          </table:table-cell>
          <table:table-cell office:value-type="string" calcext:value-type="string">
            <text:p>Hari</text:p>
          </table:table-cell>
          <table:table-cell table:style-name="ce2" office:value-type="string" calcext:value-type="string">
            <text:p>Acara</text:p>
          </table:table-cell>
          <table:table-cell table:formula="of:=14*9/20" office:value-type="float" office:value="6.3" calcext:value-type="float">
            <text:p/>
          </table:table-cell>
          <table:table-cell/>
          <table:table-cell office:value-type="string" calcext:value-type="string">
            <text:p>Bacaan</text:p>
          </table:table-cell>
          <table:table-cell/>
          <table:table-cell office:value-type="string" calcext:value-type="string">
            <text:p>Tempat</text:p>
          </table:table-cell>
          <table:table-cell office:value-type="string" calcext:value-type="string">
            <text:p>Petuga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anuari</text:p>
          </table:table-cell>
          <table:table-cell office:value-type="float" office:value="6" calcext:value-type="float">
            <text:p>6</text:p>
          </table:table-cell>
          <table:table-cell table:style-name="Default" table:formula="of:=VLOOKUP(WEEKDAY(DATE(2014;VLOOKUP([.A2];[.$Z$2:.$AA$44];2;0);[.B2]));[.$AA$2:.$AB$10];2;0)" office:value-type="string" office:string-value="Senin" calcext:value-type="string">
            <text:p>Senin</text:p>
          </table:table-cell>
          <table:table-cell office:value-type="string" calcext:value-type="string">
            <text:p>Doa Epifani</text:p>
          </table:table-cell>
          <table:table-cell table:style-name="Default" office:value-type="string" calcext:value-type="string">
            <text:p>1Yoh. 3:22 - 4:6</text:p>
          </table:table-cell>
          <table:table-cell table:style-name="Default" office:value-type="string" calcext:value-type="string">
            <text:p><text:s/>Mzm. 2:7-8,10-11</text:p>
          </table:table-cell>
          <table:table-cell office:value-type="string" calcext:value-type="string">
            <text:p><text:s/>Mat. 4:12-17,23-25</text:p>
          </table:table-cell>
          <table:table-cell/>
          <table:table-cell office:value-type="string" calcext:value-type="string">
            <text:p>FX Sularto</text:p>
          </table:table-cell>
          <table:table-cell office:value-type="string" calcext:value-type="string">
            <text:p>Y. Lasiman</text:p>
          </table:table-cell>
          <table:table-cell table:number-columns-repeated="2"/>
          <table:table-cell table:formula="of:=[.A2]&amp;&quot;&amp;&quot;&amp;[.B2]&amp;&quot;&amp;&quot;&amp;[.C2]&amp;&quot;&amp;&quot;&amp;[.E2]&amp;&quot;\par &quot;&amp;[.F2]&amp;&quot;\par &quot;&amp;[.G2]&amp;&quot;&amp;&quot;&amp;[.D2]&amp;&quot;&amp;&quot;&amp;[.I2]&amp;&quot;&amp;&quot;&amp;[.J2]&amp;&quot;\par &quot;&amp;[.K2]&amp;&quot;\\ \cline{2-7}&quot;" office:value-type="string" office:string-value="Januari&amp;6&amp;Senin&amp;1Yoh. 3:22 - 4:6\par  Mzm. 2:7-8,10-11\par  Mat. 4:12-17,23-25&amp;Doa Epifani&amp;FX Sularto&amp;Y. Lasiman\par \\ \cline{2-7}" calcext:value-type="string">
            <text:p>Januari&amp;6&amp;Senin&amp;1Yoh. 3:22 - 4:6\par <text:s/>Mzm. 2:7-8,10-11\par <text:s/>Mat. 4:12-17,23-25&amp;Doa Epifani&amp;FX Sularto&amp;Y. Lasiman\par \\ \cline{2-7}</text:p>
          </table:table-cell>
          <table:table-cell table:number-columns-repeated="12"/>
          <table:table-cell office:value-type="string" calcext:value-type="string">
            <text:p>Janu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ggu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Default" table:formula="of:=VLOOKUP(WEEKDAY(DATE(2014;VLOOKUP([.A2];[.$Z$2:.$AA$44];2;0);[.B3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table:style-name="Default" office:value-type="string" calcext:value-type="string">
            <text:p>1Sam. 18:6-9, 19:1-7</text:p>
          </table:table-cell>
          <table:table-cell table:style-name="Default" office:value-type="string" calcext:value-type="string">
            <text:p><text:s/>Mzm. 56:2-3,9-10a,10bc-11,12-13</text:p>
          </table:table-cell>
          <table:table-cell office:value-type="string" calcext:value-type="string">
            <text:p><text:s/>Mrk. 3:7-12</text:p>
          </table:table-cell>
          <table:table-cell/>
          <table:table-cell office:value-type="string" calcext:value-type="string">
            <text:p>Anton Supriyana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Maria Sode Muda</text:p>
          </table:table-cell>
          <table:table-cell/>
          <table:table-cell table:formula="of:=[.A3]&amp;&quot;&amp;&quot;&amp;[.B3]&amp;&quot;&amp;&quot;&amp;[.C3]&amp;&quot;&amp;&quot;&amp;[.E3]&amp;&quot;\par &quot;&amp;[.F3]&amp;&quot;\par &quot;&amp;[.G3]&amp;&quot;&amp;&quot;&amp;[.D3]&amp;&quot;&amp;&quot;&amp;[.I3]&amp;&quot;&amp;&quot;&amp;[.J3]&amp;&quot;\par &quot;&amp;[.K3]&amp;&quot;\\ \hline&quot;" office:value-type="string" office:string-value="&amp;23&amp;Kamis&amp;1Sam. 18:6-9, 19:1-7\par  Mzm. 56:2-3,9-10a,10bc-11,12-13\par  Mrk. 3:7-12&amp;Doa Lingkungan&amp;Anton Supriyana&amp;Y. Suyanto\par Maria Sode Muda\\ \hline" calcext:value-type="string">
            <text:p>&amp;23&amp;Kamis&amp;1Sam. 18:6-9, 19:1-7\par <text:s/>Mzm. 56:2-3,9-10a,10bc-11,12-13\par <text:s/>Mrk. 3:7-12&amp;Doa Lingkungan&amp;Anton Supriyana&amp;Y. Suyanto\par Maria Sode Muda\\ \hline</text:p>
          </table:table-cell>
          <table:table-cell table:number-columns-repeated="12"/>
          <table:table-cell office:value-type="string" calcext:value-type="string">
            <text:p>Febru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in</text:p>
          </table:table-cell>
        </table:table-row>
        <table:table-row table:style-name="ro1">
          <table:table-cell office:value-type="string" calcext:value-type="string">
            <text:p>Februari</text:p>
          </table:table-cell>
          <table:table-cell office:value-type="float" office:value="6" calcext:value-type="float">
            <text:p>6</text:p>
          </table:table-cell>
          <table:table-cell table:style-name="Default" table:formula="of:=VLOOKUP(WEEKDAY(DATE(2014;VLOOKUP([.A4];[.$Z$2:.$AA$44];2;0);[.B4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table:style-name="Default" office:value-type="string" calcext:value-type="string">
            <text:p>1Raj. 2:1-4,10-12</text:p>
          </table:table-cell>
          <table:table-cell table:style-name="Default" office:value-type="string" calcext:value-type="string">
            <text:p><text:s/>MT. 1Taw. 29:10,11ab,11d-12a,12bcd</text:p>
          </table:table-cell>
          <table:table-cell office:value-type="string" calcext:value-type="string">
            <text:p><text:s/>Mrk. 6:7-13</text:p>
          </table:table-cell>
          <table:table-cell/>
          <table:table-cell table:style-name="ce4" office:value-type="string" calcext:value-type="string">
            <text:p>P. Suroyo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Aloysius Lamakey</text:p>
          </table:table-cell>
          <table:table-cell/>
          <table:table-cell table:formula="of:=[.A4]&amp;&quot;&amp;&quot;&amp;[.B4]&amp;&quot;&amp;&quot;&amp;[.C4]&amp;&quot;&amp;&quot;&amp;[.E4]&amp;&quot;\par &quot;&amp;[.F4]&amp;&quot;\par &quot;&amp;[.G4]&amp;&quot;&amp;&quot;&amp;[.D4]&amp;&quot;&amp;&quot;&amp;[.I4]&amp;&quot;&amp;&quot;&amp;[.J4]&amp;&quot;\par &quot;&amp;[.K4]&amp;&quot;\\ \cline{2-7}&quot;" office:value-type="string" office:string-value="Februari&amp;6&amp;Kamis&amp;1Raj. 2:1-4,10-12\par  MT. 1Taw. 29:10,11ab,11d-12a,12bcd\par  Mrk. 6:7-13&amp;Doa Lingkungan&amp;P. Suroyo&amp;C. Triyono\par Aloysius Lamakey\\ \cline{2-7}" calcext:value-type="string">
            <text:p>Februari&amp;6&amp;Kamis&amp;1Raj. 2:1-4,10-12\par <text:s/>MT. 1Taw. 29:10,11ab,11d-12a,12bcd\par <text:s/>Mrk. 6:7-13&amp;Doa Lingkungan&amp;P. Suroyo&amp;C. Triyono\par Aloysius Lamakey\\ \cline{2-7}</text:p>
          </table:table-cell>
          <table:table-cell table:number-columns-repeated="12"/>
          <table:table-cell office:value-type="string" calcext:value-type="string">
            <text:p>Mar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asa</text:p>
          </table:table-cell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table:style-name="Default" table:formula="of:=VLOOKUP(WEEKDAY(DATE(2014;VLOOKUP([.A4];[.$Z$2:.$AA$44];2;0);[.B5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table:style-name="Default" office:value-type="string" calcext:value-type="string">
            <text:p>Yak. 2:1-9</text:p>
          </table:table-cell>
          <table:table-cell table:style-name="Default" office:value-type="string" calcext:value-type="string">
            <text:p><text:s/>Mzm. 34:2-3,4-5,6-7</text:p>
          </table:table-cell>
          <table:table-cell office:value-type="string" calcext:value-type="string">
            <text:p><text:s/>Mrk. 8:27-33</text:p>
          </table:table-cell>
          <table:table-cell/>
          <table:table-cell office:value-type="string" calcext:value-type="string">
            <text:p>C. Triyono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Maria Sode Muda</text:p>
          </table:table-cell>
          <table:table-cell/>
          <table:table-cell table:formula="of:=[.A5]&amp;&quot;&amp;&quot;&amp;[.B5]&amp;&quot;&amp;&quot;&amp;[.C5]&amp;&quot;&amp;&quot;&amp;[.E5]&amp;&quot;\par &quot;&amp;[.F5]&amp;&quot;\par &quot;&amp;[.G5]&amp;&quot;&amp;&quot;&amp;[.D5]&amp;&quot;&amp;&quot;&amp;[.I5]&amp;&quot;&amp;&quot;&amp;[.J5]&amp;&quot;\par &quot;&amp;[.K5]&amp;&quot;\\ \hline&quot;" office:value-type="string" office:string-value="&amp;20&amp;Kamis&amp;Yak. 2:1-9\par  Mzm. 34:2-3,4-5,6-7\par  Mrk. 8:27-33&amp;Doa Lingkungan&amp;C. Triyono&amp;Aloysius Lamakey\par Maria Sode Muda\\ \hline" calcext:value-type="string">
            <text:p>&amp;20&amp;Kamis&amp;Yak. 2:1-9\par <text:s/>Mzm. 34:2-3,4-5,6-7\par <text:s/>Mrk. 8:27-33&amp;Doa Lingkungan&amp;C. Triyono&amp;Aloysius Lamakey\par Maria Sode Muda\\ \hline</text:p>
          </table:table-cell>
          <table:table-cell table:number-columns-repeated="12"/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bu</text:p>
          </table:table-cell>
        </table:table-row>
        <table:table-row table:style-name="ro1">
          <table:table-cell office:value-type="string" calcext:value-type="string">
            <text:p>Maret</text:p>
          </table:table-cell>
          <table:table-cell office:value-type="float" office:value="13" calcext:value-type="float">
            <text:p>13</text:p>
          </table:table-cell>
          <table:table-cell table:style-name="Default" table:formula="of:=VLOOKUP(WEEKDAY(DATE(2014;VLOOKUP([.A6];[.$Z$2:.$AA$44];2;0);[.B6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Pra Paskah I</text:p>
          </table:table-cell>
          <table:table-cell table:style-name="Default" office:value-type="string" calcext:value-type="string">
            <text:p>Ul. 30:15-20</text:p>
          </table:table-cell>
          <table:table-cell table:style-name="Default" office:value-type="string" calcext:value-type="string">
            <text:p><text:s/>Mzm. 1:1-2,3,4,6</text:p>
          </table:table-cell>
          <table:table-cell office:value-type="string" calcext:value-type="string">
            <text:p><text:s/>Luk. 9:22-25</text:p>
          </table:table-cell>
          <table:table-cell/>
          <table:table-cell table:style-name="ce4" office:value-type="string" calcext:value-type="string">
            <text:p>Y. Suripto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Andreas Keso Muda</text:p>
          </table:table-cell>
          <table:table-cell/>
          <table:table-cell table:formula="of:=[.A6]&amp;&quot;&amp;&quot;&amp;[.B6]&amp;&quot;&amp;&quot;&amp;[.C6]&amp;&quot;&amp;&quot;&amp;[.E6]&amp;&quot;\par &quot;&amp;[.F6]&amp;&quot;\par &quot;&amp;[.G6]&amp;&quot;&amp;&quot;&amp;[.D6]&amp;&quot;&amp;&quot;&amp;[.I6]&amp;&quot;&amp;&quot;&amp;[.J6]&amp;&quot;\par &quot;&amp;[.K6]&amp;&quot;\\ \cline{2-7}&quot;" office:value-type="string" office:string-value="Maret&amp;13&amp;Kamis&amp;Ul. 30:15-20\par  Mzm. 1:1-2,3,4,6\par  Luk. 9:22-25&amp;Pra Paskah I&amp;Y. Suripto&amp;FX. Sularto\par Andreas Keso Muda\\ \cline{2-7}" calcext:value-type="string">
            <text:p>Maret&amp;13&amp;Kamis&amp;Ul. 30:15-20\par <text:s/>Mzm. 1:1-2,3,4,6\par <text:s/>Luk. 9:22-25&amp;Pra Paskah I&amp;Y. Suripto&amp;FX. Sularto\par Andreas Keso Muda\\ \cline{2-7}</text:p>
          </table:table-cell>
          <table:table-cell table:number-columns-repeated="12"/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mis</text:p>
          </table:table-cell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table:style-name="Default" table:formula="of:=VLOOKUP(WEEKDAY(DATE(2014;VLOOKUP([.A6];[.$Z$2:.$AA$44];2;0);[.B7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Pra Paskah II</text:p>
          </table:table-cell>
          <table:table-cell table:style-name="Default" office:value-type="string" calcext:value-type="string">
            <text:p>Yer. 17:5-10</text:p>
          </table:table-cell>
          <table:table-cell table:style-name="Default" office:value-type="string" calcext:value-type="string">
            <text:p><text:s/>Mzm. 1:1-2,3,4,6</text:p>
          </table:table-cell>
          <table:table-cell office:value-type="string" calcext:value-type="string">
            <text:p><text:s/>Luk. 16:19-31</text:p>
          </table:table-cell>
          <table:table-cell/>
          <table:table-cell table:style-name="ce4" office:value-type="string" calcext:value-type="string">
            <text:p>Aloysius Lamakey</text:p>
          </table:table-cell>
          <table:table-cell office:value-type="string" calcext:value-type="string">
            <text:p>Andreas Keso Muda</text:p>
          </table:table-cell>
          <table:table-cell office:value-type="string" calcext:value-type="string">
            <text:p>Ch. S. Prihatingtyas</text:p>
          </table:table-cell>
          <table:table-cell/>
          <table:table-cell table:formula="of:=[.A7]&amp;&quot;&amp;&quot;&amp;[.B7]&amp;&quot;&amp;&quot;&amp;[.C7]&amp;&quot;&amp;&quot;&amp;[.E7]&amp;&quot;\par &quot;&amp;[.F7]&amp;&quot;\par &quot;&amp;[.G7]&amp;&quot;&amp;&quot;&amp;[.D7]&amp;&quot;&amp;&quot;&amp;[.I7]&amp;&quot;&amp;&quot;&amp;[.J7]&amp;&quot;\par &quot;&amp;[.K7]&amp;&quot;\\ \hline&quot;" office:value-type="string" office:string-value="&amp;20&amp;Kamis&amp;Yer. 17:5-10\par  Mzm. 1:1-2,3,4,6\par  Luk. 16:19-31&amp;Pra Paskah II&amp;Aloysius Lamakey&amp;Andreas Keso Muda\par Ch. S. Prihatingtyas\\ \hline" calcext:value-type="string">
            <text:p>&amp;20&amp;Kamis&amp;Yer. 17:5-10\par <text:s/>Mzm. 1:1-2,3,4,6\par <text:s/>Luk. 16:19-31&amp;Pra Paskah II&amp;Aloysius Lamakey&amp;Andreas Keso Muda\par Ch. S. Prihatingtyas\\ \hline</text:p>
          </table:table-cell>
          <table:table-cell table:number-columns-repeated="12"/>
          <table:table-cell office:value-type="string" calcext:value-type="string">
            <text:p>Jun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mat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Default" table:formula="of:=VLOOKUP(WEEKDAY(DATE(2014;VLOOKUP([.A6];[.$Z$2:.$AA$44];2;0);[.B8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Pra Paskah III</text:p>
          </table:table-cell>
          <table:table-cell table:style-name="Default" office:value-type="string" calcext:value-type="string">
            <text:p>Yer. 7:23-28</text:p>
          </table:table-cell>
          <table:table-cell table:style-name="Default" office:value-type="string" calcext:value-type="string">
            <text:p><text:s/>Mzm. 95:1-2,6-7,8-9</text:p>
          </table:table-cell>
          <table:table-cell office:value-type="string" calcext:value-type="string">
            <text:p><text:s/>Luk. 11:14-23</text:p>
          </table:table-cell>
          <table:table-cell/>
          <table:table-cell table:style-name="ce4" office:value-type="string" calcext:value-type="string">
            <text:p>FX Sularto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C. Krisni</text:p>
          </table:table-cell>
          <table:table-cell/>
          <table:table-cell table:formula="of:=[.A8]&amp;&quot;&amp;&quot;&amp;[.B8]&amp;&quot;&amp;&quot;&amp;[.C8]&amp;&quot;&amp;&quot;&amp;[.E8]&amp;&quot;\par &quot;&amp;[.F8]&amp;&quot;\par &quot;&amp;[.G8]&amp;&quot;&amp;&quot;&amp;[.D8]&amp;&quot;&amp;&quot;&amp;[.I8]&amp;&quot;&amp;&quot;&amp;[.J8]&amp;&quot;\par &quot;&amp;[.K8]&amp;&quot;\\ \hline&quot;" office:value-type="string" office:string-value="&amp;27&amp;Kamis&amp;Yer. 7:23-28\par  Mzm. 95:1-2,6-7,8-9\par  Luk. 11:14-23&amp;Pra Paskah III&amp;FX Sularto&amp;Y. Sudarmadi\par C. Krisni\\ \hline" calcext:value-type="string">
            <text:p>&amp;27&amp;Kamis&amp;Yer. 7:23-28\par <text:s/>Mzm. 95:1-2,6-7,8-9\par <text:s/>Luk. 11:14-23&amp;Pra Paskah III&amp;FX Sularto&amp;Y. Sudarmadi\par C. Krisni\\ \hline</text:p>
          </table:table-cell>
          <table:table-cell table:number-columns-repeated="12"/>
          <table:table-cell office:value-type="string" calcext:value-type="string">
            <text:p>Jul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btu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3</text:p>
          </table:table-cell>
          <table:table-cell table:style-name="Default" table:formula="of:=VLOOKUP(WEEKDAY(DATE(2014;VLOOKUP([.A9];[.$Z$2:.$AA$44];2;0);[.B9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Pra Paskah IV</text:p>
          </table:table-cell>
          <table:table-cell table:style-name="Default" office:value-type="string" calcext:value-type="string">
            <text:p>Kel. 32:7-14</text:p>
          </table:table-cell>
          <table:table-cell table:style-name="Default" office:value-type="string" calcext:value-type="string">
            <text:p><text:s/>Mzm. 106:19-20,21-22,23</text:p>
          </table:table-cell>
          <table:table-cell office:value-type="string" calcext:value-type="string">
            <text:p><text:s/>Yoh. 5:31-47</text:p>
          </table:table-cell>
          <table:table-cell/>
          <table:table-cell office:value-type="string" calcext:value-type="string">
            <text:p>Andreas Keso Muda</text:p>
          </table:table-cell>
          <table:table-cell office:value-type="string" calcext:value-type="string">
            <text:p>FX. Arie WS</text:p>
          </table:table-cell>
          <table:table-cell office:value-type="string" calcext:value-type="string">
            <text:p>M. Th. Nanik</text:p>
          </table:table-cell>
          <table:table-cell/>
          <table:table-cell table:formula="of:=[.A9]&amp;&quot;&amp;&quot;&amp;[.B9]&amp;&quot;&amp;&quot;&amp;[.C9]&amp;&quot;&amp;&quot;&amp;[.E9]&amp;&quot;\par &quot;&amp;[.F9]&amp;&quot;\par &quot;&amp;[.G9]&amp;&quot;&amp;&quot;&amp;[.D9]&amp;&quot;&amp;&quot;&amp;[.I9]&amp;&quot;&amp;&quot;&amp;[.J9]&amp;&quot;\par &quot;&amp;[.K9]&amp;&quot;\\ \hline&quot;" office:value-type="string" office:string-value="April&amp;3&amp;Kamis&amp;Kel. 32:7-14\par  Mzm. 106:19-20,21-22,23\par  Yoh. 5:31-47&amp;Pra Paskah IV&amp;Andreas Keso Muda&amp;FX. Arie WS\par M. Th. Nanik\\ \hline" calcext:value-type="string">
            <text:p>April&amp;3&amp;Kamis&amp;Kel. 32:7-14\par <text:s/>Mzm. 106:19-20,21-22,23\par <text:s/>Yoh. 5:31-47&amp;Pra Paskah IV&amp;Andreas Keso Muda&amp;FX. Arie WS\par M. Th. Nanik\\ \hline</text:p>
          </table:table-cell>
          <table:table-cell table:number-columns-repeated="12"/>
          <table:table-cell office:value-type="string" calcext:value-type="string">
            <text:p>Agust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nggu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Default" table:formula="of:=VLOOKUP(WEEKDAY(DATE(2014;VLOOKUP([.A9];[.$Z$2:.$AA$44];2;0);[.B10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Pra Paskah V</text:p>
          </table:table-cell>
          <table:table-cell table:style-name="Default" office:value-type="string" calcext:value-type="string">
            <text:p>Kel. 32:7-14</text:p>
          </table:table-cell>
          <table:table-cell table:style-name="Default" office:value-type="string" calcext:value-type="string">
            <text:p><text:s/>Mzm. 106:19-20,21-22,23</text:p>
          </table:table-cell>
          <table:table-cell office:value-type="string" calcext:value-type="string">
            <text:p><text:s/>Yoh. 5:31-47</text:p>
          </table:table-cell>
          <table:table-cell/>
          <table:table-cell table:style-name="ce4" office:value-type="string" calcext:value-type="string">
            <text:p>Y. Sudarmadi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Y. Suyanto</text:p>
          </table:table-cell>
          <table:table-cell/>
          <table:table-cell table:formula="of:=[.A10]&amp;&quot;&amp;&quot;&amp;[.B10]&amp;&quot;&amp;&quot;&amp;[.C10]&amp;&quot;&amp;&quot;&amp;[.E10]&amp;&quot;\par &quot;&amp;[.F10]&amp;&quot;\par &quot;&amp;[.G10]&amp;&quot;&amp;&quot;&amp;[.D10]&amp;&quot;&amp;&quot;&amp;[.I10]&amp;&quot;&amp;&quot;&amp;[.J10]&amp;&quot;\par &quot;&amp;[.K10]&amp;&quot;\\ \cline{2-7}&quot;" office:value-type="string" office:string-value="&amp;10&amp;Kamis&amp;Kel. 32:7-14\par  Mzm. 106:19-20,21-22,23\par  Yoh. 5:31-47&amp;Pra Paskah V&amp;Y. Sudarmadi&amp;Neo Suradi\par Y. Suyanto\\ \cline{2-7}" calcext:value-type="string">
            <text:p>&amp;10&amp;Kamis&amp;Kel. 32:7-14\par <text:s/>Mzm. 106:19-20,21-22,23\par <text:s/>Yoh. 5:31-47&amp;Pra Paskah V&amp;Y. Sudarmadi&amp;Neo Suradi\par Y. Suyanto\\ \cline{2-7}</text:p>
          </table:table-cell>
          <table:table-cell table:number-columns-repeated="12"/>
          <table:table-cell office:value-type="string" calcext:value-type="string">
            <text:p>Septembe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Default" table:formula="of:=VLOOKUP(WEEKDAY(DATE(2014;VLOOKUP([.A9];[.$Z$2:.$AA$44];2;0);[.B11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table:style-name="Default" office:value-type="string" calcext:value-type="string">
            <text:p>Kis. 3:11-26</text:p>
          </table:table-cell>
          <table:table-cell table:style-name="Default" office:value-type="string" calcext:value-type="string">
            <text:p><text:s/>Mzm. 8:2a,5,6-7,8-9</text:p>
          </table:table-cell>
          <table:table-cell office:value-type="string" calcext:value-type="string">
            <text:p><text:s/>Luk. 24:35-48</text:p>
          </table:table-cell>
          <table:table-cell/>
          <table:table-cell table:style-name="ce4" office:value-type="string" calcext:value-type="string">
            <text:p>FX Arie WS</text:p>
          </table:table-cell>
          <table:table-cell office:value-type="string" calcext:value-type="string">
            <text:p>M. Th. Nanik</text:p>
          </table:table-cell>
          <table:table-cell office:value-type="string" calcext:value-type="string">
            <text:p>Anton Supriyana</text:p>
          </table:table-cell>
          <table:table-cell/>
          <table:table-cell table:formula="of:=[.A11]&amp;&quot;&amp;&quot;&amp;[.B11]&amp;&quot;&amp;&quot;&amp;[.C11]&amp;&quot;&amp;&quot;&amp;[.E11]&amp;&quot;\par &quot;&amp;[.F11]&amp;&quot;\par &quot;&amp;[.G11]&amp;&quot;&amp;&quot;&amp;[.D11]&amp;&quot;&amp;&quot;&amp;[.I11]&amp;&quot;&amp;&quot;&amp;[.J11]&amp;&quot;\par &quot;&amp;[.K11]&amp;&quot;\\ \hline&quot;" office:value-type="string" office:string-value="&amp;24&amp;Kamis&amp;Kis. 3:11-26\par  Mzm. 8:2a,5,6-7,8-9\par  Luk. 24:35-48&amp;Doa Lingkungan&amp;FX Arie WS&amp;M. Th. Nanik\par Anton Supriyana\\ \hline" calcext:value-type="string">
            <text:p>&amp;24&amp;Kamis&amp;Kis. 3:11-26\par <text:s/>Mzm. 8:2a,5,6-7,8-9\par <text:s/>Luk. 24:35-48&amp;Doa Lingkungan&amp;FX Arie WS&amp;M. Th. Nanik\par Anton Supriyana\\ \hline</text:p>
          </table:table-cell>
          <table:table-cell table:number-columns-repeated="12"/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1" calcext:value-type="float">
            <text:p>1</text:p>
          </table:table-cell>
          <table:table-cell table:style-name="Default" table:formula="of:=VLOOKUP(WEEKDAY(DATE(2014;VLOOKUP([.$A$12];[.$Z$2:.$AA$44];2;0);[.B12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5:27-33  </text:p>
          </table:table-cell>
          <table:table-cell table:style-name="Default" office:value-type="string" calcext:value-type="string">
            <text:p>Mzm. 34:2,9,17-18,19-20  </text:p>
          </table:table-cell>
          <table:table-cell office:value-type="string" calcext:value-type="string">
            <text:p>Yoh. 3:31-36</text:p>
          </table:table-cell>
          <table:table-cell/>
          <table:table-cell table:style-name="ce4" office:value-type="string" calcext:value-type="string">
            <text:p>Th. Banar</text:p>
          </table:table-cell>
          <table:table-cell table:style-name="ce4" office:value-type="string" calcext:value-type="string">
            <text:p>Aloysius Lamakey</text:p>
          </table:table-cell>
          <table:table-cell office:value-type="string" calcext:value-type="string">
            <text:p>Sukarmi, Agnes</text:p>
          </table:table-cell>
          <table:table-cell/>
          <table:table-cell table:formula="of:=[.A12]&amp;&quot;&amp;&quot;&amp;[.B12]&amp;&quot;&amp;&quot;&amp;[.C12]&amp;&quot;&amp;&quot;&amp;[.E12]&amp;&quot;\par &quot;&amp;[.F12]&amp;&quot;\par &quot;&amp;[.G12]&amp;IF(LEN([.H12]=0);&quot;&quot;;&quot;\par &quot;&amp;[.H12])&amp;&quot;&amp;&quot;&amp;[.D12]&amp;&quot;&amp;&quot;&amp;[.I12]&amp;&quot;&amp;&quot;&amp;[.J12]&amp;&quot;\par &quot;&amp;[.K12]&amp;&quot;\\ \cline{2-7}&quot;" office:value-type="string" office:string-value="Mei&amp;1&amp;Kamis&amp;Kis. 5:27-33  \par Mzm. 34:2,9,17-18,19-20  \par Yoh. 3:31-36&amp;Doa Rosario&amp;Th. Banar&amp;Aloysius Lamakey\par Sukarmi, Agnes\\ \cline{2-7}" calcext:value-type="string">
            <text:p>Mei&amp;1&amp;Kamis&amp;Kis. 5:27-33  \par Mzm. 34:2,9,17-18,19-20  \par Yoh. 3:31-36&amp;Doa Rosario&amp;Th. Banar&amp;Aloysius Lamakey\par Sukarmi, Agnes\\ \cline{2-7}</text:p>
          </table:table-cell>
          <table:table-cell table:number-columns-repeated="12"/>
          <table:table-cell office:value-type="string" calcext:value-type="string">
            <text:p>Novembe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Default" table:formula="of:=VLOOKUP(WEEKDAY(DATE(2014;VLOOKUP([.$A$12];[.$Z$2:.$AA$44];2;0);[.B13]));[.$AA$2:.$AB$10];2;0)" office:value-type="string" office:string-value="Jumat" calcext:value-type="string">
            <text:p>Jumat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5:34-42  </text:p>
          </table:table-cell>
          <table:table-cell table:style-name="Default" office:value-type="string" calcext:value-type="string">
            <text:p>Mzm. 27:1,4,13-14  </text:p>
          </table:table-cell>
          <table:table-cell office:value-type="string" calcext:value-type="string">
            <text:p>Yoh. 6:1-15</text:p>
          </table:table-cell>
          <table:table-cell/>
          <table:table-cell table:style-name="ce4" office:value-type="string" calcext:value-type="string">
            <text:p>Ig. Sandy</text:p>
          </table:table-cell>
          <table:table-cell table:style-name="ce4" office:value-type="string" calcext:value-type="string">
            <text:p>C. Triyono</text:p>
          </table:table-cell>
          <table:table-cell office:value-type="string" calcext:value-type="string">
            <text:p>Pratama Krisna Bayu Aji, Stefanus</text:p>
          </table:table-cell>
          <table:table-cell/>
          <table:table-cell table:formula="of:=[.A13]&amp;&quot;&amp;&quot;&amp;[.B13]&amp;&quot;&amp;&quot;&amp;[.C13]&amp;&quot;&amp;&quot;&amp;[.E13]&amp;&quot;\par &quot;&amp;[.F13]&amp;&quot;\par &quot;&amp;[.G13]&amp;IF(LEN([.H13]=0);&quot;&quot;;&quot;\par &quot;&amp;[.H13])&amp;&quot;&amp;&quot;&amp;[.D13]&amp;&quot;&amp;&quot;&amp;[.I13]&amp;&quot;&amp;&quot;&amp;[.J13]&amp;&quot;\par &quot;&amp;[.K13]&amp;&quot;\\ \cline{2-7}&quot;" office:value-type="string" office:string-value="&amp;2&amp;Jumat&amp;Kis. 5:34-42  \par Mzm. 27:1,4,13-14  \par Yoh. 6:1-15&amp;Doa Rosario&amp;Ig. Sandy&amp;C. Triyono\par Pratama Krisna Bayu Aji, Stefanus\\ \cline{2-7}" calcext:value-type="string">
            <text:p>&amp;2&amp;Jumat&amp;Kis. 5:34-42  \par Mzm. 27:1,4,13-14  \par Yoh. 6:1-15&amp;Doa Rosario&amp;Ig. Sandy&amp;C. Triyono\par Pratama Krisna Bayu Aji, Stefanus\\ \cline{2-7}</text:p>
          </table:table-cell>
          <table:table-cell table:number-columns-repeated="12"/>
          <table:table-cell office:value-type="string" calcext:value-type="string">
            <text:p>Desembe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Default" table:formula="of:=VLOOKUP(WEEKDAY(DATE(2014;VLOOKUP([.$A$12];[.$Z$2:.$AA$44];2;0);[.B14]));[.$AA$2:.$AB$10];2;0)" office:value-type="string" office:string-value="Sabtu" calcext:value-type="string">
            <text:p>Sabt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1Kor. 15:1-8  </text:p>
          </table:table-cell>
          <table:table-cell table:style-name="Default" office:value-type="string" calcext:value-type="string">
            <text:p>Mzm. 19:2-3,4-5  </text:p>
          </table:table-cell>
          <table:table-cell office:value-type="string" calcext:value-type="string">
            <text:p>Yoh. 14:6-14</text:p>
          </table:table-cell>
          <table:table-cell/>
          <table:table-cell office:value-type="string" calcext:value-type="string">
            <text:p>Neo Suradi</text:p>
          </table:table-cell>
          <table:table-cell office:value-type="string" calcext:value-type="string">
            <text:p>Sode Muda, Maria</text:p>
          </table:table-cell>
          <table:table-cell office:value-type="string" calcext:value-type="string">
            <text:p>Melati, Rosevita</text:p>
          </table:table-cell>
          <table:table-cell/>
          <table:table-cell table:formula="of:=[.A14]&amp;&quot;&amp;&quot;&amp;[.B14]&amp;&quot;&amp;&quot;&amp;[.C14]&amp;&quot;&amp;&quot;&amp;[.E14]&amp;&quot;\par &quot;&amp;[.F14]&amp;&quot;\par &quot;&amp;[.G14]&amp;IF(LEN([.H14]=0);&quot;&quot;;&quot;\par &quot;&amp;[.H14])&amp;&quot;&amp;&quot;&amp;[.D14]&amp;&quot;&amp;&quot;&amp;[.I14]&amp;&quot;&amp;&quot;&amp;[.J14]&amp;&quot;\par &quot;&amp;[.K14]&amp;&quot;\\ \cline{2-7}&quot;" office:value-type="string" office:string-value="&amp;3&amp;Sabtu&amp;1Kor. 15:1-8  \par Mzm. 19:2-3,4-5  \par Yoh. 14:6-14&amp;Doa Rosario&amp;Neo Suradi&amp;Sode Muda, Maria\par Melati, Rosevita\\ \cline{2-7}" calcext:value-type="string">
            <text:p>&amp;3&amp;Sabtu&amp;1Kor. 15:1-8  \par Mzm. 19:2-3,4-5  \par Yoh. 14:6-14&amp;Doa Rosario&amp;Neo Suradi&amp;Sode Muda, Maria\par Melati, Rosevit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Default" table:formula="of:=VLOOKUP(WEEKDAY(DATE(2014;VLOOKUP([.$A$12];[.$Z$2:.$AA$44];2;0);[.B15]));[.$AA$2:.$AB$10];2;0)" office:value-type="string" office:string-value="Minggu" calcext:value-type="string">
            <text:p>Mingg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2:14,22-33  </text:p>
          </table:table-cell>
          <table:table-cell table:style-name="Default" office:value-type="string" calcext:value-type="string">
            <text:p>Mzm. 16:1-2a,5,7-8,9-10,11  </text:p>
          </table:table-cell>
          <table:table-cell office:value-type="string" calcext:value-type="string">
            <text:p>1Ptr. 1:17-21  </text:p>
          </table:table-cell>
          <table:table-cell office:value-type="string" calcext:value-type="string">
            <text:p>Luk. 24:13-35</text:p>
          </table:table-cell>
          <table:table-cell table:style-name="ce4" office:value-type="string" calcext:value-type="string">
            <text:p>C. Krisni</text:p>
          </table:table-cell>
          <table:table-cell office:value-type="string" calcext:value-type="string">
            <text:p>Sri Supriyati, Anastasia</text:p>
          </table:table-cell>
          <table:table-cell office:value-type="string" calcext:value-type="string">
            <text:p>Sri Utami Chrisssumiwi, Margareta Maria</text:p>
          </table:table-cell>
          <table:table-cell/>
          <table:table-cell table:formula="of:=[.A15]&amp;&quot;&amp;&quot;&amp;[.B15]&amp;&quot;&amp;&quot;&amp;[.C15]&amp;&quot;&amp;&quot;&amp;[.E15]&amp;&quot;\par &quot;&amp;[.F15]&amp;&quot;\par &quot;&amp;[.G15]&amp;IF(LEN([.H15]=0);&quot;&quot;;&quot;\par &quot;&amp;[.H15])&amp;&quot;&amp;&quot;&amp;[.D15]&amp;&quot;&amp;&quot;&amp;[.I15]&amp;&quot;&amp;&quot;&amp;[.J15]&amp;&quot;\par &quot;&amp;[.K15]&amp;&quot;\\ \cline{2-7}&quot;" office:value-type="string" office:string-value="&amp;4&amp;Minggu&amp;Kis. 2:14,22-33  \par Mzm. 16:1-2a,5,7-8,9-10,11  \par 1Ptr. 1:17-21  &amp;Doa Rosario&amp;C. Krisni&amp;Sri Supriyati, Anastasia\par Sri Utami Chrisssumiwi, Margareta Maria\\ \cline{2-7}" calcext:value-type="string">
            <text:p>&amp;4&amp;Minggu&amp;Kis. 2:14,22-33  \par Mzm. 16:1-2a,5,7-8,9-10,11  \par 1Ptr. 1:17-21  &amp;Doa Rosario&amp;C. Krisni&amp;Sri Supriyati, Anastasia\par Sri Utami Chrisssumiwi, Margareta Mari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table:formula="of:=VLOOKUP(WEEKDAY(DATE(2014;VLOOKUP([.$A$12];[.$Z$2:.$AA$44];2;0);[.B16]));[.$AA$2:.$AB$10];2;0)" office:value-type="string" office:string-value="Senin" calcext:value-type="string">
            <text:p>Senin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6:8-15  </text:p>
          </table:table-cell>
          <table:table-cell table:style-name="Default" office:value-type="string" calcext:value-type="string">
            <text:p>Mzm. 119:23-24,26-27,29-30  </text:p>
          </table:table-cell>
          <table:table-cell office:value-type="string" calcext:value-type="string">
            <text:p>Yoh. 6:22-29</text:p>
          </table:table-cell>
          <table:table-cell/>
          <table:table-cell table:style-name="ce4" office:value-type="string" calcext:value-type="string">
            <text:p>C. Supriyadi</text:p>
          </table:table-cell>
          <table:table-cell office:value-type="string" calcext:value-type="string">
            <text:p>Pratama Krisna Bayu Aji, Stefanus</text:p>
          </table:table-cell>
          <table:table-cell office:value-type="string" calcext:value-type="string">
            <text:p>Djuwarni Anastasia Hedwig</text:p>
          </table:table-cell>
          <table:table-cell/>
          <table:table-cell table:formula="of:=[.A16]&amp;&quot;&amp;&quot;&amp;[.B16]&amp;&quot;&amp;&quot;&amp;[.C16]&amp;&quot;&amp;&quot;&amp;[.E16]&amp;&quot;\par &quot;&amp;[.F16]&amp;&quot;\par &quot;&amp;[.G16]&amp;IF(LEN([.H16]=0);&quot;&quot;;&quot;\par &quot;&amp;[.H16])&amp;&quot;&amp;&quot;&amp;[.D16]&amp;&quot;&amp;&quot;&amp;[.I16]&amp;&quot;&amp;&quot;&amp;[.J16]&amp;&quot;\par &quot;&amp;[.K16]&amp;&quot;\\ \cline{2-7}&quot;" office:value-type="string" office:string-value="&amp;5&amp;Senin&amp;Kis. 6:8-15  \par Mzm. 119:23-24,26-27,29-30  \par Yoh. 6:22-29&amp;Doa Rosario&amp;C. Supriyadi&amp;Pratama Krisna Bayu Aji, Stefanus\par Djuwarni Anastasia Hedwig\\ \cline{2-7}" calcext:value-type="string">
            <text:p>&amp;5&amp;Senin&amp;Kis. 6:8-15  \par Mzm. 119:23-24,26-27,29-30  \par Yoh. 6:22-29&amp;Doa Rosario&amp;C. Supriyadi&amp;Pratama Krisna Bayu Aji, Stefanus\par Djuwarni Anastasia Hedwig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Default" table:formula="of:=VLOOKUP(WEEKDAY(DATE(2014;VLOOKUP([.$A$12];[.$Z$2:.$AA$44];2;0);[.B17]));[.$AA$2:.$AB$10];2;0)" office:value-type="string" office:string-value="Selasa" calcext:value-type="string">
            <text:p>Selasa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7:51 - 8:1a  </text:p>
          </table:table-cell>
          <table:table-cell table:style-name="Default" office:value-type="string" calcext:value-type="string">
            <text:p>Mzm. 31:3cd-4,6ab,7b,8a,17,21ab  </text:p>
          </table:table-cell>
          <table:table-cell office:value-type="string" calcext:value-type="string">
            <text:p>Yoh. 6:30-35</text:p>
          </table:table-cell>
          <table:table-cell/>
          <table:table-cell office:value-type="string" calcext:value-type="string">
            <text:p>KRA YP Prononagoro</text:p>
          </table:table-cell>
          <table:table-cell office:value-type="string" calcext:value-type="string">
            <text:p>Sularto, Fransiscus Xaverius</text:p>
          </table:table-cell>
          <table:table-cell office:value-type="string" calcext:value-type="string">
            <text:p>Prima Ari Setiyani, Theresia</text:p>
          </table:table-cell>
          <table:table-cell/>
          <table:table-cell table:formula="of:=[.A17]&amp;&quot;&amp;&quot;&amp;[.B17]&amp;&quot;&amp;&quot;&amp;[.C17]&amp;&quot;&amp;&quot;&amp;[.E17]&amp;&quot;\par &quot;&amp;[.F17]&amp;&quot;\par &quot;&amp;[.G17]&amp;IF(LEN([.H17]=0);&quot;&quot;;&quot;\par &quot;&amp;[.H17])&amp;&quot;&amp;&quot;&amp;[.D17]&amp;&quot;&amp;&quot;&amp;[.I17]&amp;&quot;&amp;&quot;&amp;[.J17]&amp;&quot;\par &quot;&amp;[.K17]&amp;&quot;\\ \cline{2-7}&quot;" office:value-type="string" office:string-value="&amp;6&amp;Selasa&amp;Kis. 7:51 - 8:1a  \par Mzm. 31:3cd-4,6ab,7b,8a,17,21ab  \par Yoh. 6:30-35&amp;Doa Rosario&amp;KRA YP Prononagoro&amp;Sularto, Fransiscus Xaverius\par Prima Ari Setiyani, Theresia\\ \cline{2-7}" calcext:value-type="string">
            <text:p>&amp;6&amp;Selasa&amp;Kis. 7:51 - 8:1a  \par Mzm. 31:3cd-4,6ab,7b,8a,17,21ab  \par Yoh. 6:30-35&amp;Doa Rosario&amp;KRA YP Prononagoro&amp;Sularto, Fransiscus Xaverius\par Prima Ari Setiyani, Theresi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table:formula="of:=VLOOKUP(WEEKDAY(DATE(2014;VLOOKUP([.$A$12];[.$Z$2:.$AA$44];2;0);[.B18]));[.$AA$2:.$AB$10];2;0)" office:value-type="string" office:string-value="Rabu" calcext:value-type="string">
            <text:p>Rab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8:1b-8  </text:p>
          </table:table-cell>
          <table:table-cell table:style-name="Default" office:value-type="string" calcext:value-type="string">
            <text:p>Mzm. 66:1-3a,4-5,6-7a  </text:p>
          </table:table-cell>
          <table:table-cell office:value-type="string" calcext:value-type="string">
            <text:p>Yoh. 6:35-40</text:p>
          </table:table-cell>
          <table:table-cell/>
          <table:table-cell table:style-name="ce4" office:value-type="string" calcext:value-type="string">
            <text:p>M. Th. Nanik Ismarjiyati</text:p>
          </table:table-cell>
          <table:table-cell office:value-type="string" calcext:value-type="string">
            <text:p>Budi Hartuti, Maria Goreti</text:p>
          </table:table-cell>
          <table:table-cell office:value-type="string" calcext:value-type="string">
            <text:p>Tri Susilowati, Caecilia</text:p>
          </table:table-cell>
          <table:table-cell/>
          <table:table-cell table:formula="of:=[.A18]&amp;&quot;&amp;&quot;&amp;[.B18]&amp;&quot;&amp;&quot;&amp;[.C18]&amp;&quot;&amp;&quot;&amp;[.E18]&amp;&quot;\par &quot;&amp;[.F18]&amp;&quot;\par &quot;&amp;[.G18]&amp;IF(LEN([.H18]=0);&quot;&quot;;&quot;\par &quot;&amp;[.H18])&amp;&quot;&amp;&quot;&amp;[.D18]&amp;&quot;&amp;&quot;&amp;[.I18]&amp;&quot;&amp;&quot;&amp;[.J18]&amp;&quot;\par &quot;&amp;[.K18]&amp;&quot;\\ \cline{2-7}&quot;" office:value-type="string" office:string-value="&amp;7&amp;Rabu&amp;Kis. 8:1b-8  \par Mzm. 66:1-3a,4-5,6-7a  \par Yoh. 6:35-40&amp;Doa Rosario&amp;M. Th. Nanik Ismarjiyati&amp;Budi Hartuti, Maria Goreti\par Tri Susilowati, Caecilia\\ \cline{2-7}" calcext:value-type="string">
            <text:p>&amp;7&amp;Rabu&amp;Kis. 8:1b-8  \par Mzm. 66:1-3a,4-5,6-7a  \par Yoh. 6:35-40&amp;Doa Rosario&amp;M. Th. Nanik Ismarjiyati&amp;Budi Hartuti, Maria Goreti\par Tri Susilowati, Caecili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Default" table:formula="of:=VLOOKUP(WEEKDAY(DATE(2014;VLOOKUP([.$A$12];[.$Z$2:.$AA$44];2;0);[.B19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8:26-40  </text:p>
          </table:table-cell>
          <table:table-cell table:style-name="Default" office:value-type="string" calcext:value-type="string">
            <text:p>Mzm. 66:8-9,16-17,20  </text:p>
          </table:table-cell>
          <table:table-cell office:value-type="string" calcext:value-type="string">
            <text:p>Yoh. 6:44-51</text:p>
          </table:table-cell>
          <table:table-cell/>
          <table:table-cell table:style-name="ce4" office:value-type="string" calcext:value-type="string">
            <text:p>Y. Suyanto</text:p>
          </table:table-cell>
          <table:table-cell office:value-type="string" calcext:value-type="string">
            <text:p>Lamakey Maria Antonia Tona</text:p>
          </table:table-cell>
          <table:table-cell office:value-type="string" calcext:value-type="string">
            <text:p>Setya Prihatiningtyas, Chatarina</text:p>
          </table:table-cell>
          <table:table-cell/>
          <table:table-cell table:formula="of:=[.A19]&amp;&quot;&amp;&quot;&amp;[.B19]&amp;&quot;&amp;&quot;&amp;[.C19]&amp;&quot;&amp;&quot;&amp;[.E19]&amp;&quot;\par &quot;&amp;[.F19]&amp;&quot;\par &quot;&amp;[.G19]&amp;IF(LEN([.H19]=0);&quot;&quot;;&quot;\par &quot;&amp;[.H19])&amp;&quot;&amp;&quot;&amp;[.D19]&amp;&quot;&amp;&quot;&amp;[.I19]&amp;&quot;&amp;&quot;&amp;[.J19]&amp;&quot;\par &quot;&amp;[.K19]&amp;&quot;\\ \cline{2-7}&quot;" office:value-type="string" office:string-value="&amp;8&amp;Kamis&amp;Kis. 8:26-40  \par Mzm. 66:8-9,16-17,20  \par Yoh. 6:44-51&amp;Doa Rosario&amp;Y. Suyanto&amp;Lamakey Maria Antonia Tona\par Setya Prihatiningtyas, Chatarina\\ \cline{2-7}" calcext:value-type="string">
            <text:p>&amp;8&amp;Kamis&amp;Kis. 8:26-40  \par Mzm. 66:8-9,16-17,20  \par Yoh. 6:44-51&amp;Doa Rosario&amp;Y. Suyanto&amp;Lamakey Maria Antonia Tona\par Setya Prihatiningtyas, Chatarin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table:formula="of:=VLOOKUP(WEEKDAY(DATE(2014;VLOOKUP([.$A$12];[.$Z$2:.$AA$44];2;0);[.B20]));[.$AA$2:.$AB$10];2;0)" office:value-type="string" office:string-value="Jumat" calcext:value-type="string">
            <text:p>Jumat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9:1-20  </text:p>
          </table:table-cell>
          <table:table-cell table:style-name="Default" office:value-type="string" calcext:value-type="string">
            <text:p>Mzm. 117:1,2  </text:p>
          </table:table-cell>
          <table:table-cell office:value-type="string" calcext:value-type="string">
            <text:p>Yoh. 6:52-59</text:p>
          </table:table-cell>
          <table:table-cell/>
          <table:table-cell table:style-name="ce4" office:value-type="string" calcext:value-type="string">
            <text:p>V. Dalyono</text:p>
          </table:table-cell>
          <table:table-cell office:value-type="string" calcext:value-type="string">
            <text:p>Arie Wibowo S, FX</text:p>
          </table:table-cell>
          <table:table-cell office:value-type="string" calcext:value-type="string">
            <text:p>Suradi, Neo</text:p>
          </table:table-cell>
          <table:table-cell/>
          <table:table-cell table:formula="of:=[.A20]&amp;&quot;&amp;&quot;&amp;[.B20]&amp;&quot;&amp;&quot;&amp;[.C20]&amp;&quot;&amp;&quot;&amp;[.E20]&amp;&quot;\par &quot;&amp;[.F20]&amp;&quot;\par &quot;&amp;[.G20]&amp;IF(LEN([.H20]=0);&quot;&quot;;&quot;\par &quot;&amp;[.H20])&amp;&quot;&amp;&quot;&amp;[.D20]&amp;&quot;&amp;&quot;&amp;[.I20]&amp;&quot;&amp;&quot;&amp;[.J20]&amp;&quot;\par &quot;&amp;[.K20]&amp;&quot;\\ \cline{2-7}&quot;" office:value-type="string" office:string-value="&amp;9&amp;Jumat&amp;Kis. 9:1-20  \par Mzm. 117:1,2  \par Yoh. 6:52-59&amp;Doa Rosario&amp;V. Dalyono&amp;Arie Wibowo S, FX\par Suradi, Neo\\ \cline{2-7}" calcext:value-type="string">
            <text:p>&amp;9&amp;Jumat&amp;Kis. 9:1-20  \par Mzm. 117:1,2  \par Yoh. 6:52-59&amp;Doa Rosario&amp;V. Dalyono&amp;Arie Wibowo S, FX\par Suradi, Neo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Default" table:formula="of:=VLOOKUP(WEEKDAY(DATE(2014;VLOOKUP([.$A$12];[.$Z$2:.$AA$44];2;0);[.B21]));[.$AA$2:.$AB$10];2;0)" office:value-type="string" office:string-value="Sabtu" calcext:value-type="string">
            <text:p>Sabt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9:31-42  </text:p>
          </table:table-cell>
          <table:table-cell table:style-name="Default" office:value-type="string" calcext:value-type="string">
            <text:p>Mzm. 116:12-13,14-15,16-17  </text:p>
          </table:table-cell>
          <table:table-cell office:value-type="string" calcext:value-type="string">
            <text:p>Yoh. 6:60-69. </text:p>
          </table:table-cell>
          <table:table-cell/>
          <table:table-cell table:style-name="ce4" office:value-type="string" calcext:value-type="string">
            <text:p>Anton Supriyana</text:p>
          </table:table-cell>
          <table:table-cell office:value-type="string" calcext:value-type="string">
            <text:p>Apriliana Wulandari, Herminigilda</text:p>
          </table:table-cell>
          <table:table-cell office:value-type="string" calcext:value-type="string">
            <text:p>Sularto, Fransiscus Xaverius</text:p>
          </table:table-cell>
          <table:table-cell/>
          <table:table-cell table:formula="of:=[.A21]&amp;&quot;&amp;&quot;&amp;[.B21]&amp;&quot;&amp;&quot;&amp;[.C21]&amp;&quot;&amp;&quot;&amp;[.E21]&amp;&quot;\par &quot;&amp;[.F21]&amp;&quot;\par &quot;&amp;[.G21]&amp;IF(LEN([.H21]=0);&quot;&quot;;&quot;\par &quot;&amp;[.H21])&amp;&quot;&amp;&quot;&amp;[.D21]&amp;&quot;&amp;&quot;&amp;[.I21]&amp;&quot;&amp;&quot;&amp;[.J21]&amp;&quot;\par &quot;&amp;[.K21]&amp;&quot;\\ \cline{2-7}&quot;" office:value-type="string" office:string-value="&amp;10&amp;Sabtu&amp;Kis. 9:31-42  \par Mzm. 116:12-13,14-15,16-17  \par Yoh. 6:60-69. &amp;Doa Rosario&amp;Anton Supriyana&amp;Apriliana Wulandari, Herminigilda\par Sularto, Fransiscus Xaverius\\ \cline{2-7}" calcext:value-type="string">
            <text:p>&amp;10&amp;Sabtu&amp;Kis. 9:31-42  \par Mzm. 116:12-13,14-15,16-17  \par Yoh. 6:60-69. &amp;Doa Rosario&amp;Anton Supriyana&amp;Apriliana Wulandari, Herminigilda\par Sularto, Fransiscus Xaverius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Default" table:formula="of:=VLOOKUP(WEEKDAY(DATE(2014;VLOOKUP([.$A$12];[.$Z$2:.$AA$44];2;0);[.B22]));[.$AA$2:.$AB$10];2;0)" office:value-type="string" office:string-value="Minggu" calcext:value-type="string">
            <text:p>Mingg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2:14a,36-41  </text:p>
          </table:table-cell>
          <table:table-cell table:style-name="Default" office:value-type="string" calcext:value-type="string">
            <text:p>Mzm. 23:1-3a,3b-4,5,6  </text:p>
          </table:table-cell>
          <table:table-cell office:value-type="string" calcext:value-type="string">
            <text:p>1Ptr. 2:20b-25  </text:p>
          </table:table-cell>
          <table:table-cell office:value-type="string" calcext:value-type="string">
            <text:p>Yoh. 10:1-10</text:p>
          </table:table-cell>
          <table:table-cell table:style-name="ce4" office:value-type="string" calcext:value-type="string">
            <text:p>P. Suroyo</text:p>
          </table:table-cell>
          <table:table-cell office:value-type="string" calcext:value-type="string">
            <text:p>Jatiningsih, Yulia</text:p>
          </table:table-cell>
          <table:table-cell office:value-type="string" calcext:value-type="string">
            <text:p>Sode Muda Valentia, Elenora</text:p>
          </table:table-cell>
          <table:table-cell/>
          <table:table-cell table:formula="of:=[.A22]&amp;&quot;&amp;&quot;&amp;[.B22]&amp;&quot;&amp;&quot;&amp;[.C22]&amp;&quot;&amp;&quot;&amp;[.E22]&amp;&quot;\par &quot;&amp;[.F22]&amp;&quot;\par &quot;&amp;[.G22]&amp;IF(LEN([.H22]=0);&quot;&quot;;&quot;\par &quot;&amp;[.H22])&amp;&quot;&amp;&quot;&amp;[.D22]&amp;&quot;&amp;&quot;&amp;[.I22]&amp;&quot;&amp;&quot;&amp;[.J22]&amp;&quot;\par &quot;&amp;[.K22]&amp;&quot;\\ \cline{2-7}&quot;" office:value-type="string" office:string-value="&amp;11&amp;Minggu&amp;Kis. 2:14a,36-41  \par Mzm. 23:1-3a,3b-4,5,6  \par 1Ptr. 2:20b-25  &amp;Doa Rosario&amp;P. Suroyo&amp;Jatiningsih, Yulia\par Sode Muda Valentia, Elenora\\ \cline{2-7}" calcext:value-type="string">
            <text:p>&amp;11&amp;Minggu&amp;Kis. 2:14a,36-41  \par Mzm. 23:1-3a,3b-4,5,6  \par 1Ptr. 2:20b-25  &amp;Doa Rosario&amp;P. Suroyo&amp;Jatiningsih, Yulia\par Sode Muda Valentia, Elenor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Default" table:formula="of:=VLOOKUP(WEEKDAY(DATE(2014;VLOOKUP([.$A$12];[.$Z$2:.$AA$44];2;0);[.B23]));[.$AA$2:.$AB$10];2;0)" office:value-type="string" office:string-value="Senin" calcext:value-type="string">
            <text:p>Senin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11:1-18  </text:p>
          </table:table-cell>
          <table:table-cell table:style-name="Default" office:value-type="string" calcext:value-type="string">
            <text:p>Mzm. 42:2-3 <text:s/>43:3,4  </text:p>
          </table:table-cell>
          <table:table-cell office:value-type="string" calcext:value-type="string">
            <text:p>Yoh. 10:11-18</text:p>
          </table:table-cell>
          <table:table-cell/>
          <table:table-cell office:value-type="string" calcext:value-type="string">
            <text:p>C. Triyono</text:p>
          </table:table-cell>
          <table:table-cell office:value-type="string" calcext:value-type="string">
            <text:p>Prima Ari Setiyani, Theresia</text:p>
          </table:table-cell>
          <table:table-cell office:value-type="string" calcext:value-type="string">
            <text:p>Keso Muda, Andreas</text:p>
          </table:table-cell>
          <table:table-cell/>
          <table:table-cell table:formula="of:=[.A23]&amp;&quot;&amp;&quot;&amp;[.B23]&amp;&quot;&amp;&quot;&amp;[.C23]&amp;&quot;&amp;&quot;&amp;[.E23]&amp;&quot;\par &quot;&amp;[.F23]&amp;&quot;\par &quot;&amp;[.G23]&amp;IF(LEN([.H23]=0);&quot;&quot;;&quot;\par &quot;&amp;[.H23])&amp;&quot;&amp;&quot;&amp;[.D23]&amp;&quot;&amp;&quot;&amp;[.I23]&amp;&quot;&amp;&quot;&amp;[.J23]&amp;&quot;\par &quot;&amp;[.K23]&amp;&quot;\\ \cline{2-7}&quot;" office:value-type="string" office:string-value="&amp;12&amp;Senin&amp;Kis. 11:1-18  \par Mzm. 42:2-3  43:3,4  \par Yoh. 10:11-18&amp;Doa Rosario&amp;C. Triyono&amp;Prima Ari Setiyani, Theresia\par Keso Muda, Andreas\\ \cline{2-7}" calcext:value-type="string">
            <text:p>&amp;12&amp;Senin&amp;Kis. 11:1-18  \par Mzm. 42:2-3 <text:s/>43:3,4  \par Yoh. 10:11-18&amp;Doa Rosario&amp;C. Triyono&amp;Prima Ari Setiyani, Theresia\par Keso Muda, Andreas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Default" table:formula="of:=VLOOKUP(WEEKDAY(DATE(2014;VLOOKUP([.$A$12];[.$Z$2:.$AA$44];2;0);[.B24]));[.$AA$2:.$AB$10];2;0)" office:value-type="string" office:string-value="Selasa" calcext:value-type="string">
            <text:p>Selasa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11:19-26  </text:p>
          </table:table-cell>
          <table:table-cell table:style-name="Default" office:value-type="string" calcext:value-type="string">
            <text:p>Mzm. 87:1-3,4-5,6-7  </text:p>
          </table:table-cell>
          <table:table-cell office:value-type="string" calcext:value-type="string">
            <text:p>Yoh. 10:22-30</text:p>
          </table:table-cell>
          <table:table-cell/>
          <table:table-cell table:style-name="ce4" office:value-type="string" calcext:value-type="string">
            <text:p>Y. Suripto</text:p>
          </table:table-cell>
          <table:table-cell office:value-type="string" calcext:value-type="string">
            <text:p>Sudarmadi, Yohanes</text:p>
          </table:table-cell>
          <table:table-cell office:value-type="string" calcext:value-type="string">
            <text:p>Sri Supriyati, Anastasia</text:p>
          </table:table-cell>
          <table:table-cell/>
          <table:table-cell table:formula="of:=[.A24]&amp;&quot;&amp;&quot;&amp;[.B24]&amp;&quot;&amp;&quot;&amp;[.C24]&amp;&quot;&amp;&quot;&amp;[.E24]&amp;&quot;\par &quot;&amp;[.F24]&amp;&quot;\par &quot;&amp;[.G24]&amp;IF(LEN([.H24]=0);&quot;&quot;;&quot;\par &quot;&amp;[.H24])&amp;&quot;&amp;&quot;&amp;[.D24]&amp;&quot;&amp;&quot;&amp;[.I24]&amp;&quot;&amp;&quot;&amp;[.J24]&amp;&quot;\par &quot;&amp;[.K24]&amp;&quot;\\ \cline{2-7}&quot;" office:value-type="string" office:string-value="&amp;13&amp;Selasa&amp;Kis. 11:19-26  \par Mzm. 87:1-3,4-5,6-7  \par Yoh. 10:22-30&amp;Doa Rosario&amp;Y. Suripto&amp;Sudarmadi, Yohanes\par Sri Supriyati, Anastasia\\ \cline{2-7}" calcext:value-type="string">
            <text:p>&amp;13&amp;Selasa&amp;Kis. 11:19-26  \par Mzm. 87:1-3,4-5,6-7  \par Yoh. 10:22-30&amp;Doa Rosario&amp;Y. Suripto&amp;Sudarmadi, Yohanes\par Sri Supriyati, Anastasi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Default" table:formula="of:=VLOOKUP(WEEKDAY(DATE(2014;VLOOKUP([.$A$12];[.$Z$2:.$AA$44];2;0);[.B25]));[.$AA$2:.$AB$10];2;0)" office:value-type="string" office:string-value="Rabu" calcext:value-type="string">
            <text:p>Rab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1:15-17,20-26  </text:p>
          </table:table-cell>
          <table:table-cell table:style-name="Default" office:value-type="string" calcext:value-type="string">
            <text:p>Mzm. 113:1-2,3-4,5-6,7-8  </text:p>
          </table:table-cell>
          <table:table-cell office:value-type="string" calcext:value-type="string">
            <text:p>Yoh. 15:9-17</text:p>
          </table:table-cell>
          <table:table-cell/>
          <table:table-cell table:style-name="ce4" office:value-type="string" calcext:value-type="string">
            <text:p>Aloysius Lamakey</text:p>
          </table:table-cell>
          <table:table-cell office:value-type="string" calcext:value-type="string">
            <text:p>Djuwarni Anastasia Hedwig</text:p>
          </table:table-cell>
          <table:table-cell office:value-type="string" calcext:value-type="string">
            <text:p>Aditya Bimantara, Andreas</text:p>
          </table:table-cell>
          <table:table-cell/>
          <table:table-cell table:formula="of:=[.A25]&amp;&quot;&amp;&quot;&amp;[.B25]&amp;&quot;&amp;&quot;&amp;[.C25]&amp;&quot;&amp;&quot;&amp;[.E25]&amp;&quot;\par &quot;&amp;[.F25]&amp;&quot;\par &quot;&amp;[.G25]&amp;IF(LEN([.H25]=0);&quot;&quot;;&quot;\par &quot;&amp;[.H25])&amp;&quot;&amp;&quot;&amp;[.D25]&amp;&quot;&amp;&quot;&amp;[.I25]&amp;&quot;&amp;&quot;&amp;[.J25]&amp;&quot;\par &quot;&amp;[.K25]&amp;&quot;\\ \cline{2-7}&quot;" office:value-type="string" office:string-value="&amp;14&amp;Rabu&amp;Kis. 1:15-17,20-26  \par Mzm. 113:1-2,3-4,5-6,7-8  \par Yoh. 15:9-17&amp;Doa Rosario&amp;Aloysius Lamakey&amp;Djuwarni Anastasia Hedwig\par Aditya Bimantara, Andreas\\ \cline{2-7}" calcext:value-type="string">
            <text:p>&amp;14&amp;Rabu&amp;Kis. 1:15-17,20-26  \par Mzm. 113:1-2,3-4,5-6,7-8  \par Yoh. 15:9-17&amp;Doa Rosario&amp;Aloysius Lamakey&amp;Djuwarni Anastasia Hedwig\par Aditya Bimantara, Andreas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Default" table:formula="of:=VLOOKUP(WEEKDAY(DATE(2014;VLOOKUP([.$A$12];[.$Z$2:.$AA$44];2;0);[.B26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13:13-25  </text:p>
          </table:table-cell>
          <table:table-cell table:style-name="Default" office:value-type="string" calcext:value-type="string">
            <text:p>Mzm. 89:2-3,21-22,25,27  </text:p>
          </table:table-cell>
          <table:table-cell office:value-type="string" calcext:value-type="string">
            <text:p>Yoh. 13:16-20</text:p>
          </table:table-cell>
          <table:table-cell/>
          <table:table-cell table:style-name="ce4" office:value-type="string" calcext:value-type="string">
            <text:p>FX Sularto</text:p>
          </table:table-cell>
          <table:table-cell office:value-type="string" calcext:value-type="string">
            <text:p>Lamakey Maria Anastasia Bare</text:p>
          </table:table-cell>
          <table:table-cell office:value-type="string" calcext:value-type="string">
            <text:p>Supriadi, Cornelius</text:p>
          </table:table-cell>
          <table:table-cell/>
          <table:table-cell table:formula="of:=[.A26]&amp;&quot;&amp;&quot;&amp;[.B26]&amp;&quot;&amp;&quot;&amp;[.C26]&amp;&quot;&amp;&quot;&amp;[.E26]&amp;&quot;\par &quot;&amp;[.F26]&amp;&quot;\par &quot;&amp;[.G26]&amp;IF(LEN([.H26]=0);&quot;&quot;;&quot;\par &quot;&amp;[.H26])&amp;&quot;&amp;&quot;&amp;[.D26]&amp;&quot;&amp;&quot;&amp;[.I26]&amp;&quot;&amp;&quot;&amp;[.J26]&amp;&quot;\par &quot;&amp;[.K26]&amp;&quot;\\ \cline{2-7}&quot;" office:value-type="string" office:string-value="&amp;15&amp;Kamis&amp;Kis. 13:13-25  \par Mzm. 89:2-3,21-22,25,27  \par Yoh. 13:16-20&amp;Doa Rosario&amp;FX Sularto&amp;Lamakey Maria Anastasia Bare\par Supriadi, Cornelius\\ \cline{2-7}" calcext:value-type="string">
            <text:p>&amp;15&amp;Kamis&amp;Kis. 13:13-25  \par Mzm. 89:2-3,21-22,25,27  \par Yoh. 13:16-20&amp;Doa Rosario&amp;FX Sularto&amp;Lamakey Maria Anastasia Bare\par Supriadi, Cornelius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Default" table:formula="of:=VLOOKUP(WEEKDAY(DATE(2014;VLOOKUP([.$A$12];[.$Z$2:.$AA$44];2;0);[.B27]));[.$AA$2:.$AB$10];2;0)" office:value-type="string" office:string-value="Jumat" calcext:value-type="string">
            <text:p>Jumat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13:26-33  </text:p>
          </table:table-cell>
          <table:table-cell table:style-name="Default" office:value-type="string" calcext:value-type="string">
            <text:p>Mzm. 2:6-7,8-9,10-11  </text:p>
          </table:table-cell>
          <table:table-cell office:value-type="string" calcext:value-type="string">
            <text:p>Yoh. 14:1-6</text:p>
          </table:table-cell>
          <table:table-cell/>
          <table:table-cell office:value-type="string" calcext:value-type="string">
            <text:p>Andreas Keso Muda</text:p>
          </table:table-cell>
          <table:table-cell office:value-type="string" calcext:value-type="string">
            <text:p>Sri Utami Chrisssumiwi, Margareta Maria</text:p>
          </table:table-cell>
          <table:table-cell office:value-type="string" calcext:value-type="string">
            <text:p>Sode Muda, Maria</text:p>
          </table:table-cell>
          <table:table-cell/>
          <table:table-cell table:formula="of:=[.A27]&amp;&quot;&amp;&quot;&amp;[.B27]&amp;&quot;&amp;&quot;&amp;[.C27]&amp;&quot;&amp;&quot;&amp;[.E27]&amp;&quot;\par &quot;&amp;[.F27]&amp;&quot;\par &quot;&amp;[.G27]&amp;IF(LEN([.H27]=0);&quot;&quot;;&quot;\par &quot;&amp;[.H27])&amp;&quot;&amp;&quot;&amp;[.D27]&amp;&quot;&amp;&quot;&amp;[.I27]&amp;&quot;&amp;&quot;&amp;[.J27]&amp;&quot;\par &quot;&amp;[.K27]&amp;&quot;\\ \cline{2-7}&quot;" office:value-type="string" office:string-value="&amp;16&amp;Jumat&amp;Kis. 13:26-33  \par Mzm. 2:6-7,8-9,10-11  \par Yoh. 14:1-6&amp;Doa Rosario&amp;Andreas Keso Muda&amp;Sri Utami Chrisssumiwi, Margareta Maria\par Sode Muda, Maria\\ \cline{2-7}" calcext:value-type="string">
            <text:p>&amp;16&amp;Jumat&amp;Kis. 13:26-33  \par Mzm. 2:6-7,8-9,10-11  \par Yoh. 14:1-6&amp;Doa Rosario&amp;Andreas Keso Muda&amp;Sri Utami Chrisssumiwi, Margareta Maria\par Sode Muda, Mari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Default" table:formula="of:=VLOOKUP(WEEKDAY(DATE(2014;VLOOKUP([.$A$12];[.$Z$2:.$AA$44];2;0);[.B28]));[.$AA$2:.$AB$10];2;0)" office:value-type="string" office:string-value="Sabtu" calcext:value-type="string">
            <text:p>Sabt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13:44-52 </text:p>
          </table:table-cell>
          <table:table-cell table:style-name="Default" office:value-type="string" calcext:value-type="string">
            <text:p>Mzm. 98:1,2-3ab,3cd-4  </text:p>
          </table:table-cell>
          <table:table-cell office:value-type="string" calcext:value-type="string">
            <text:p>Yoh. 14:7-14</text:p>
          </table:table-cell>
          <table:table-cell/>
          <table:table-cell table:style-name="ce4" office:value-type="string" calcext:value-type="string">
            <text:p>Y. Sudarmadi</text:p>
          </table:table-cell>
          <table:table-cell office:value-type="string" calcext:value-type="string">
            <text:p>Delphito Nugroho, Bartolomeus</text:p>
          </table:table-cell>
          <table:table-cell office:value-type="string" calcext:value-type="string">
            <text:p>Tri Tutwuri, Kristina</text:p>
          </table:table-cell>
          <table:table-cell/>
          <table:table-cell table:formula="of:=[.A28]&amp;&quot;&amp;&quot;&amp;[.B28]&amp;&quot;&amp;&quot;&amp;[.C28]&amp;&quot;&amp;&quot;&amp;[.E28]&amp;&quot;\par &quot;&amp;[.F28]&amp;&quot;\par &quot;&amp;[.G28]&amp;IF(LEN([.H28]=0);&quot;&quot;;&quot;\par &quot;&amp;[.H28])&amp;&quot;&amp;&quot;&amp;[.D28]&amp;&quot;&amp;&quot;&amp;[.I28]&amp;&quot;&amp;&quot;&amp;[.J28]&amp;&quot;\par &quot;&amp;[.K28]&amp;&quot;\\ \cline{2-7}&quot;" office:value-type="string" office:string-value="&amp;17&amp;Sabtu&amp;Kis. 13:44-52 \par Mzm. 98:1,2-3ab,3cd-4  \par Yoh. 14:7-14&amp;Doa Rosario&amp;Y. Sudarmadi&amp;Delphito Nugroho, Bartolomeus\par Tri Tutwuri, Kristina\\ \cline{2-7}" calcext:value-type="string">
            <text:p>&amp;17&amp;Sabtu&amp;Kis. 13:44-52 \par Mzm. 98:1,2-3ab,3cd-4  \par Yoh. 14:7-14&amp;Doa Rosario&amp;Y. Sudarmadi&amp;Delphito Nugroho, Bartolomeus\par Tri Tutwuri, Kristin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Default" table:formula="of:=VLOOKUP(WEEKDAY(DATE(2014;VLOOKUP([.$A$12];[.$Z$2:.$AA$44];2;0);[.B29]));[.$AA$2:.$AB$10];2;0)" office:value-type="string" office:string-value="Minggu" calcext:value-type="string">
            <text:p>Mingg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6:1-7  </text:p>
          </table:table-cell>
          <table:table-cell table:style-name="Default" office:value-type="string" calcext:value-type="string">
            <text:p>Mzm. 33:1-2,4-5,18-19  </text:p>
          </table:table-cell>
          <table:table-cell office:value-type="string" calcext:value-type="string">
            <text:p>1Ptr. 2:4-9  </text:p>
          </table:table-cell>
          <table:table-cell office:value-type="string" calcext:value-type="string">
            <text:p>Yoh. 14:1-12</text:p>
          </table:table-cell>
          <table:table-cell table:style-name="ce4" office:value-type="string" calcext:value-type="string">
            <text:p>FX Arie WS</text:p>
          </table:table-cell>
          <table:table-cell office:value-type="string" calcext:value-type="string">
            <text:p>Suradi, Neo</text:p>
          </table:table-cell>
          <table:table-cell office:value-type="string" calcext:value-type="string">
            <text:p>Aloysius Lamakey</text:p>
          </table:table-cell>
          <table:table-cell/>
          <table:table-cell table:formula="of:=[.A29]&amp;&quot;&amp;&quot;&amp;[.B29]&amp;&quot;&amp;&quot;&amp;[.C29]&amp;&quot;&amp;&quot;&amp;[.E29]&amp;&quot;\par &quot;&amp;[.F29]&amp;&quot;\par &quot;&amp;[.G29]&amp;IF(LEN([.H29]=0);&quot;&quot;;&quot;\par &quot;&amp;[.H29])&amp;&quot;&amp;&quot;&amp;[.D29]&amp;&quot;&amp;&quot;&amp;[.I29]&amp;&quot;&amp;&quot;&amp;[.J29]&amp;&quot;\par &quot;&amp;[.K29]&amp;&quot;\\ \cline{2-7}&quot;" office:value-type="string" office:string-value="&amp;18&amp;Minggu&amp;Kis. 6:1-7  \par Mzm. 33:1-2,4-5,18-19  \par 1Ptr. 2:4-9  &amp;Doa Rosario&amp;FX Arie WS&amp;Suradi, Neo\par Aloysius Lamakey\\ \cline{2-7}" calcext:value-type="string">
            <text:p>&amp;18&amp;Minggu&amp;Kis. 6:1-7  \par Mzm. 33:1-2,4-5,18-19  \par 1Ptr. 2:4-9  &amp;Doa Rosario&amp;FX Arie WS&amp;Suradi, Neo\par Aloysius Lamakey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Default" table:formula="of:=VLOOKUP(WEEKDAY(DATE(2014;VLOOKUP([.$A$12];[.$Z$2:.$AA$44];2;0);[.B30]));[.$AA$2:.$AB$10];2;0)" office:value-type="string" office:string-value="Senin" calcext:value-type="string">
            <text:p>Senin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14:5-18  </text:p>
          </table:table-cell>
          <table:table-cell table:style-name="Default" office:value-type="string" calcext:value-type="string">
            <text:p>Mzm. 115:1-2,3-4,15-16  </text:p>
          </table:table-cell>
          <table:table-cell office:value-type="string" calcext:value-type="string">
            <text:p>Yoh. 14:21-26</text:p>
          </table:table-cell>
          <table:table-cell/>
          <table:table-cell table:style-name="ce4" office:value-type="string" calcext:value-type="string">
            <text:p>Th. Banar</text:p>
          </table:table-cell>
          <table:table-cell office:value-type="string" calcext:value-type="string">
            <text:p>Nanik Ismarjati, Maria Theresia</text:p>
          </table:table-cell>
          <table:table-cell office:value-type="string" calcext:value-type="string">
            <text:p>Lamakey Maria Antonia Tona</text:p>
          </table:table-cell>
          <table:table-cell/>
          <table:table-cell table:formula="of:=[.A30]&amp;&quot;&amp;&quot;&amp;[.B30]&amp;&quot;&amp;&quot;&amp;[.C30]&amp;&quot;&amp;&quot;&amp;[.E30]&amp;&quot;\par &quot;&amp;[.F30]&amp;&quot;\par &quot;&amp;[.G30]&amp;IF(LEN([.H30]=0);&quot;&quot;;&quot;\par &quot;&amp;[.H30])&amp;&quot;&amp;&quot;&amp;[.D30]&amp;&quot;&amp;&quot;&amp;[.I30]&amp;&quot;&amp;&quot;&amp;[.J30]&amp;&quot;\par &quot;&amp;[.K30]&amp;&quot;\\ \cline{2-7}&quot;" office:value-type="string" office:string-value="&amp;19&amp;Senin&amp;Kis. 14:5-18  \par Mzm. 115:1-2,3-4,15-16  \par Yoh. 14:21-26&amp;Doa Rosario&amp;Th. Banar&amp;Nanik Ismarjati, Maria Theresia\par Lamakey Maria Antonia Tona\\ \cline{2-7}" calcext:value-type="string">
            <text:p>&amp;19&amp;Senin&amp;Kis. 14:5-18  \par Mzm. 115:1-2,3-4,15-16  \par Yoh. 14:21-26&amp;Doa Rosario&amp;Th. Banar&amp;Nanik Ismarjati, Maria Theresia\par Lamakey Maria Antonia Ton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Default" table:formula="of:=VLOOKUP(WEEKDAY(DATE(2014;VLOOKUP([.$A$12];[.$Z$2:.$AA$44];2;0);[.B31]));[.$AA$2:.$AB$10];2;0)" office:value-type="string" office:string-value="Selasa" calcext:value-type="string">
            <text:p>Selasa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14:19-28  </text:p>
          </table:table-cell>
          <table:table-cell table:style-name="Default" office:value-type="string" calcext:value-type="string">
            <text:p>Mzm. 145:10-11,12-13ab,21  </text:p>
          </table:table-cell>
          <table:table-cell office:value-type="string" calcext:value-type="string">
            <text:p>Yoh. 14:27-31a</text:p>
          </table:table-cell>
          <table:table-cell/>
          <table:table-cell table:style-name="ce4" office:value-type="string" calcext:value-type="string">
            <text:p>Ig. Sandy</text:p>
          </table:table-cell>
          <table:table-cell office:value-type="string" calcext:value-type="string">
            <text:p>Tri Tutwuri, Kristina</text:p>
          </table:table-cell>
          <table:table-cell office:value-type="string" calcext:value-type="string">
            <text:p>Chatarina Sukarmi</text:p>
          </table:table-cell>
          <table:table-cell/>
          <table:table-cell table:formula="of:=[.A31]&amp;&quot;&amp;&quot;&amp;[.B31]&amp;&quot;&amp;&quot;&amp;[.C31]&amp;&quot;&amp;&quot;&amp;[.E31]&amp;&quot;\par &quot;&amp;[.F31]&amp;&quot;\par &quot;&amp;[.G31]&amp;IF(LEN([.H31]=0);&quot;&quot;;&quot;\par &quot;&amp;[.H31])&amp;&quot;&amp;&quot;&amp;[.D31]&amp;&quot;&amp;&quot;&amp;[.I31]&amp;&quot;&amp;&quot;&amp;[.J31]&amp;&quot;\par &quot;&amp;[.K31]&amp;&quot;\\ \cline{2-7}&quot;" office:value-type="string" office:string-value="&amp;20&amp;Selasa&amp;Kis. 14:19-28  \par Mzm. 145:10-11,12-13ab,21  \par Yoh. 14:27-31a&amp;Doa Rosario&amp;Ig. Sandy&amp;Tri Tutwuri, Kristina\par Chatarina Sukarmi\\ \cline{2-7}" calcext:value-type="string">
            <text:p>&amp;20&amp;Selasa&amp;Kis. 14:19-28  \par Mzm. 145:10-11,12-13ab,21  \par Yoh. 14:27-31a&amp;Doa Rosario&amp;Ig. Sandy&amp;Tri Tutwuri, Kristina\par Chatarina Sukarmi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Default" table:formula="of:=VLOOKUP(WEEKDAY(DATE(2014;VLOOKUP([.$A$12];[.$Z$2:.$AA$44];2;0);[.B32]));[.$AA$2:.$AB$10];2;0)" office:value-type="string" office:string-value="Rabu" calcext:value-type="string">
            <text:p>Rab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15:1-6  </text:p>
          </table:table-cell>
          <table:table-cell table:style-name="Default" office:value-type="string" calcext:value-type="string">
            <text:p>Mzm. 122:1-2,3-4a,4b-5  </text:p>
          </table:table-cell>
          <table:table-cell office:value-type="string" calcext:value-type="string">
            <text:p>Yoh. 15:1-8</text:p>
          </table:table-cell>
          <table:table-cell/>
          <table:table-cell office:value-type="string" calcext:value-type="string">
            <text:p>Neo Suradi</text:p>
          </table:table-cell>
          <table:table-cell office:value-type="string" calcext:value-type="string">
            <text:p>Chatarina Sukarmi</text:p>
          </table:table-cell>
          <table:table-cell office:value-type="string" calcext:value-type="string">
            <text:p>Suyanto, Yohanes</text:p>
          </table:table-cell>
          <table:table-cell/>
          <table:table-cell table:formula="of:=[.A32]&amp;&quot;&amp;&quot;&amp;[.B32]&amp;&quot;&amp;&quot;&amp;[.C32]&amp;&quot;&amp;&quot;&amp;[.E32]&amp;&quot;\par &quot;&amp;[.F32]&amp;&quot;\par &quot;&amp;[.G32]&amp;IF(LEN([.H32]=0);&quot;&quot;;&quot;\par &quot;&amp;[.H32])&amp;&quot;&amp;&quot;&amp;[.D32]&amp;&quot;&amp;&quot;&amp;[.I32]&amp;&quot;&amp;&quot;&amp;[.J32]&amp;&quot;\par &quot;&amp;[.K32]&amp;&quot;\\ \cline{2-7}&quot;" office:value-type="string" office:string-value="&amp;21&amp;Rabu&amp;Kis. 15:1-6  \par Mzm. 122:1-2,3-4a,4b-5  \par Yoh. 15:1-8&amp;Doa Rosario&amp;Neo Suradi&amp;Chatarina Sukarmi\par Suyanto, Yohanes\\ \cline{2-7}" calcext:value-type="string">
            <text:p>&amp;21&amp;Rabu&amp;Kis. 15:1-6  \par Mzm. 122:1-2,3-4a,4b-5  \par Yoh. 15:1-8&amp;Doa Rosario&amp;Neo Suradi&amp;Chatarina Sukarmi\par Suyanto, Yohanes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Default" table:formula="of:=VLOOKUP(WEEKDAY(DATE(2014;VLOOKUP([.$A$12];[.$Z$2:.$AA$44];2;0);[.B33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15:7-21  </text:p>
          </table:table-cell>
          <table:table-cell table:style-name="Default" office:value-type="string" calcext:value-type="string">
            <text:p>Mzm. 96:1-2a,2b-3,10  </text:p>
          </table:table-cell>
          <table:table-cell office:value-type="string" calcext:value-type="string">
            <text:p>Yoh. 15:9-11</text:p>
          </table:table-cell>
          <table:table-cell/>
          <table:table-cell table:style-name="ce4" office:value-type="string" calcext:value-type="string">
            <text:p>C. Krisni</text:p>
          </table:table-cell>
          <table:table-cell office:value-type="string" calcext:value-type="string">
            <text:p>Tri Susilowati, Caecilia</text:p>
          </table:table-cell>
          <table:table-cell office:value-type="string" calcext:value-type="string">
            <text:p>Nanik Ismarjati, Maria Theresia</text:p>
          </table:table-cell>
          <table:table-cell/>
          <table:table-cell table:formula="of:=[.A33]&amp;&quot;&amp;&quot;&amp;[.B33]&amp;&quot;&amp;&quot;&amp;[.C33]&amp;&quot;&amp;&quot;&amp;[.E33]&amp;&quot;\par &quot;&amp;[.F33]&amp;&quot;\par &quot;&amp;[.G33]&amp;IF(LEN([.H33]=0);&quot;&quot;;&quot;\par &quot;&amp;[.H33])&amp;&quot;&amp;&quot;&amp;[.D33]&amp;&quot;&amp;&quot;&amp;[.I33]&amp;&quot;&amp;&quot;&amp;[.J33]&amp;&quot;\par &quot;&amp;[.K33]&amp;&quot;\\ \cline{2-7}&quot;" office:value-type="string" office:string-value="&amp;22&amp;Kamis&amp;Kis. 15:7-21  \par Mzm. 96:1-2a,2b-3,10  \par Yoh. 15:9-11&amp;Doa Rosario&amp;C. Krisni&amp;Tri Susilowati, Caecilia\par Nanik Ismarjati, Maria Theresia\\ \cline{2-7}" calcext:value-type="string">
            <text:p>&amp;22&amp;Kamis&amp;Kis. 15:7-21  \par Mzm. 96:1-2a,2b-3,10  \par Yoh. 15:9-11&amp;Doa Rosario&amp;C. Krisni&amp;Tri Susilowati, Caecilia\par Nanik Ismarjati, Maria Theresi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Default" table:formula="of:=VLOOKUP(WEEKDAY(DATE(2014;VLOOKUP([.$A$12];[.$Z$2:.$AA$44];2;0);[.B34]));[.$AA$2:.$AB$10];2;0)" office:value-type="string" office:string-value="Jumat" calcext:value-type="string">
            <text:p>Jumat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15:22-31  </text:p>
          </table:table-cell>
          <table:table-cell table:style-name="Default" office:value-type="string" calcext:value-type="string">
            <text:p>Mzm. 57:8-9,10-12  </text:p>
          </table:table-cell>
          <table:table-cell office:value-type="string" calcext:value-type="string">
            <text:p>Yoh. 15:12-17</text:p>
          </table:table-cell>
          <table:table-cell/>
          <table:table-cell table:style-name="ce4" office:value-type="string" calcext:value-type="string">
            <text:p>C. Supriyadi</text:p>
          </table:table-cell>
          <table:table-cell office:value-type="string" calcext:value-type="string">
            <text:p>Setya Prihatiningtyas, Chatarina</text:p>
          </table:table-cell>
          <table:table-cell office:value-type="string" calcext:value-type="string">
            <text:p>Zeli Puspitasari, R</text:p>
          </table:table-cell>
          <table:table-cell/>
          <table:table-cell table:formula="of:=[.A34]&amp;&quot;&amp;&quot;&amp;[.B34]&amp;&quot;&amp;&quot;&amp;[.C34]&amp;&quot;&amp;&quot;&amp;[.E34]&amp;&quot;\par &quot;&amp;[.F34]&amp;&quot;\par &quot;&amp;[.G34]&amp;IF(LEN([.H34]=0);&quot;&quot;;&quot;\par &quot;&amp;[.H34])&amp;&quot;&amp;&quot;&amp;[.D34]&amp;&quot;&amp;&quot;&amp;[.I34]&amp;&quot;&amp;&quot;&amp;[.J34]&amp;&quot;\par &quot;&amp;[.K34]&amp;&quot;\\ \cline{2-7}&quot;" office:value-type="string" office:string-value="&amp;23&amp;Jumat&amp;Kis. 15:22-31  \par Mzm. 57:8-9,10-12  \par Yoh. 15:12-17&amp;Doa Rosario&amp;C. Supriyadi&amp;Setya Prihatiningtyas, Chatarina\par Zeli Puspitasari, R\\ \cline{2-7}" calcext:value-type="string">
            <text:p>&amp;23&amp;Jumat&amp;Kis. 15:22-31  \par Mzm. 57:8-9,10-12  \par Yoh. 15:12-17&amp;Doa Rosario&amp;C. Supriyadi&amp;Setya Prihatiningtyas, Chatarina\par Zeli Puspitasari, R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Default" table:formula="of:=VLOOKUP(WEEKDAY(DATE(2014;VLOOKUP([.$A$12];[.$Z$2:.$AA$44];2;0);[.B35]));[.$AA$2:.$AB$10];2;0)" office:value-type="string" office:string-value="Sabtu" calcext:value-type="string">
            <text:p>Sabt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16:1-10  </text:p>
          </table:table-cell>
          <table:table-cell table:style-name="Default" office:value-type="string" calcext:value-type="string">
            <text:p>Mzm. 100:1-2,3,5  </text:p>
          </table:table-cell>
          <table:table-cell office:value-type="string" calcext:value-type="string">
            <text:p>Yoh. 15:18-21</text:p>
          </table:table-cell>
          <table:table-cell/>
          <table:table-cell office:value-type="string" calcext:value-type="string">
            <text:p>KRA YP Prononagoro</text:p>
          </table:table-cell>
          <table:table-cell office:value-type="string" calcext:value-type="string">
            <text:p>Zeli Puspitasari, R</text:p>
          </table:table-cell>
          <table:table-cell office:value-type="string" calcext:value-type="string">
            <text:p>Sudarmadi, Yohanes</text:p>
          </table:table-cell>
          <table:table-cell/>
          <table:table-cell table:formula="of:=[.A35]&amp;&quot;&amp;&quot;&amp;[.B35]&amp;&quot;&amp;&quot;&amp;[.C35]&amp;&quot;&amp;&quot;&amp;[.E35]&amp;&quot;\par &quot;&amp;[.F35]&amp;&quot;\par &quot;&amp;[.G35]&amp;IF(LEN([.H35]=0);&quot;&quot;;&quot;\par &quot;&amp;[.H35])&amp;&quot;&amp;&quot;&amp;[.D35]&amp;&quot;&amp;&quot;&amp;[.I35]&amp;&quot;&amp;&quot;&amp;[.J35]&amp;&quot;\par &quot;&amp;[.K35]&amp;&quot;\\ \cline{2-7}&quot;" office:value-type="string" office:string-value="&amp;24&amp;Sabtu&amp;Kis. 16:1-10  \par Mzm. 100:1-2,3,5  \par Yoh. 15:18-21&amp;Doa Rosario&amp;KRA YP Prononagoro&amp;Zeli Puspitasari, R\par Sudarmadi, Yohanes\\ \cline{2-7}" calcext:value-type="string">
            <text:p>&amp;24&amp;Sabtu&amp;Kis. 16:1-10  \par Mzm. 100:1-2,3,5  \par Yoh. 15:18-21&amp;Doa Rosario&amp;KRA YP Prononagoro&amp;Zeli Puspitasari, R\par Sudarmadi, Yohanes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table:formula="of:=VLOOKUP(WEEKDAY(DATE(2014;VLOOKUP([.$A$12];[.$Z$2:.$AA$44];2;0);[.B36]));[.$AA$2:.$AB$10];2;0)" office:value-type="string" office:string-value="Minggu" calcext:value-type="string">
            <text:p>Mingg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8:5-8,14-17  </text:p>
          </table:table-cell>
          <table:table-cell table:style-name="Default" office:value-type="string" calcext:value-type="string">
            <text:p>Mzm. 66:1-3a,4-5,6-7a,16,20 </text:p>
          </table:table-cell>
          <table:table-cell office:value-type="string" calcext:value-type="string">
            <text:p>1Ptr. 3:15-18  </text:p>
          </table:table-cell>
          <table:table-cell office:value-type="string" calcext:value-type="string">
            <text:p>Yoh. 14:15-21</text:p>
          </table:table-cell>
          <table:table-cell table:style-name="ce4" office:value-type="string" calcext:value-type="string">
            <text:p>M. Th. Nanik Ismarjiyati</text:p>
          </table:table-cell>
          <table:table-cell office:value-type="string" calcext:value-type="string">
            <text:p>Titisari, Lusia</text:p>
          </table:table-cell>
          <table:table-cell office:value-type="string" calcext:value-type="string">
            <text:p>Sandi Ignatius</text:p>
          </table:table-cell>
          <table:table-cell/>
          <table:table-cell table:formula="of:=[.A36]&amp;&quot;&amp;&quot;&amp;[.B36]&amp;&quot;&amp;&quot;&amp;[.C36]&amp;&quot;&amp;&quot;&amp;[.E36]&amp;&quot;\par &quot;&amp;[.F36]&amp;&quot;\par &quot;&amp;[.G36]&amp;IF(LEN([.H36]=0);&quot;&quot;;&quot;\par &quot;&amp;[.H36])&amp;&quot;&amp;&quot;&amp;[.D36]&amp;&quot;&amp;&quot;&amp;[.I36]&amp;&quot;&amp;&quot;&amp;[.J36]&amp;&quot;\par &quot;&amp;[.K36]&amp;&quot;\\ \cline{2-7}&quot;" office:value-type="string" office:string-value="&amp;25&amp;Minggu&amp;Kis. 8:5-8,14-17  \par Mzm. 66:1-3a,4-5,6-7a,16,20 \par 1Ptr. 3:15-18  &amp;Doa Rosario&amp;M. Th. Nanik Ismarjiyati&amp;Titisari, Lusia\par Sandi Ignatius\\ \cline{2-7}" calcext:value-type="string">
            <text:p>&amp;25&amp;Minggu&amp;Kis. 8:5-8,14-17  \par Mzm. 66:1-3a,4-5,6-7a,16,20 \par 1Ptr. 3:15-18  &amp;Doa Rosario&amp;M. Th. Nanik Ismarjiyati&amp;Titisari, Lusia\par Sandi Ignatius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Default" table:formula="of:=VLOOKUP(WEEKDAY(DATE(2014;VLOOKUP([.$A$12];[.$Z$2:.$AA$44];2;0);[.B37]));[.$AA$2:.$AB$10];2;0)" office:value-type="string" office:string-value="Senin" calcext:value-type="string">
            <text:p>Senin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16:11-15  </text:p>
          </table:table-cell>
          <table:table-cell table:style-name="Default" office:value-type="string" calcext:value-type="string">
            <text:p>Mzm. 149:1-2,3-4,5-6a,9b  </text:p>
          </table:table-cell>
          <table:table-cell office:value-type="string" calcext:value-type="string">
            <text:p>Yoh. 15:26-16:4a</text:p>
          </table:table-cell>
          <table:table-cell/>
          <table:table-cell table:style-name="ce4" office:value-type="string" calcext:value-type="string">
            <text:p>Y. Suyanto</text:p>
          </table:table-cell>
          <table:table-cell office:value-type="string" calcext:value-type="string">
            <text:p>Sandi Ignatius</text:p>
          </table:table-cell>
          <table:table-cell office:value-type="string" calcext:value-type="string">
            <text:p>Budi Hartuti, Maria Goreti</text:p>
          </table:table-cell>
          <table:table-cell/>
          <table:table-cell table:formula="of:=[.A37]&amp;&quot;&amp;&quot;&amp;[.B37]&amp;&quot;&amp;&quot;&amp;[.C37]&amp;&quot;&amp;&quot;&amp;[.E37]&amp;&quot;\par &quot;&amp;[.F37]&amp;&quot;\par &quot;&amp;[.G37]&amp;IF(LEN([.H37]=0);&quot;&quot;;&quot;\par &quot;&amp;[.H37])&amp;&quot;&amp;&quot;&amp;[.D37]&amp;&quot;&amp;&quot;&amp;[.I37]&amp;&quot;&amp;&quot;&amp;[.J37]&amp;&quot;\par &quot;&amp;[.K37]&amp;&quot;\\ \cline{2-7}&quot;" office:value-type="string" office:string-value="&amp;26&amp;Senin&amp;Kis. 16:11-15  \par Mzm. 149:1-2,3-4,5-6a,9b  \par Yoh. 15:26-16:4a&amp;Doa Rosario&amp;Y. Suyanto&amp;Sandi Ignatius\par Budi Hartuti, Maria Goreti\\ \cline{2-7}" calcext:value-type="string">
            <text:p>&amp;26&amp;Senin&amp;Kis. 16:11-15  \par Mzm. 149:1-2,3-4,5-6a,9b  \par Yoh. 15:26-16:4a&amp;Doa Rosario&amp;Y. Suyanto&amp;Sandi Ignatius\par Budi Hartuti, Maria Goreti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Default" table:formula="of:=VLOOKUP(WEEKDAY(DATE(2014;VLOOKUP([.$A$12];[.$Z$2:.$AA$44];2;0);[.B38]));[.$AA$2:.$AB$10];2;0)" office:value-type="string" office:string-value="Selasa" calcext:value-type="string">
            <text:p>Selasa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16:22-34  </text:p>
          </table:table-cell>
          <table:table-cell table:style-name="Default" office:value-type="string" calcext:value-type="string">
            <text:p>Mzm. 138:1-2a,2bc-3,7c-8  </text:p>
          </table:table-cell>
          <table:table-cell office:value-type="string" calcext:value-type="string">
            <text:p>Yoh. 16:5-11</text:p>
          </table:table-cell>
          <table:table-cell/>
          <table:table-cell table:style-name="ce4" office:value-type="string" calcext:value-type="string">
            <text:p>V. Dalyono</text:p>
          </table:table-cell>
          <table:table-cell office:value-type="string" calcext:value-type="string">
            <text:p>Aditya Bimantara, Andreas</text:p>
          </table:table-cell>
          <table:table-cell office:value-type="string" calcext:value-type="string">
            <text:p>Titisari, Lusia</text:p>
          </table:table-cell>
          <table:table-cell/>
          <table:table-cell table:formula="of:=[.A38]&amp;&quot;&amp;&quot;&amp;[.B38]&amp;&quot;&amp;&quot;&amp;[.C38]&amp;&quot;&amp;&quot;&amp;[.E38]&amp;&quot;\par &quot;&amp;[.F38]&amp;&quot;\par &quot;&amp;[.G38]&amp;IF(LEN([.H38]=0);&quot;&quot;;&quot;\par &quot;&amp;[.H38])&amp;&quot;&amp;&quot;&amp;[.D38]&amp;&quot;&amp;&quot;&amp;[.I38]&amp;&quot;&amp;&quot;&amp;[.J38]&amp;&quot;\par &quot;&amp;[.K38]&amp;&quot;\\ \cline{2-7}&quot;" office:value-type="string" office:string-value="&amp;27&amp;Selasa&amp;Kis. 16:22-34  \par Mzm. 138:1-2a,2bc-3,7c-8  \par Yoh. 16:5-11&amp;Doa Rosario&amp;V. Dalyono&amp;Aditya Bimantara, Andreas\par Titisari, Lusia\\ \cline{2-7}" calcext:value-type="string">
            <text:p>&amp;27&amp;Selasa&amp;Kis. 16:22-34  \par Mzm. 138:1-2a,2bc-3,7c-8  \par Yoh. 16:5-11&amp;Doa Rosario&amp;V. Dalyono&amp;Aditya Bimantara, Andreas\par Titisari, Lusi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Default" table:formula="of:=VLOOKUP(WEEKDAY(DATE(2014;VLOOKUP([.$A$12];[.$Z$2:.$AA$44];2;0);[.B39]));[.$AA$2:.$AB$10];2;0)" office:value-type="string" office:string-value="Rabu" calcext:value-type="string">
            <text:p>Rab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17:15,22 - 18:1  </text:p>
          </table:table-cell>
          <table:table-cell table:style-name="Default" office:value-type="string" calcext:value-type="string">
            <text:p>Mzm. 148:1-2,11-12ab,12c-14a,14bcd  </text:p>
          </table:table-cell>
          <table:table-cell office:value-type="string" calcext:value-type="string">
            <text:p>Yoh. 16:12-15</text:p>
          </table:table-cell>
          <table:table-cell/>
          <table:table-cell table:style-name="ce4" office:value-type="string" calcext:value-type="string">
            <text:p>Anton Supriyana</text:p>
          </table:table-cell>
          <table:table-cell office:value-type="string" calcext:value-type="string">
            <text:p>Supriadi, Cornelius</text:p>
          </table:table-cell>
          <table:table-cell office:value-type="string" calcext:value-type="string">
            <text:p>Apriliana Wulandari, Herminigilda</text:p>
          </table:table-cell>
          <table:table-cell/>
          <table:table-cell table:formula="of:=[.A39]&amp;&quot;&amp;&quot;&amp;[.B39]&amp;&quot;&amp;&quot;&amp;[.C39]&amp;&quot;&amp;&quot;&amp;[.E39]&amp;&quot;\par &quot;&amp;[.F39]&amp;&quot;\par &quot;&amp;[.G39]&amp;IF(LEN([.H39]=0);&quot;&quot;;&quot;\par &quot;&amp;[.H39])&amp;&quot;&amp;&quot;&amp;[.D39]&amp;&quot;&amp;&quot;&amp;[.I39]&amp;&quot;&amp;&quot;&amp;[.J39]&amp;&quot;\par &quot;&amp;[.K39]&amp;&quot;\\ \cline{2-7}&quot;" office:value-type="string" office:string-value="&amp;28&amp;Rabu&amp;Kis. 17:15,22 - 18:1  \par Mzm. 148:1-2,11-12ab,12c-14a,14bcd  \par Yoh. 16:12-15&amp;Doa Rosario&amp;Anton Supriyana&amp;Supriadi, Cornelius\par Apriliana Wulandari, Herminigilda\\ \cline{2-7}" calcext:value-type="string">
            <text:p>&amp;28&amp;Rabu&amp;Kis. 17:15,22 - 18:1  \par Mzm. 148:1-2,11-12ab,12c-14a,14bcd  \par Yoh. 16:12-15&amp;Doa Rosario&amp;Anton Supriyana&amp;Supriadi, Cornelius\par Apriliana Wulandari, Herminigild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Default" table:formula="of:=VLOOKUP(WEEKDAY(DATE(2014;VLOOKUP([.$A$12];[.$Z$2:.$AA$44];2;0);[.B40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1:1-11 </text:p>
          </table:table-cell>
          <table:table-cell table:style-name="Default" office:value-type="string" calcext:value-type="string">
            <text:p>Mzm. 47:2-3,6-7,8-9  </text:p>
          </table:table-cell>
          <table:table-cell office:value-type="string" calcext:value-type="string">
            <text:p>Ef. 1:17-23  </text:p>
          </table:table-cell>
          <table:table-cell office:value-type="string" calcext:value-type="string">
            <text:p>Mat. 28:16-20</text:p>
          </table:table-cell>
          <table:table-cell table:style-name="ce4" office:value-type="string" calcext:value-type="string">
            <text:p>P. Suroyo</text:p>
          </table:table-cell>
          <table:table-cell office:value-type="string" calcext:value-type="string">
            <text:p>Sukarmi, Agnes</text:p>
          </table:table-cell>
          <table:table-cell office:value-type="string" calcext:value-type="string">
            <text:p>Arie Wibowo S, FX</text:p>
          </table:table-cell>
          <table:table-cell/>
          <table:table-cell table:formula="of:=[.A40]&amp;&quot;&amp;&quot;&amp;[.B40]&amp;&quot;&amp;&quot;&amp;[.C40]&amp;&quot;&amp;&quot;&amp;[.E40]&amp;&quot;\par &quot;&amp;[.F40]&amp;&quot;\par &quot;&amp;[.G40]&amp;IF(LEN([.H40]=0);&quot;&quot;;&quot;\par &quot;&amp;[.H40])&amp;&quot;&amp;&quot;&amp;[.D40]&amp;&quot;&amp;&quot;&amp;[.I40]&amp;&quot;&amp;&quot;&amp;[.J40]&amp;&quot;\par &quot;&amp;[.K40]&amp;&quot;\\ \cline{2-7}&quot;" office:value-type="string" office:string-value="&amp;29&amp;Kamis&amp;Kis. 1:1-11 \par Mzm. 47:2-3,6-7,8-9  \par Ef. 1:17-23  &amp;Doa Rosario&amp;P. Suroyo&amp;Sukarmi, Agnes\par Arie Wibowo S, FX\\ \cline{2-7}" calcext:value-type="string">
            <text:p>&amp;29&amp;Kamis&amp;Kis. 1:1-11 \par Mzm. 47:2-3,6-7,8-9  \par Ef. 1:17-23  &amp;Doa Rosario&amp;P. Suroyo&amp;Sukarmi, Agnes\par Arie Wibowo S, FX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VLOOKUP(WEEKDAY(DATE(2014;VLOOKUP([.$A$12];[.$Z$2:.$AA$44];2;0);[.B41]));[.$AA$2:.$AB$10];2;0)" office:value-type="string" office:string-value="Jumat" calcext:value-type="string">
            <text:p>Jumat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is. 18:9-18  </text:p>
          </table:table-cell>
          <table:table-cell table:style-name="Default" office:value-type="string" calcext:value-type="string">
            <text:p>Mzm. 47:2-3,4-5,6-7  </text:p>
          </table:table-cell>
          <table:table-cell office:value-type="string" calcext:value-type="string">
            <text:p>Yoh. 16:20-23a</text:p>
          </table:table-cell>
          <table:table-cell/>
          <table:table-cell office:value-type="string" calcext:value-type="string">
            <text:p>C. Triyono</text:p>
          </table:table-cell>
          <table:table-cell office:value-type="string" calcext:value-type="string">
            <text:p>Sode Muda Valentia, Elenora</text:p>
          </table:table-cell>
          <table:table-cell office:value-type="string" calcext:value-type="string">
            <text:p>Lamakey Maria Anastasia Bare</text:p>
          </table:table-cell>
          <table:table-cell/>
          <table:table-cell table:formula="of:=[.A41]&amp;&quot;&amp;&quot;&amp;[.B41]&amp;&quot;&amp;&quot;&amp;[.C41]&amp;&quot;&amp;&quot;&amp;[.E41]&amp;&quot;\par &quot;&amp;[.F41]&amp;&quot;\par &quot;&amp;[.G41]&amp;IF(LEN([.H41]=0);&quot;&quot;;&quot;\par &quot;&amp;[.H41])&amp;&quot;&amp;&quot;&amp;[.D41]&amp;&quot;&amp;&quot;&amp;[.I41]&amp;&quot;&amp;&quot;&amp;[.J41]&amp;&quot;\par &quot;&amp;[.K41]&amp;&quot;\\ \cline{2-7}&quot;" office:value-type="string" office:string-value="&amp;30&amp;Jumat&amp;Kis. 18:9-18  \par Mzm. 47:2-3,4-5,6-7  \par Yoh. 16:20-23a&amp;Doa Rosario&amp;C. Triyono&amp;Sode Muda Valentia, Elenora\par Lamakey Maria Anastasia Bare\\ \cline{2-7}" calcext:value-type="string">
            <text:p>&amp;30&amp;Jumat&amp;Kis. 18:9-18  \par Mzm. 47:2-3,4-5,6-7  \par Yoh. 16:20-23a&amp;Doa Rosario&amp;C. Triyono&amp;Sode Muda Valentia, Elenora\par Lamakey Maria Anastasia Bare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Default" table:formula="of:=VLOOKUP(WEEKDAY(DATE(2014;VLOOKUP([.$A$12];[.$Z$2:.$AA$44];2;0);[.B42]));[.$AA$2:.$AB$10];2;0)" office:value-type="string" office:string-value="Sabtu" calcext:value-type="string">
            <text:p>Sabt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Zef. 3:14-18a atau Rm. 12:9-16b  </text:p>
          </table:table-cell>
          <table:table-cell table:style-name="Default" office:value-type="string" calcext:value-type="string">
            <text:p>MT Yes. 12:2-3,4-bcd,5-6  </text:p>
          </table:table-cell>
          <table:table-cell office:value-type="string" calcext:value-type="string">
            <text:p>Luk. 1:39-56</text:p>
          </table:table-cell>
          <table:table-cell/>
          <table:table-cell table:style-name="ce4" office:value-type="string" calcext:value-type="string">
            <text:p>Y. Suripto</text:p>
          </table:table-cell>
          <table:table-cell office:value-type="string" calcext:value-type="string">
            <text:p>Melati, Rosevita</text:p>
          </table:table-cell>
          <table:table-cell office:value-type="string" calcext:value-type="string">
            <text:p>Delphito Nugroho, Bartolomeus</text:p>
          </table:table-cell>
          <table:table-cell/>
          <table:table-cell table:formula="of:=[.A42]&amp;&quot;&amp;&quot;&amp;[.B42]&amp;&quot;&amp;&quot;&amp;[.C42]&amp;&quot;&amp;&quot;&amp;[.E42]&amp;&quot;\par &quot;&amp;[.F42]&amp;&quot;\par &quot;&amp;[.G42]&amp;IF(LEN([.H42]=0);&quot;&quot;;&quot;\par &quot;&amp;[.H42])&amp;&quot;&amp;&quot;&amp;[.D42]&amp;&quot;&amp;&quot;&amp;[.I42]&amp;&quot;&amp;&quot;&amp;[.J42]&amp;&quot;\par &quot;&amp;[.K42]&amp;&quot;\\ \cline{2-7}&quot;" office:value-type="string" office:string-value="&amp;31&amp;Sabtu&amp;Zef. 3:14-18a atau Rm. 12:9-16b  \par MT Yes. 12:2-3,4-bcd,5-6  \par Luk. 1:39-56&amp;Doa Rosario&amp;Y. Suripto&amp;Melati, Rosevita\par Delphito Nugroho, Bartolomeus\\ \cline{2-7}" calcext:value-type="string">
            <text:p>&amp;31&amp;Sabtu&amp;Zef. 3:14-18a atau Rm. 12:9-16b  \par MT Yes. 12:2-3,4-bcd,5-6  \par Luk. 1:39-56&amp;Doa Rosario&amp;Y. Suripto&amp;Melati, Rosevita\par Delphito Nugroho, Bartolomeus\\ \cline{2-7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uni</text:p>
          </table:table-cell>
          <table:table-cell office:value-type="string" calcext:value-type="string">
            <text:p>5</text:p>
          </table:table-cell>
          <table:table-cell table:style-name="Default" table:formula="of:=VLOOKUP(WEEKDAY(DATE(2014;VLOOKUP([.A43];[.$Z$2:.$AA$44];2;0);[.B43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table:style-name="Default" office:value-type="string" calcext:value-type="string">
            <text:p>Kis. 22:30 23:6-11</text:p>
          </table:table-cell>
          <table:table-cell table:style-name="Default" office:value-type="string" calcext:value-type="string">
            <text:p><text:s/>Mzm. 16:1-2a,5,7-8,9-10,11</text:p>
          </table:table-cell>
          <table:table-cell office:value-type="string" calcext:value-type="string">
            <text:p><text:s/>Yoh. 17:20-26</text:p>
          </table:table-cell>
          <table:table-cell/>
          <table:table-cell table:style-name="ce4" office:value-type="string" calcext:value-type="string">
            <text:p>Aloysius Lamakey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Agnes Sukarmi</text:p>
          </table:table-cell>
          <table:table-cell/>
          <table:table-cell table:formula="of:=[.A43]&amp;&quot;&amp;&quot;&amp;[.B43]&amp;&quot;&amp;&quot;&amp;[.C43]&amp;&quot;&amp;&quot;&amp;[.E43]&amp;&quot;\par &quot;&amp;[.F43]&amp;&quot;\par &quot;&amp;[.G43]&amp;&quot;&amp;&quot;&amp;[.D43]&amp;&quot;&amp;&quot;&amp;[.I43]&amp;&quot;&amp;&quot;&amp;[.J43]&amp;&quot;\par &quot;&amp;[.K43]&amp;&quot;\\ \cline{2-7}&quot;" office:value-type="string" office:string-value="Juni&amp;5&amp;Kamis&amp;Kis. 22:30 23:6-11\par  Mzm. 16:1-2a,5,7-8,9-10,11\par  Yoh. 17:20-26&amp;Doa Lingkungan&amp;Aloysius Lamakey&amp;Y. Suyanto\par Agnes Sukarmi\\ \cline{2-7}" calcext:value-type="string">
            <text:p>Juni&amp;5&amp;Kamis&amp;Kis. 22:30 23:6-11\par <text:s/>Mzm. 16:1-2a,5,7-8,9-10,11\par <text:s/>Yoh. 17:20-26&amp;Doa Lingkungan&amp;Aloysius Lamakey&amp;Y. Suyanto\par Agnes Sukarmi\\ \cline{2-7}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9</text:p>
          </table:table-cell>
          <table:table-cell table:style-name="Default" table:formula="of:=VLOOKUP(WEEKDAY(DATE(2014;VLOOKUP([.A43];[.$Z$2:.$AA$44];2;0);[.B44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table:style-name="Default" office:value-type="string" calcext:value-type="string">
            <text:p>Sir. 48:1-14</text:p>
          </table:table-cell>
          <table:table-cell table:style-name="Default" office:value-type="string" calcext:value-type="string">
            <text:p><text:s/>Mzm. 97:1-2,3-4,5-6,7</text:p>
          </table:table-cell>
          <table:table-cell office:value-type="string" calcext:value-type="string">
            <text:p><text:s/>Mat. 6:7-15. </text:p>
          </table:table-cell>
          <table:table-cell/>
          <table:table-cell table:style-name="ce4" office:value-type="string" calcext:value-type="string">
            <text:p>FX Sularto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Th. Prima Ari</text:p>
          </table:table-cell>
          <table:table-cell/>
          <table:table-cell table:formula="of:=[.A44]&amp;&quot;&amp;&quot;&amp;[.B44]&amp;&quot;&amp;&quot;&amp;[.C44]&amp;&quot;&amp;&quot;&amp;[.E44]&amp;&quot;\par &quot;&amp;[.F44]&amp;&quot;\par &quot;&amp;[.G44]&amp;&quot;&amp;&quot;&amp;[.D44]&amp;&quot;&amp;&quot;&amp;[.I44]&amp;&quot;&amp;&quot;&amp;[.J44]&amp;&quot;\par &quot;&amp;[.K44]&amp;&quot;\\ \hline&quot;" office:value-type="string" office:string-value="&amp;19&amp;Kamis&amp;Sir. 48:1-14\par  Mzm. 97:1-2,3-4,5-6,7\par  Mat. 6:7-15. &amp;Doa Lingkungan&amp;FX Sularto&amp;Anton Supriyana\par Th. Prima Ari\\ \hline" calcext:value-type="string">
            <text:p>&amp;19&amp;Kamis&amp;Sir. 48:1-14\par <text:s/>Mzm. 97:1-2,3-4,5-6,7\par <text:s/>Mat. 6:7-15. &amp;Doa Lingkungan&amp;FX Sularto&amp;Anton Supriyana\par Th. Prima Ari\\ \hlin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uli</text:p>
          </table:table-cell>
          <table:table-cell office:value-type="string" calcext:value-type="string">
            <text:p>3</text:p>
          </table:table-cell>
          <table:table-cell table:style-name="Default" table:formula="of:=VLOOKUP(WEEKDAY(DATE(2014;VLOOKUP([.A45];[.$Z$2:.$AA$44];2;0);[.B45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table:style-name="Default" office:value-type="string" calcext:value-type="string">
            <text:p>Ef 2:19-22</text:p>
          </table:table-cell>
          <table:table-cell table:style-name="Default" office:value-type="string" calcext:value-type="string">
            <text:p>Yoh 20:24-29 </text:p>
          </table:table-cell>
          <table:table-cell table:number-columns-repeated="2"/>
          <table:table-cell office:value-type="string" calcext:value-type="string">
            <text:p>Andreas Keso Muda</text:p>
          </table:table-cell>
          <table:table-cell office:value-type="string" calcext:value-type="string">
            <text:p>Agnes Sukarmi</text:p>
          </table:table-cell>
          <table:table-cell office:value-type="string" calcext:value-type="string">
            <text:p>Maria Chrissumiwi</text:p>
          </table:table-cell>
          <table:table-cell/>
          <table:table-cell table:formula="of:=[.A45]&amp;&quot;&amp;&quot;&amp;[.B45]&amp;&quot;&amp;&quot;&amp;[.C45]&amp;&quot;&amp;&quot;&amp;[.E45]&amp;&quot;\par &quot;&amp;[.F45]&amp;&quot;\par &quot;&amp;[.G45]&amp;&quot;&amp;&quot;&amp;[.D45]&amp;&quot;&amp;&quot;&amp;[.I45]&amp;&quot;&amp;&quot;&amp;[.J45]&amp;&quot;\par &quot;&amp;[.K45]&amp;&quot;\\ \cline{2-7}&quot;" office:value-type="string" office:string-value="Juli&amp;3&amp;Kamis&amp;Ef 2:19-22\par Yoh 20:24-29 \par &amp;Doa Lingkungan&amp;Andreas Keso Muda&amp;Agnes Sukarmi\par Maria Chrissumiwi\\ \cline{2-7}" calcext:value-type="string">
            <text:p>Juli&amp;3&amp;Kamis&amp;Ef 2:19-22\par Yoh 20:24-29 \par &amp;Doa Lingkungan&amp;Andreas Keso Muda&amp;Agnes Sukarmi\par Maria Chrissumiwi\\ \cline{2-7}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7</text:p>
          </table:table-cell>
          <table:table-cell table:style-name="Default" table:formula="of:=VLOOKUP(WEEKDAY(DATE(2014;VLOOKUP([.A45];[.$Z$2:.$AA$44];2;0);[.B46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table:style-name="Default" office:value-type="string" calcext:value-type="string">
            <text:p>Yes 26:7-9, 12, 16-19</text:p>
          </table:table-cell>
          <table:table-cell table:style-name="Default" office:value-type="string" calcext:value-type="string">
            <text:p>Mat 11:28-30 </text:p>
          </table:table-cell>
          <table:table-cell table:number-columns-repeated="2"/>
          <table:table-cell table:style-name="ce4" office:value-type="string" calcext:value-type="string">
            <text:p>Y. Sudarmadi</text:p>
          </table:table-cell>
          <table:table-cell office:value-type="string" calcext:value-type="string">
            <text:p>Th. Prima Ari</text:p>
          </table:table-cell>
          <table:table-cell office:value-type="string" calcext:value-type="string">
            <text:p>Suci</text:p>
          </table:table-cell>
          <table:table-cell/>
          <table:table-cell table:formula="of:=[.A46]&amp;&quot;&amp;&quot;&amp;[.B46]&amp;&quot;&amp;&quot;&amp;[.C46]&amp;&quot;&amp;&quot;&amp;[.E46]&amp;&quot;\par &quot;&amp;[.F46]&amp;&quot;\par &quot;&amp;[.G46]&amp;&quot;&amp;&quot;&amp;[.D46]&amp;&quot;&amp;&quot;&amp;[.I46]&amp;&quot;&amp;&quot;&amp;[.J46]&amp;&quot;\par &quot;&amp;[.K46]&amp;&quot;\\ \hline&quot;" office:value-type="string" office:string-value="&amp;17&amp;Kamis&amp;Yes 26:7-9, 12, 16-19\par Mat 11:28-30 \par &amp;Doa Lingkungan&amp;Y. Sudarmadi&amp;Th. Prima Ari\par Suci\\ \hline" calcext:value-type="string">
            <text:p>&amp;17&amp;Kamis&amp;Yes 26:7-9, 12, 16-19\par Mat 11:28-30 \par &amp;Doa Lingkungan&amp;Y. Sudarmadi&amp;Th. Prima Ari\par Suci\\ \hlin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ustus</text:p>
          </table:table-cell>
          <table:table-cell office:value-type="string" calcext:value-type="string">
            <text:p>7</text:p>
          </table:table-cell>
          <table:table-cell table:style-name="Default" table:formula="of:=VLOOKUP(WEEKDAY(DATE(2014;VLOOKUP([.A47];[.$Z$2:.$AA$44];2;0);[.B47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table:style-name="Default" office:value-type="string" calcext:value-type="string">
            <text:p>Yer 31:31-34</text:p>
          </table:table-cell>
          <table:table-cell table:style-name="Default" office:value-type="string" calcext:value-type="string">
            <text:p>Mat 16:13-23 </text:p>
          </table:table-cell>
          <table:table-cell table:number-columns-repeated="2"/>
          <table:table-cell table:style-name="ce4" office:value-type="string" calcext:value-type="string">
            <text:p>FX Arie WS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Andreas Keso Muda</text:p>
          </table:table-cell>
          <table:table-cell/>
          <table:table-cell table:formula="of:=[.A47]&amp;&quot;&amp;&quot;&amp;[.B47]&amp;&quot;&amp;&quot;&amp;[.C47]&amp;&quot;&amp;&quot;&amp;[.E47]&amp;&quot;\par &quot;&amp;[.F47]&amp;&quot;\par &quot;&amp;[.G47]&amp;&quot;&amp;&quot;&amp;[.D47]&amp;&quot;&amp;&quot;&amp;[.I47]&amp;&quot;&amp;&quot;&amp;[.J47]&amp;&quot;\par &quot;&amp;[.K47]&amp;&quot;\\ \cline{2-7}&quot;" office:value-type="string" office:string-value="Agustus&amp;7&amp;Kamis&amp;Yer 31:31-34\par Mat 16:13-23 \par &amp;Doa Lingkungan&amp;FX Arie WS&amp;C. Triyono\par Andreas Keso Muda\\ \cline{2-7}" calcext:value-type="string">
            <text:p>Agustus&amp;7&amp;Kamis&amp;Yer 31:31-34\par Mat 16:13-23 \par &amp;Doa Lingkungan&amp;FX Arie WS&amp;C. Triyono\par Andreas Keso Muda\\ \cline{2-7}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21</text:p>
          </table:table-cell>
          <table:table-cell table:style-name="Default" table:formula="of:=VLOOKUP(WEEKDAY(DATE(2014;VLOOKUP([.A47];[.$Z$2:.$AA$44];2;0);[.B48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table:style-name="Default" office:value-type="string" calcext:value-type="string">
            <text:p>Yeh 36:23-28</text:p>
          </table:table-cell>
          <table:table-cell table:style-name="Default" office:value-type="string" calcext:value-type="string">
            <text:p>Mat 22:1-14 </text:p>
          </table:table-cell>
          <table:table-cell table:number-columns-repeated="2"/>
          <table:table-cell table:style-name="ce4" office:value-type="string" calcext:value-type="string">
            <text:p>Th. Banar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Maria Sode Muda</text:p>
          </table:table-cell>
          <table:table-cell/>
          <table:table-cell table:formula="of:=[.A48]&amp;&quot;&amp;&quot;&amp;[.B48]&amp;&quot;&amp;&quot;&amp;[.C48]&amp;&quot;&amp;&quot;&amp;[.E48]&amp;&quot;\par &quot;&amp;[.F48]&amp;&quot;\par &quot;&amp;[.G48]&amp;&quot;&amp;&quot;&amp;[.D48]&amp;&quot;&amp;&quot;&amp;[.I48]&amp;&quot;&amp;&quot;&amp;[.J48]&amp;&quot;\par &quot;&amp;[.K48]&amp;&quot;\\ \hline&quot;" office:value-type="string" office:string-value="&amp;21&amp;Kamis&amp;Yeh 36:23-28\par Mat 22:1-14 \par &amp;Doa Lingkungan&amp;Th. Banar&amp;Aloysius Lamakey\par Maria Sode Muda\\ \hline" calcext:value-type="string">
            <text:p>&amp;21&amp;Kamis&amp;Yeh 36:23-28\par Mat 22:1-14 \par &amp;Doa Lingkungan&amp;Th. Banar&amp;Aloysius Lamakey\par Maria Sode Muda\\ \hlin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4</text:p>
          </table:table-cell>
          <table:table-cell table:style-name="Default" table:formula="of:=VLOOKUP(WEEKDAY(DATE(2014;VLOOKUP([.A49];[.$Z$2:.$AA$44];2;0);[.B49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BKSN I</text:p>
          </table:table-cell>
          <table:table-cell table:style-name="Default" office:value-type="string" calcext:value-type="string">
            <text:p>1 Kor 3:18-23</text:p>
          </table:table-cell>
          <table:table-cell table:style-name="Default" office:value-type="string" calcext:value-type="string">
            <text:p>Luk 5:1-11 </text:p>
          </table:table-cell>
          <table:table-cell table:number-columns-repeated="2"/>
          <table:table-cell table:style-name="ce4" office:value-type="string" calcext:value-type="string">
            <text:p>Ig. Sandy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Aloysius Lamakey</text:p>
          </table:table-cell>
          <table:table-cell/>
          <table:table-cell table:formula="of:=[.A49]&amp;&quot;&amp;&quot;&amp;[.B49]&amp;&quot;&amp;&quot;&amp;[.C49]&amp;&quot;&amp;&quot;&amp;[.E49]&amp;&quot;\par &quot;&amp;[.F49]&amp;&quot;\par &quot;&amp;[.G49]&amp;&quot;&amp;&quot;&amp;[.D49]&amp;&quot;&amp;&quot;&amp;[.I49]&amp;&quot;&amp;&quot;&amp;[.J49]&amp;&quot;\par &quot;&amp;[.K49]&amp;&quot;\\ \cline{2-7}&quot;" office:value-type="string" office:string-value="September&amp;4&amp;Kamis&amp;1 Kor 3:18-23\par Luk 5:1-11 \par &amp;BKSN I&amp;Ig. Sandy&amp;FX. Sularto\par Aloysius Lamakey\\ \cline{2-7}" calcext:value-type="string">
            <text:p>September&amp;4&amp;Kamis&amp;1 Kor 3:18-23\par Luk 5:1-11 \par &amp;BKSN I&amp;Ig. Sandy&amp;FX. Sularto\par Aloysius Lamakey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Default" table:formula="of:=VLOOKUP(WEEKDAY(DATE(2014;VLOOKUP([.A49];[.$Z$2:.$AA$44];2;0);[.B50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BKSN II</text:p>
          </table:table-cell>
          <table:table-cell table:style-name="Default" office:value-type="string" calcext:value-type="string">
            <text:p>1 Kor 8:1b-7, 11-13</text:p>
          </table:table-cell>
          <table:table-cell table:style-name="Default" office:value-type="string" calcext:value-type="string">
            <text:p>Luk 6:27-38 </text:p>
          </table:table-cell>
          <table:table-cell table:number-columns-repeated="2"/>
          <table:table-cell office:value-type="string" calcext:value-type="string">
            <text:p>Neo Suradi</text:p>
          </table:table-cell>
          <table:table-cell office:value-type="string" calcext:value-type="string">
            <text:p>Andreas Keso Muda</text:p>
          </table:table-cell>
          <table:table-cell office:value-type="string" calcext:value-type="string">
            <text:p>Ch. S. Prihatingtyas</text:p>
          </table:table-cell>
          <table:table-cell/>
          <table:table-cell table:formula="of:=[.A50]&amp;&quot;&amp;&quot;&amp;[.B50]&amp;&quot;&amp;&quot;&amp;[.C50]&amp;&quot;&amp;&quot;&amp;[.E50]&amp;&quot;\par &quot;&amp;[.F50]&amp;&quot;\par &quot;&amp;[.G50]&amp;&quot;&amp;&quot;&amp;[.D50]&amp;&quot;&amp;&quot;&amp;[.I50]&amp;&quot;&amp;&quot;&amp;[.J50]&amp;&quot;\par &quot;&amp;[.K50]&amp;&quot;\\ \hline&quot;" office:value-type="string" office:string-value="&amp;11&amp;Kamis&amp;1 Kor 8:1b-7, 11-13\par Luk 6:27-38 \par &amp;BKSN II&amp;Neo Suradi&amp;Andreas Keso Muda\par Ch. S. Prihatingtyas\\ \hline" calcext:value-type="string">
            <text:p>&amp;11&amp;Kamis&amp;1 Kor 8:1b-7, 11-13\par Luk 6:27-38 \par &amp;BKSN II&amp;Neo Suradi&amp;Andreas Keso Muda\par Ch. S. Prihatingtyas\\ \hlin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Default" table:formula="of:=VLOOKUP(WEEKDAY(DATE(2014;VLOOKUP([.A49];[.$Z$2:.$AA$44];2;0);[.B51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BKSN III</text:p>
          </table:table-cell>
          <table:table-cell table:style-name="Default" office:value-type="string" calcext:value-type="string">
            <text:p>1 Kor 15:1-11</text:p>
          </table:table-cell>
          <table:table-cell table:style-name="Default" office:value-type="string" calcext:value-type="string">
            <text:p>Luk 7:36-50 </text:p>
          </table:table-cell>
          <table:table-cell table:number-columns-repeated="2"/>
          <table:table-cell table:style-name="ce4" office:value-type="string" calcext:value-type="string">
            <text:p>C. Krisni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M. Th. Nanik</text:p>
          </table:table-cell>
          <table:table-cell/>
          <table:table-cell table:formula="of:=[.A51]&amp;&quot;&amp;&quot;&amp;[.B51]&amp;&quot;&amp;&quot;&amp;[.C51]&amp;&quot;&amp;&quot;&amp;[.E51]&amp;&quot;\par &quot;&amp;[.F51]&amp;&quot;\par &quot;&amp;[.G51]&amp;&quot;&amp;&quot;&amp;[.D51]&amp;&quot;&amp;&quot;&amp;[.I51]&amp;&quot;&amp;&quot;&amp;[.J51]&amp;&quot;\par &quot;&amp;[.K51]&amp;&quot;\\ \cline{2-7}&quot;" office:value-type="string" office:string-value="&amp;18&amp;Kamis&amp;1 Kor 15:1-11\par Luk 7:36-50 \par &amp;BKSN III&amp;C. Krisni&amp;Y. Sudarmadi\par M. Th. Nanik\\ \cline{2-7}" calcext:value-type="string">
            <text:p>&amp;18&amp;Kamis&amp;1 Kor 15:1-11\par Luk 7:36-50 \par &amp;BKSN III&amp;C. Krisni&amp;Y. Sudarmadi\par M. Th. Nanik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table:formula="of:=VLOOKUP(WEEKDAY(DATE(2014;VLOOKUP([.A49];[.$Z$2:.$AA$44];2;0);[.B52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BKSN IV</text:p>
          </table:table-cell>
          <table:table-cell table:style-name="Default" office:value-type="string" calcext:value-type="string">
            <text:p>Pkh 1:2-11</text:p>
          </table:table-cell>
          <table:table-cell table:style-name="Default" office:value-type="string" calcext:value-type="string">
            <text:p>Luk 9:7-9 </text:p>
          </table:table-cell>
          <table:table-cell table:number-columns-repeated="2"/>
          <table:table-cell table:style-name="ce4" office:value-type="string" calcext:value-type="string">
            <text:p>C. Supriyadi</text:p>
          </table:table-cell>
          <table:table-cell office:value-type="string" calcext:value-type="string">
            <text:p>FX. Arie WS</text:p>
          </table:table-cell>
          <table:table-cell office:value-type="string" calcext:value-type="string">
            <text:p>C. Krisni</text:p>
          </table:table-cell>
          <table:table-cell/>
          <table:table-cell table:formula="of:=[.A52]&amp;&quot;&amp;&quot;&amp;[.B52]&amp;&quot;&amp;&quot;&amp;[.C52]&amp;&quot;&amp;&quot;&amp;[.E52]&amp;&quot;\par &quot;&amp;[.F52]&amp;&quot;\par &quot;&amp;[.G52]&amp;&quot;&amp;&quot;&amp;[.D52]&amp;&quot;&amp;&quot;&amp;[.I52]&amp;&quot;&amp;&quot;&amp;[.J52]&amp;&quot;\par &quot;&amp;[.K52]&amp;&quot;\\ \hline&quot;" office:value-type="string" office:string-value="&amp;25&amp;Kamis&amp;Pkh 1:2-11\par Luk 9:7-9 \par &amp;BKSN IV&amp;C. Supriyadi&amp;FX. Arie WS\par C. Krisni\\ \hline" calcext:value-type="string">
            <text:p>&amp;25&amp;Kamis&amp;Pkh 1:2-11\par Luk 9:7-9 \par &amp;BKSN IV&amp;C. Supriyadi&amp;FX. Arie WS\par C. Krisni\\ \hlin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table:style-name="Default" table:formula="of:=VLOOKUP(WEEKDAY(DATE(2014;VLOOKUP([.A53];[.$Z$2:.$AA$13];2;0);[.B53]));[.$AA$2:.$AB$10];2;0)" office:value-type="string" office:string-value="Rabu" calcext:value-type="string">
            <text:p>Rab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Ayub 9:1-12, 14-16</text:p>
          </table:table-cell>
          <table:table-cell table:style-name="Default" office:value-type="string" calcext:value-type="string">
            <text:p>Luk 9:57-62 </text:p>
          </table:table-cell>
          <table:table-cell table:number-columns-repeated="2"/>
          <table:table-cell office:value-type="string" calcext:value-type="string">
            <text:p>KRA YP Prononagoro</text:p>
          </table:table-cell>
          <table:table-cell office:value-type="string" calcext:value-type="string">
            <text:p>Sri Utami Chrisssumiwi, Margareta Maria</text:p>
          </table:table-cell>
          <table:table-cell office:value-type="string" calcext:value-type="string">
            <text:p>Suradi, Neo</text:p>
          </table:table-cell>
          <table:table-cell/>
          <table:table-cell table:formula="of:=[.A53]&amp;&quot;&amp;&quot;&amp;[.B53]&amp;&quot;&amp;&quot;&amp;[.C53]&amp;&quot;&amp;&quot;&amp;[.E53]&amp;&quot;\par &quot;&amp;[.F53]&amp;&quot;\par &quot;&amp;[.G53]&amp;&quot;&amp;&quot;&amp;[.D53]&amp;&quot;&amp;&quot;&amp;[.I53]&amp;&quot;&amp;&quot;&amp;[.J53]&amp;&quot;\par &quot;&amp;[.K53]&amp;&quot;\\ \cline{2-7}&quot;" office:value-type="string" office:string-value="Oktober&amp;1&amp;Rabu&amp;Ayub 9:1-12, 14-16\par Luk 9:57-62 \par &amp;Doa Rosario&amp;KRA YP Prononagoro&amp;Sri Utami Chrisssumiwi, Margareta Maria\par Suradi, Neo\\ \cline{2-7}" calcext:value-type="string">
            <text:p>Oktober&amp;1&amp;Rabu&amp;Ayub 9:1-12, 14-16\par Luk 9:57-62 \par &amp;Doa Rosario&amp;KRA YP Prononagoro&amp;Sri Utami Chrisssumiwi, Margareta Maria\par Suradi, Neo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Default" table:formula="of:=VLOOKUP(WEEKDAY(DATE(2014;VLOOKUP([.$A$53];[.$Z$2:.$AA$13];2;0);[.B54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Ayub 19:21-27 (458)</text:p>
          </table:table-cell>
          <table:table-cell table:style-name="Default" office:value-type="string" calcext:value-type="string">
            <text:p>Mat 18:1-5, 10* </text:p>
          </table:table-cell>
          <table:table-cell table:number-columns-repeated="2"/>
          <table:table-cell table:style-name="ce4" office:value-type="string" calcext:value-type="string">
            <text:p>M. Th. Nanik Ismarjiyati</text:p>
          </table:table-cell>
          <table:table-cell office:value-type="string" calcext:value-type="string">
            <text:p>Titisari, Lusia</text:p>
          </table:table-cell>
          <table:table-cell office:value-type="string" calcext:value-type="string">
            <text:p>Sandi Ignatius</text:p>
          </table:table-cell>
          <table:table-cell/>
          <table:table-cell table:formula="of:=[.A54]&amp;&quot;&amp;&quot;&amp;[.B54]&amp;&quot;&amp;&quot;&amp;[.C54]&amp;&quot;&amp;&quot;&amp;[.E54]&amp;&quot;\par &quot;&amp;[.F54]&amp;&quot;\par &quot;&amp;[.G54]&amp;&quot;&amp;&quot;&amp;[.D54]&amp;&quot;&amp;&quot;&amp;[.I54]&amp;&quot;&amp;&quot;&amp;[.J54]&amp;&quot;\par &quot;&amp;[.K54]&amp;&quot;\\ \cline{2-7}&quot;" office:value-type="string" office:string-value="&amp;2&amp;Kamis&amp;Ayub 19:21-27 (458)\par Mat 18:1-5, 10* \par &amp;Doa Rosario&amp;M. Th. Nanik Ismarjiyati&amp;Titisari, Lusia\par Sandi Ignatius\\ \cline{2-7}" calcext:value-type="string">
            <text:p>&amp;2&amp;Kamis&amp;Ayub 19:21-27 (458)\par Mat 18:1-5, 10* \par &amp;Doa Rosario&amp;M. Th. Nanik Ismarjiyati&amp;Titisari, Lusia\par Sandi Ignatius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Default" table:formula="of:=VLOOKUP(WEEKDAY(DATE(2014;VLOOKUP([.$A$53];[.$Z$2:.$AA$13];2;0);[.B55]));[.$AA$2:.$AB$10];2;0)" office:value-type="string" office:string-value="Jumat" calcext:value-type="string">
            <text:p>Jumat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Ayub 38:1, 12-21; 40:3-5</text:p>
          </table:table-cell>
          <table:table-cell table:style-name="Default" office:value-type="string" calcext:value-type="string">
            <text:p>Luk 10:13-16 </text:p>
          </table:table-cell>
          <table:table-cell table:number-columns-repeated="2"/>
          <table:table-cell table:style-name="ce4" office:value-type="string" calcext:value-type="string">
            <text:p>Y. Suyanto</text:p>
          </table:table-cell>
          <table:table-cell office:value-type="string" calcext:value-type="string">
            <text:p>Tri Susilowati, Caecilia</text:p>
          </table:table-cell>
          <table:table-cell office:value-type="string" calcext:value-type="string">
            <text:p>Arie Wibowo S, FX</text:p>
          </table:table-cell>
          <table:table-cell/>
          <table:table-cell table:formula="of:=[.A55]&amp;&quot;&amp;&quot;&amp;[.B55]&amp;&quot;&amp;&quot;&amp;[.C55]&amp;&quot;&amp;&quot;&amp;[.E55]&amp;&quot;\par &quot;&amp;[.F55]&amp;&quot;\par &quot;&amp;[.G55]&amp;&quot;&amp;&quot;&amp;[.D55]&amp;&quot;&amp;&quot;&amp;[.I55]&amp;&quot;&amp;&quot;&amp;[.J55]&amp;&quot;\par &quot;&amp;[.K55]&amp;&quot;\\ \cline{2-7}&quot;" office:value-type="string" office:string-value="&amp;3&amp;Jumat&amp;Ayub 38:1, 12-21; 40:3-5\par Luk 10:13-16 \par &amp;Doa Rosario&amp;Y. Suyanto&amp;Tri Susilowati, Caecilia\par Arie Wibowo S, FX\\ \cline{2-7}" calcext:value-type="string">
            <text:p>&amp;3&amp;Jumat&amp;Ayub 38:1, 12-21; 40:3-5\par Luk 10:13-16 \par &amp;Doa Rosario&amp;Y. Suyanto&amp;Tri Susilowati, Caecilia\par Arie Wibowo S, FX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Default" table:formula="of:=VLOOKUP(WEEKDAY(DATE(2014;VLOOKUP([.$A$53];[.$Z$2:.$AA$13];2;0);[.B56]));[.$AA$2:.$AB$10];2;0)" office:value-type="string" office:string-value="Sabtu" calcext:value-type="string">
            <text:p>Sabt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Ayub 42:1-3, 5-6, 12-17</text:p>
          </table:table-cell>
          <table:table-cell table:style-name="Default" office:value-type="string" calcext:value-type="string">
            <text:p>Luk 10:17-24 </text:p>
          </table:table-cell>
          <table:table-cell table:number-columns-repeated="2"/>
          <table:table-cell table:style-name="ce4" office:value-type="string" calcext:value-type="string">
            <text:p>V. Dalyono</text:p>
          </table:table-cell>
          <table:table-cell office:value-type="string" calcext:value-type="string">
            <text:p>Zeli Puspitasari, R</text:p>
          </table:table-cell>
          <table:table-cell office:value-type="string" calcext:value-type="string">
            <text:p>Budi Hartuti, Maria Goreti</text:p>
          </table:table-cell>
          <table:table-cell/>
          <table:table-cell table:formula="of:=[.A56]&amp;&quot;&amp;&quot;&amp;[.B56]&amp;&quot;&amp;&quot;&amp;[.C56]&amp;&quot;&amp;&quot;&amp;[.E56]&amp;&quot;\par &quot;&amp;[.F56]&amp;&quot;\par &quot;&amp;[.G56]&amp;&quot;&amp;&quot;&amp;[.D56]&amp;&quot;&amp;&quot;&amp;[.I56]&amp;&quot;&amp;&quot;&amp;[.J56]&amp;&quot;\par &quot;&amp;[.K56]&amp;&quot;\\ \cline{2-7}&quot;" office:value-type="string" office:string-value="&amp;4&amp;Sabtu&amp;Ayub 42:1-3, 5-6, 12-17\par Luk 10:17-24 \par &amp;Doa Rosario&amp;V. Dalyono&amp;Zeli Puspitasari, R\par Budi Hartuti, Maria Goreti\\ \cline{2-7}" calcext:value-type="string">
            <text:p>&amp;4&amp;Sabtu&amp;Ayub 42:1-3, 5-6, 12-17\par Luk 10:17-24 \par &amp;Doa Rosario&amp;V. Dalyono&amp;Zeli Puspitasari, R\par Budi Hartuti, Maria Goreti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table:formula="of:=VLOOKUP(WEEKDAY(DATE(2014;VLOOKUP([.$A$53];[.$Z$2:.$AA$13];2;0);[.B57]));[.$AA$2:.$AB$10];2;0)" office:value-type="string" office:string-value="Minggu" calcext:value-type="string">
            <text:p>Mingg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Yes 5:1-7</text:p>
          </table:table-cell>
          <table:table-cell table:style-name="Default" office:value-type="string" calcext:value-type="string">
            <text:p>Flp 4:6-9</text:p>
          </table:table-cell>
          <table:table-cell office:value-type="string" calcext:value-type="string">
            <text:p>Mat 21:33-43 </text:p>
          </table:table-cell>
          <table:table-cell/>
          <table:table-cell table:style-name="ce4" office:value-type="string" calcext:value-type="string">
            <text:p>Anton Supriyana</text:p>
          </table:table-cell>
          <table:table-cell office:value-type="string" calcext:value-type="string">
            <text:p>Lamakey Maria Antonia Tona</text:p>
          </table:table-cell>
          <table:table-cell office:value-type="string" calcext:value-type="string">
            <text:p>Prima Ari Setiyani, Theresia</text:p>
          </table:table-cell>
          <table:table-cell/>
          <table:table-cell table:formula="of:=[.A57]&amp;&quot;&amp;&quot;&amp;[.B57]&amp;&quot;&amp;&quot;&amp;[.C57]&amp;&quot;&amp;&quot;&amp;[.E57]&amp;&quot;\par &quot;&amp;[.F57]&amp;&quot;\par &quot;&amp;[.G57]&amp;&quot;&amp;&quot;&amp;[.D57]&amp;&quot;&amp;&quot;&amp;[.I57]&amp;&quot;&amp;&quot;&amp;[.J57]&amp;&quot;\par &quot;&amp;[.K57]&amp;&quot;\\ \cline{2-7}&quot;" office:value-type="string" office:string-value="&amp;5&amp;Minggu&amp;Yes 5:1-7\par Flp 4:6-9\par Mat 21:33-43 &amp;Doa Rosario&amp;Anton Supriyana&amp;Lamakey Maria Antonia Tona\par Prima Ari Setiyani, Theresia\\ \cline{2-7}" calcext:value-type="string">
            <text:p>&amp;5&amp;Minggu&amp;Yes 5:1-7\par Flp 4:6-9\par Mat 21:33-43 &amp;Doa Rosario&amp;Anton Supriyana&amp;Lamakey Maria Antonia Tona\par Prima Ari Setiyani, Theresi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Default" table:formula="of:=VLOOKUP(WEEKDAY(DATE(2014;VLOOKUP([.$A$53];[.$Z$2:.$AA$13];2;0);[.B58]));[.$AA$2:.$AB$10];2;0)" office:value-type="string" office:string-value="Senin" calcext:value-type="string">
            <text:p>Senin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Gal 1:6-12</text:p>
          </table:table-cell>
          <table:table-cell table:style-name="Default" office:value-type="string" calcext:value-type="string">
            <text:p>Luk 10:25-37 </text:p>
          </table:table-cell>
          <table:table-cell table:number-columns-repeated="2"/>
          <table:table-cell table:style-name="ce4" office:value-type="string" calcext:value-type="string">
            <text:p>P. Suroyo</text:p>
          </table:table-cell>
          <table:table-cell office:value-type="string" calcext:value-type="string">
            <text:p>Sode Muda Valentia, Elenora</text:p>
          </table:table-cell>
          <table:table-cell office:value-type="string" calcext:value-type="string">
            <text:p>Sode Muda, Maria</text:p>
          </table:table-cell>
          <table:table-cell/>
          <table:table-cell table:formula="of:=[.A58]&amp;&quot;&amp;&quot;&amp;[.B58]&amp;&quot;&amp;&quot;&amp;[.C58]&amp;&quot;&amp;&quot;&amp;[.E58]&amp;&quot;\par &quot;&amp;[.F58]&amp;&quot;\par &quot;&amp;[.G58]&amp;&quot;&amp;&quot;&amp;[.D58]&amp;&quot;&amp;&quot;&amp;[.I58]&amp;&quot;&amp;&quot;&amp;[.J58]&amp;&quot;\par &quot;&amp;[.K58]&amp;&quot;\\ \cline{2-7}&quot;" office:value-type="string" office:string-value="&amp;6&amp;Senin&amp;Gal 1:6-12\par Luk 10:25-37 \par &amp;Doa Rosario&amp;P. Suroyo&amp;Sode Muda Valentia, Elenora\par Sode Muda, Maria\\ \cline{2-7}" calcext:value-type="string">
            <text:p>&amp;6&amp;Senin&amp;Gal 1:6-12\par Luk 10:25-37 \par &amp;Doa Rosario&amp;P. Suroyo&amp;Sode Muda Valentia, Elenora\par Sode Muda, Mari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table:formula="of:=VLOOKUP(WEEKDAY(DATE(2014;VLOOKUP([.$A$53];[.$Z$2:.$AA$13];2;0);[.B59]));[.$AA$2:.$AB$10];2;0)" office:value-type="string" office:string-value="Selasa" calcext:value-type="string">
            <text:p>Selasa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Gal 1:13-24</text:p>
          </table:table-cell>
          <table:table-cell table:style-name="Default" office:value-type="string" calcext:value-type="string">
            <text:p>Luk 10:38-42 </text:p>
          </table:table-cell>
          <table:table-cell table:number-columns-repeated="2"/>
          <table:table-cell office:value-type="string" calcext:value-type="string">
            <text:p>C. Triyono</text:p>
          </table:table-cell>
          <table:table-cell office:value-type="string" calcext:value-type="string">
            <text:p>Sudarmadi, Yohanes</text:p>
          </table:table-cell>
          <table:table-cell office:value-type="string" calcext:value-type="string">
            <text:p>Lamakey Maria Anastasia Bare</text:p>
          </table:table-cell>
          <table:table-cell/>
          <table:table-cell table:formula="of:=[.A59]&amp;&quot;&amp;&quot;&amp;[.B59]&amp;&quot;&amp;&quot;&amp;[.C59]&amp;&quot;&amp;&quot;&amp;[.E59]&amp;&quot;\par &quot;&amp;[.F59]&amp;&quot;\par &quot;&amp;[.G59]&amp;&quot;&amp;&quot;&amp;[.D59]&amp;&quot;&amp;&quot;&amp;[.I59]&amp;&quot;&amp;&quot;&amp;[.J59]&amp;&quot;\par &quot;&amp;[.K59]&amp;&quot;\\ \cline{2-7}&quot;" office:value-type="string" office:string-value="&amp;7&amp;Selasa&amp;Gal 1:13-24\par Luk 10:38-42 \par &amp;Doa Rosario&amp;C. Triyono&amp;Sudarmadi, Yohanes\par Lamakey Maria Anastasia Bare\\ \cline{2-7}" calcext:value-type="string">
            <text:p>&amp;7&amp;Selasa&amp;Gal 1:13-24\par Luk 10:38-42 \par &amp;Doa Rosario&amp;C. Triyono&amp;Sudarmadi, Yohanes\par Lamakey Maria Anastasia Bare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Default" table:formula="of:=VLOOKUP(WEEKDAY(DATE(2014;VLOOKUP([.$A$53];[.$Z$2:.$AA$13];2;0);[.B60]));[.$AA$2:.$AB$10];2;0)" office:value-type="string" office:string-value="Rabu" calcext:value-type="string">
            <text:p>Rab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Gal 2:1-2, 7-14</text:p>
          </table:table-cell>
          <table:table-cell table:style-name="Default" office:value-type="string" calcext:value-type="string">
            <text:p>Luk 11:1-4 </text:p>
          </table:table-cell>
          <table:table-cell table:number-columns-repeated="2"/>
          <table:table-cell table:style-name="ce4" office:value-type="string" calcext:value-type="string">
            <text:p>Y. Suripto</text:p>
          </table:table-cell>
          <table:table-cell office:value-type="string" calcext:value-type="string">
            <text:p>Sode Muda, Maria</text:p>
          </table:table-cell>
          <table:table-cell office:value-type="string" calcext:value-type="string">
            <text:p>Supriadi, Cornelius</text:p>
          </table:table-cell>
          <table:table-cell/>
          <table:table-cell table:formula="of:=[.A60]&amp;&quot;&amp;&quot;&amp;[.B60]&amp;&quot;&amp;&quot;&amp;[.C60]&amp;&quot;&amp;&quot;&amp;[.E60]&amp;&quot;\par &quot;&amp;[.F60]&amp;&quot;\par &quot;&amp;[.G60]&amp;&quot;&amp;&quot;&amp;[.D60]&amp;&quot;&amp;&quot;&amp;[.I60]&amp;&quot;&amp;&quot;&amp;[.J60]&amp;&quot;\par &quot;&amp;[.K60]&amp;&quot;\\ \cline{2-7}&quot;" office:value-type="string" office:string-value="&amp;8&amp;Rabu&amp;Gal 2:1-2, 7-14\par Luk 11:1-4 \par &amp;Doa Rosario&amp;Y. Suripto&amp;Sode Muda, Maria\par Supriadi, Cornelius\\ \cline{2-7}" calcext:value-type="string">
            <text:p>&amp;8&amp;Rabu&amp;Gal 2:1-2, 7-14\par Luk 11:1-4 \par &amp;Doa Rosario&amp;Y. Suripto&amp;Sode Muda, Maria\par Supriadi, Cornelius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table:formula="of:=VLOOKUP(WEEKDAY(DATE(2014;VLOOKUP([.$A$53];[.$Z$2:.$AA$13];2;0);[.B61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Gal 3:1-5</text:p>
          </table:table-cell>
          <table:table-cell table:style-name="Default" office:value-type="string" calcext:value-type="string">
            <text:p>Luk 11:5-13 </text:p>
          </table:table-cell>
          <table:table-cell table:number-columns-repeated="2"/>
          <table:table-cell table:style-name="ce4" office:value-type="string" calcext:value-type="string">
            <text:p>Aloysius Lamakey</text:p>
          </table:table-cell>
          <table:table-cell office:value-type="string" calcext:value-type="string">
            <text:p>Supriadi, Cornelius</text:p>
          </table:table-cell>
          <table:table-cell office:value-type="string" calcext:value-type="string">
            <text:p>Apriliana Wulandari, Herminigilda</text:p>
          </table:table-cell>
          <table:table-cell/>
          <table:table-cell table:formula="of:=[.A61]&amp;&quot;&amp;&quot;&amp;[.B61]&amp;&quot;&amp;&quot;&amp;[.C61]&amp;&quot;&amp;&quot;&amp;[.E61]&amp;&quot;\par &quot;&amp;[.F61]&amp;&quot;\par &quot;&amp;[.G61]&amp;&quot;&amp;&quot;&amp;[.D61]&amp;&quot;&amp;&quot;&amp;[.I61]&amp;&quot;&amp;&quot;&amp;[.J61]&amp;&quot;\par &quot;&amp;[.K61]&amp;&quot;\\ \cline{2-7}&quot;" office:value-type="string" office:string-value="&amp;9&amp;Kamis&amp;Gal 3:1-5\par Luk 11:5-13 \par &amp;Doa Rosario&amp;Aloysius Lamakey&amp;Supriadi, Cornelius\par Apriliana Wulandari, Herminigilda\\ \cline{2-7}" calcext:value-type="string">
            <text:p>&amp;9&amp;Kamis&amp;Gal 3:1-5\par Luk 11:5-13 \par &amp;Doa Rosario&amp;Aloysius Lamakey&amp;Supriadi, Cornelius\par Apriliana Wulandari, Herminigild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Default" table:formula="of:=VLOOKUP(WEEKDAY(DATE(2014;VLOOKUP([.$A$53];[.$Z$2:.$AA$13];2;0);[.B62]));[.$AA$2:.$AB$10];2;0)" office:value-type="string" office:string-value="Jumat" calcext:value-type="string">
            <text:p>Jumat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Gal 3:7-14</text:p>
          </table:table-cell>
          <table:table-cell table:style-name="Default" office:value-type="string" calcext:value-type="string">
            <text:p>Luk 11:15-26 </text:p>
          </table:table-cell>
          <table:table-cell table:number-columns-repeated="2"/>
          <table:table-cell table:style-name="ce4" office:value-type="string" calcext:value-type="string">
            <text:p>FX Sularto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Djuwarni Anastasia Hedwig</text:p>
          </table:table-cell>
          <table:table-cell/>
          <table:table-cell table:formula="of:=[.A62]&amp;&quot;&amp;&quot;&amp;[.B62]&amp;&quot;&amp;&quot;&amp;[.C62]&amp;&quot;&amp;&quot;&amp;[.E62]&amp;&quot;\par &quot;&amp;[.F62]&amp;&quot;\par &quot;&amp;[.G62]&amp;&quot;&amp;&quot;&amp;[.D62]&amp;&quot;&amp;&quot;&amp;[.I62]&amp;&quot;&amp;&quot;&amp;[.J62]&amp;&quot;\par &quot;&amp;[.K62]&amp;&quot;\\ \cline{2-7}&quot;" office:value-type="string" office:string-value="&amp;10&amp;Jumat&amp;Gal 3:7-14\par Luk 11:15-26 \par &amp;Doa Rosario&amp;FX Sularto&amp;Aloysius Lamakey\par Djuwarni Anastasia Hedwig\\ \cline{2-7}" calcext:value-type="string">
            <text:p>&amp;10&amp;Jumat&amp;Gal 3:7-14\par Luk 11:15-26 \par &amp;Doa Rosario&amp;FX Sularto&amp;Aloysius Lamakey\par Djuwarni Anastasia Hedwig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Default" table:formula="of:=VLOOKUP(WEEKDAY(DATE(2014;VLOOKUP([.$A$53];[.$Z$2:.$AA$13];2;0);[.B63]));[.$AA$2:.$AB$10];2;0)" office:value-type="string" office:string-value="Sabtu" calcext:value-type="string">
            <text:p>Sabt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Gal 3:22-29</text:p>
          </table:table-cell>
          <table:table-cell table:style-name="Default" office:value-type="string" calcext:value-type="string">
            <text:p>Luk 11:27-28 </text:p>
          </table:table-cell>
          <table:table-cell table:number-columns-repeated="2"/>
          <table:table-cell office:value-type="string" calcext:value-type="string">
            <text:p>Andreas Keso Muda</text:p>
          </table:table-cell>
          <table:table-cell office:value-type="string" calcext:value-type="string">
            <text:p>Lamakey Maria Anastasia Bare</text:p>
          </table:table-cell>
          <table:table-cell office:value-type="string" calcext:value-type="string">
            <text:p>Zeli Puspitasari, R</text:p>
          </table:table-cell>
          <table:table-cell/>
          <table:table-cell table:formula="of:=[.A63]&amp;&quot;&amp;&quot;&amp;[.B63]&amp;&quot;&amp;&quot;&amp;[.C63]&amp;&quot;&amp;&quot;&amp;[.E63]&amp;&quot;\par &quot;&amp;[.F63]&amp;&quot;\par &quot;&amp;[.G63]&amp;&quot;&amp;&quot;&amp;[.D63]&amp;&quot;&amp;&quot;&amp;[.I63]&amp;&quot;&amp;&quot;&amp;[.J63]&amp;&quot;\par &quot;&amp;[.K63]&amp;&quot;\\ \cline{2-7}&quot;" office:value-type="string" office:string-value="&amp;11&amp;Sabtu&amp;Gal 3:22-29\par Luk 11:27-28 \par &amp;Doa Rosario&amp;Andreas Keso Muda&amp;Lamakey Maria Anastasia Bare\par Zeli Puspitasari, R\\ \cline{2-7}" calcext:value-type="string">
            <text:p>&amp;11&amp;Sabtu&amp;Gal 3:22-29\par Luk 11:27-28 \par &amp;Doa Rosario&amp;Andreas Keso Muda&amp;Lamakey Maria Anastasia Bare\par Zeli Puspitasari, R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Default" table:formula="of:=VLOOKUP(WEEKDAY(DATE(2014;VLOOKUP([.$A$53];[.$Z$2:.$AA$13];2;0);[.B64]));[.$AA$2:.$AB$10];2;0)" office:value-type="string" office:string-value="Minggu" calcext:value-type="string">
            <text:p>Mingg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Yes 25:6-10a</text:p>
          </table:table-cell>
          <table:table-cell table:style-name="Default" office:value-type="string" calcext:value-type="string">
            <text:p>Flp 4:12-14, 19-20</text:p>
          </table:table-cell>
          <table:table-cell office:value-type="string" calcext:value-type="string">
            <text:p>Mat 22:1-14 or 22:1-10 </text:p>
          </table:table-cell>
          <table:table-cell/>
          <table:table-cell table:style-name="ce4" office:value-type="string" calcext:value-type="string">
            <text:p>Y. Sudarmadi</text:p>
          </table:table-cell>
          <table:table-cell office:value-type="string" calcext:value-type="string">
            <text:p>Prima Ari Setiyani, Theresia</text:p>
          </table:table-cell>
          <table:table-cell office:value-type="string" calcext:value-type="string">
            <text:p>Lamakey Maria Antonia Tona</text:p>
          </table:table-cell>
          <table:table-cell/>
          <table:table-cell table:formula="of:=[.A64]&amp;&quot;&amp;&quot;&amp;[.B64]&amp;&quot;&amp;&quot;&amp;[.C64]&amp;&quot;&amp;&quot;&amp;[.E64]&amp;&quot;\par &quot;&amp;[.F64]&amp;&quot;\par &quot;&amp;[.G64]&amp;&quot;&amp;&quot;&amp;[.D64]&amp;&quot;&amp;&quot;&amp;[.I64]&amp;&quot;&amp;&quot;&amp;[.J64]&amp;&quot;\par &quot;&amp;[.K64]&amp;&quot;\\ \cline{2-7}&quot;" office:value-type="string" office:string-value="&amp;12&amp;Minggu&amp;Yes 25:6-10a\par Flp 4:12-14, 19-20\par Mat 22:1-14 or 22:1-10 &amp;Doa Rosario&amp;Y. Sudarmadi&amp;Prima Ari Setiyani, Theresia\par Lamakey Maria Antonia Tona\\ \cline{2-7}" calcext:value-type="string">
            <text:p>&amp;12&amp;Minggu&amp;Yes 25:6-10a\par Flp 4:12-14, 19-20\par Mat 22:1-14 or 22:1-10 &amp;Doa Rosario&amp;Y. Sudarmadi&amp;Prima Ari Setiyani, Theresia\par Lamakey Maria Antonia Ton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Default" table:formula="of:=VLOOKUP(WEEKDAY(DATE(2014;VLOOKUP([.$A$53];[.$Z$2:.$AA$13];2;0);[.B65]));[.$AA$2:.$AB$10];2;0)" office:value-type="string" office:string-value="Senin" calcext:value-type="string">
            <text:p>Senin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Gal 4:22-24, 26-27, 31—5:1</text:p>
          </table:table-cell>
          <table:table-cell table:style-name="Default" office:value-type="string" calcext:value-type="string">
            <text:p>Luk 11:29-32 </text:p>
          </table:table-cell>
          <table:table-cell table:number-columns-repeated="2"/>
          <table:table-cell table:style-name="ce4" office:value-type="string" calcext:value-type="string">
            <text:p>FX Arie WS</text:p>
          </table:table-cell>
          <table:table-cell office:value-type="string" calcext:value-type="string">
            <text:p>Djuwarni, Anastasia Hedwig</text:p>
          </table:table-cell>
          <table:table-cell office:value-type="string" calcext:value-type="string">
            <text:p>Sode Muda Valentia, Elenora</text:p>
          </table:table-cell>
          <table:table-cell/>
          <table:table-cell table:formula="of:=[.A65]&amp;&quot;&amp;&quot;&amp;[.B65]&amp;&quot;&amp;&quot;&amp;[.C65]&amp;&quot;&amp;&quot;&amp;[.E65]&amp;&quot;\par &quot;&amp;[.F65]&amp;&quot;\par &quot;&amp;[.G65]&amp;&quot;&amp;&quot;&amp;[.D65]&amp;&quot;&amp;&quot;&amp;[.I65]&amp;&quot;&amp;&quot;&amp;[.J65]&amp;&quot;\par &quot;&amp;[.K65]&amp;&quot;\\ \cline{2-7}&quot;" office:value-type="string" office:string-value="&amp;13&amp;Senin&amp;Gal 4:22-24, 26-27, 31—5:1\par Luk 11:29-32 \par &amp;Doa Rosario&amp;FX Arie WS&amp;Djuwarni, Anastasia Hedwig\par Sode Muda Valentia, Elenora\\ \cline{2-7}" calcext:value-type="string">
            <text:p>&amp;13&amp;Senin&amp;Gal 4:22-24, 26-27, 31—5:1\par Luk 11:29-32 \par &amp;Doa Rosario&amp;FX Arie WS&amp;Djuwarni, Anastasia Hedwig\par Sode Muda Valentia, Elenor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Default" table:formula="of:=VLOOKUP(WEEKDAY(DATE(2014;VLOOKUP([.$A$53];[.$Z$2:.$AA$13];2;0);[.B66]));[.$AA$2:.$AB$10];2;0)" office:value-type="string" office:string-value="Selasa" calcext:value-type="string">
            <text:p>Selasa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Gal 5:1-6</text:p>
          </table:table-cell>
          <table:table-cell table:style-name="Default" office:value-type="string" calcext:value-type="string">
            <text:p>Luk 11:37-41 </text:p>
          </table:table-cell>
          <table:table-cell table:number-columns-repeated="2"/>
          <table:table-cell table:style-name="ce4" office:value-type="string" calcext:value-type="string">
            <text:p>Th. Banar</text:p>
          </table:table-cell>
          <table:table-cell office:value-type="string" calcext:value-type="string">
            <text:p>Sukarmi, Agnes</text:p>
          </table:table-cell>
          <table:table-cell office:value-type="string" calcext:value-type="string">
            <text:p>Tri Susilowati, Caecilia</text:p>
          </table:table-cell>
          <table:table-cell/>
          <table:table-cell table:formula="of:=[.A66]&amp;&quot;&amp;&quot;&amp;[.B66]&amp;&quot;&amp;&quot;&amp;[.C66]&amp;&quot;&amp;&quot;&amp;[.E66]&amp;&quot;\par &quot;&amp;[.F66]&amp;&quot;\par &quot;&amp;[.G66]&amp;&quot;&amp;&quot;&amp;[.D66]&amp;&quot;&amp;&quot;&amp;[.I66]&amp;&quot;&amp;&quot;&amp;[.J66]&amp;&quot;\par &quot;&amp;[.K66]&amp;&quot;\\ \cline{2-7}&quot;" office:value-type="string" office:string-value="&amp;14&amp;Selasa&amp;Gal 5:1-6\par Luk 11:37-41 \par &amp;Doa Rosario&amp;Th. Banar&amp;Sukarmi, Agnes\par Tri Susilowati, Caecilia\\ \cline{2-7}" calcext:value-type="string">
            <text:p>&amp;14&amp;Selasa&amp;Gal 5:1-6\par Luk 11:37-41 \par &amp;Doa Rosario&amp;Th. Banar&amp;Sukarmi, Agnes\par Tri Susilowati, Caecili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Default" table:formula="of:=VLOOKUP(WEEKDAY(DATE(2014;VLOOKUP([.$A$53];[.$Z$2:.$AA$13];2;0);[.B67]));[.$AA$2:.$AB$10];2;0)" office:value-type="string" office:string-value="Rabu" calcext:value-type="string">
            <text:p>Rab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Gal 5:18-25</text:p>
          </table:table-cell>
          <table:table-cell table:style-name="Default" office:value-type="string" calcext:value-type="string">
            <text:p>Luk 11:42-46 </text:p>
          </table:table-cell>
          <table:table-cell table:number-columns-repeated="2"/>
          <table:table-cell table:style-name="ce4" office:value-type="string" calcext:value-type="string">
            <text:p>Ig. Sandy</text:p>
          </table:table-cell>
          <table:table-cell office:value-type="string" calcext:value-type="string">
            <text:p>Jatiningsih, Yulia</text:p>
          </table:table-cell>
          <table:table-cell office:value-type="string" calcext:value-type="string">
            <text:p>Tri Tutwuri, Kristina</text:p>
          </table:table-cell>
          <table:table-cell/>
          <table:table-cell table:formula="of:=[.A67]&amp;&quot;&amp;&quot;&amp;[.B67]&amp;&quot;&amp;&quot;&amp;[.C67]&amp;&quot;&amp;&quot;&amp;[.E67]&amp;&quot;\par &quot;&amp;[.F67]&amp;&quot;\par &quot;&amp;[.G67]&amp;&quot;&amp;&quot;&amp;[.D67]&amp;&quot;&amp;&quot;&amp;[.I67]&amp;&quot;&amp;&quot;&amp;[.J67]&amp;&quot;\par &quot;&amp;[.K67]&amp;&quot;\\ \cline{2-7}&quot;" office:value-type="string" office:string-value="&amp;15&amp;Rabu&amp;Gal 5:18-25\par Luk 11:42-46 \par &amp;Doa Rosario&amp;Ig. Sandy&amp;Jatiningsih, Yulia\par Tri Tutwuri, Kristina\\ \cline{2-7}" calcext:value-type="string">
            <text:p>&amp;15&amp;Rabu&amp;Gal 5:18-25\par Luk 11:42-46 \par &amp;Doa Rosario&amp;Ig. Sandy&amp;Jatiningsih, Yulia\par Tri Tutwuri, Kristin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Default" table:formula="of:=VLOOKUP(WEEKDAY(DATE(2014;VLOOKUP([.$A$53];[.$Z$2:.$AA$13];2;0);[.B68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Ef 1:1-10</text:p>
          </table:table-cell>
          <table:table-cell table:style-name="Default" office:value-type="string" calcext:value-type="string">
            <text:p>Luk 11:47-54 </text:p>
          </table:table-cell>
          <table:table-cell table:number-columns-repeated="2"/>
          <table:table-cell office:value-type="string" calcext:value-type="string">
            <text:p>Neo Suradi</text:p>
          </table:table-cell>
          <table:table-cell office:value-type="string" calcext:value-type="string">
            <text:p>Melati, Rosevita</text:p>
          </table:table-cell>
          <table:table-cell office:value-type="string" calcext:value-type="string">
            <text:p>Sri Utami Chrisssumiwi, Margareta Maria</text:p>
          </table:table-cell>
          <table:table-cell/>
          <table:table-cell table:formula="of:=[.A68]&amp;&quot;&amp;&quot;&amp;[.B68]&amp;&quot;&amp;&quot;&amp;[.C68]&amp;&quot;&amp;&quot;&amp;[.E68]&amp;&quot;\par &quot;&amp;[.F68]&amp;&quot;\par &quot;&amp;[.G68]&amp;&quot;&amp;&quot;&amp;[.D68]&amp;&quot;&amp;&quot;&amp;[.I68]&amp;&quot;&amp;&quot;&amp;[.J68]&amp;&quot;\par &quot;&amp;[.K68]&amp;&quot;\\ \cline{2-7}&quot;" office:value-type="string" office:string-value="&amp;16&amp;Kamis&amp;Ef 1:1-10\par Luk 11:47-54 \par &amp;Doa Rosario&amp;Neo Suradi&amp;Melati, Rosevita\par Sri Utami Chrisssumiwi, Margareta Maria\\ \cline{2-7}" calcext:value-type="string">
            <text:p>&amp;16&amp;Kamis&amp;Ef 1:1-10\par Luk 11:47-54 \par &amp;Doa Rosario&amp;Neo Suradi&amp;Melati, Rosevita\par Sri Utami Chrisssumiwi, Margareta Mari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Default" table:formula="of:=VLOOKUP(WEEKDAY(DATE(2014;VLOOKUP([.$A$53];[.$Z$2:.$AA$13];2;0);[.B69]));[.$AA$2:.$AB$10];2;0)" office:value-type="string" office:string-value="Jumat" calcext:value-type="string">
            <text:p>Jumat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Ef 1:11-14</text:p>
          </table:table-cell>
          <table:table-cell table:style-name="Default" office:value-type="string" calcext:value-type="string">
            <text:p>Luk 12:1-7 </text:p>
          </table:table-cell>
          <table:table-cell table:number-columns-repeated="2"/>
          <table:table-cell table:style-name="ce4" office:value-type="string" calcext:value-type="string">
            <text:p>C. Krisni</text:p>
          </table:table-cell>
          <table:table-cell office:value-type="string" calcext:value-type="string">
            <text:p>Tri Tutwuri, Kristina</text:p>
          </table:table-cell>
          <table:table-cell office:value-type="string" calcext:value-type="string">
            <text:p>Aloysius Lamakey</text:p>
          </table:table-cell>
          <table:table-cell/>
          <table:table-cell table:formula="of:=[.A69]&amp;&quot;&amp;&quot;&amp;[.B69]&amp;&quot;&amp;&quot;&amp;[.C69]&amp;&quot;&amp;&quot;&amp;[.E69]&amp;&quot;\par &quot;&amp;[.F69]&amp;&quot;\par &quot;&amp;[.G69]&amp;&quot;&amp;&quot;&amp;[.D69]&amp;&quot;&amp;&quot;&amp;[.I69]&amp;&quot;&amp;&quot;&amp;[.J69]&amp;&quot;\par &quot;&amp;[.K69]&amp;&quot;\\ \cline{2-7}&quot;" office:value-type="string" office:string-value="&amp;17&amp;Jumat&amp;Ef 1:11-14\par Luk 12:1-7 \par &amp;Doa Rosario&amp;C. Krisni&amp;Tri Tutwuri, Kristina\par Aloysius Lamakey\\ \cline{2-7}" calcext:value-type="string">
            <text:p>&amp;17&amp;Jumat&amp;Ef 1:11-14\par Luk 12:1-7 \par &amp;Doa Rosario&amp;C. Krisni&amp;Tri Tutwuri, Kristina\par Aloysius Lamakey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Default" table:formula="of:=VLOOKUP(WEEKDAY(DATE(2014;VLOOKUP([.$A$53];[.$Z$2:.$AA$13];2;0);[.B70]));[.$AA$2:.$AB$10];2;0)" office:value-type="string" office:string-value="Sabtu" calcext:value-type="string">
            <text:p>Sabt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2 Tim 4:10-17b</text:p>
          </table:table-cell>
          <table:table-cell table:style-name="Default" office:value-type="string" calcext:value-type="string">
            <text:p>Luk 10:1-9 </text:p>
          </table:table-cell>
          <table:table-cell table:number-columns-repeated="2"/>
          <table:table-cell table:style-name="ce4" office:value-type="string" calcext:value-type="string">
            <text:p>C. Supriyadi</text:p>
          </table:table-cell>
          <table:table-cell office:value-type="string" calcext:value-type="string">
            <text:p>Aditya Bimantara, Andreas</text:p>
          </table:table-cell>
          <table:table-cell office:value-type="string" calcext:value-type="string">
            <text:p>Chatarina Sukarmi</text:p>
          </table:table-cell>
          <table:table-cell/>
          <table:table-cell table:formula="of:=[.A70]&amp;&quot;&amp;&quot;&amp;[.B70]&amp;&quot;&amp;&quot;&amp;[.C70]&amp;&quot;&amp;&quot;&amp;[.E70]&amp;&quot;\par &quot;&amp;[.F70]&amp;&quot;\par &quot;&amp;[.G70]&amp;&quot;&amp;&quot;&amp;[.D70]&amp;&quot;&amp;&quot;&amp;[.I70]&amp;&quot;&amp;&quot;&amp;[.J70]&amp;&quot;\par &quot;&amp;[.K70]&amp;&quot;\\ \cline{2-7}&quot;" office:value-type="string" office:string-value="&amp;18&amp;Sabtu&amp;2 Tim 4:10-17b\par Luk 10:1-9 \par &amp;Doa Rosario&amp;C. Supriyadi&amp;Aditya Bimantara, Andreas\par Chatarina Sukarmi\\ \cline{2-7}" calcext:value-type="string">
            <text:p>&amp;18&amp;Sabtu&amp;2 Tim 4:10-17b\par Luk 10:1-9 \par &amp;Doa Rosario&amp;C. Supriyadi&amp;Aditya Bimantara, Andreas\par Chatarina Sukarmi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Default" table:formula="of:=VLOOKUP(WEEKDAY(DATE(2014;VLOOKUP([.$A$53];[.$Z$2:.$AA$13];2;0);[.B71]));[.$AA$2:.$AB$10];2;0)" office:value-type="string" office:string-value="Minggu" calcext:value-type="string">
            <text:p>Mingg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Yes 45:1, 4-6</text:p>
          </table:table-cell>
          <table:table-cell table:style-name="Default" office:value-type="string" calcext:value-type="string">
            <text:p>1 Tes 1:1-5b</text:p>
          </table:table-cell>
          <table:table-cell office:value-type="string" calcext:value-type="string">
            <text:p>Mat 22:15-21 </text:p>
          </table:table-cell>
          <table:table-cell/>
          <table:table-cell office:value-type="string" calcext:value-type="string">
            <text:p>KRA YP Prononagoro</text:p>
          </table:table-cell>
          <table:table-cell office:value-type="string" calcext:value-type="string">
            <text:p>Chatarina Sukarmi</text:p>
          </table:table-cell>
          <table:table-cell office:value-type="string" calcext:value-type="string">
            <text:p>Titisari, Lusia</text:p>
          </table:table-cell>
          <table:table-cell/>
          <table:table-cell table:formula="of:=[.A71]&amp;&quot;&amp;&quot;&amp;[.B71]&amp;&quot;&amp;&quot;&amp;[.C71]&amp;&quot;&amp;&quot;&amp;[.E71]&amp;&quot;\par &quot;&amp;[.F71]&amp;&quot;\par &quot;&amp;[.G71]&amp;&quot;&amp;&quot;&amp;[.D71]&amp;&quot;&amp;&quot;&amp;[.I71]&amp;&quot;&amp;&quot;&amp;[.J71]&amp;&quot;\par &quot;&amp;[.K71]&amp;&quot;\\ \cline{2-7}&quot;" office:value-type="string" office:string-value="&amp;19&amp;Minggu&amp;Yes 45:1, 4-6\par 1 Tes 1:1-5b\par Mat 22:15-21 &amp;Doa Rosario&amp;KRA YP Prononagoro&amp;Chatarina Sukarmi\par Titisari, Lusia\\ \cline{2-7}" calcext:value-type="string">
            <text:p>&amp;19&amp;Minggu&amp;Yes 45:1, 4-6\par 1 Tes 1:1-5b\par Mat 22:15-21 &amp;Doa Rosario&amp;KRA YP Prononagoro&amp;Chatarina Sukarmi\par Titisari, Lusi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Default" table:formula="of:=VLOOKUP(WEEKDAY(DATE(2014;VLOOKUP([.$A$53];[.$Z$2:.$AA$13];2;0);[.B72]));[.$AA$2:.$AB$10];2;0)" office:value-type="string" office:string-value="Senin" calcext:value-type="string">
            <text:p>Senin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Ef 2:1-10</text:p>
          </table:table-cell>
          <table:table-cell table:style-name="Default" office:value-type="string" calcext:value-type="string">
            <text:p>Luk 12:13-21 </text:p>
          </table:table-cell>
          <table:table-cell table:number-columns-repeated="2"/>
          <table:table-cell table:style-name="ce4" office:value-type="string" calcext:value-type="string">
            <text:p>M. Th. Nanik Ismarjiyati</text:p>
          </table:table-cell>
          <table:table-cell office:value-type="string" calcext:value-type="string">
            <text:p>Setya Prihatiningtyas, Chatarina</text:p>
          </table:table-cell>
          <table:table-cell office:value-type="string" calcext:value-type="string">
            <text:p>Pratama Krisna Bayu Aji, Stefanus</text:p>
          </table:table-cell>
          <table:table-cell/>
          <table:table-cell table:formula="of:=[.A72]&amp;&quot;&amp;&quot;&amp;[.B72]&amp;&quot;&amp;&quot;&amp;[.C72]&amp;&quot;&amp;&quot;&amp;[.E72]&amp;&quot;\par &quot;&amp;[.F72]&amp;&quot;\par &quot;&amp;[.G72]&amp;&quot;&amp;&quot;&amp;[.D72]&amp;&quot;&amp;&quot;&amp;[.I72]&amp;&quot;&amp;&quot;&amp;[.J72]&amp;&quot;\par &quot;&amp;[.K72]&amp;&quot;\\ \cline{2-7}&quot;" office:value-type="string" office:string-value="&amp;20&amp;Senin&amp;Ef 2:1-10\par Luk 12:13-21 \par &amp;Doa Rosario&amp;M. Th. Nanik Ismarjiyati&amp;Setya Prihatiningtyas, Chatarina\par Pratama Krisna Bayu Aji, Stefanus\\ \cline{2-7}" calcext:value-type="string">
            <text:p>&amp;20&amp;Senin&amp;Ef 2:1-10\par Luk 12:13-21 \par &amp;Doa Rosario&amp;M. Th. Nanik Ismarjiyati&amp;Setya Prihatiningtyas, Chatarina\par Pratama Krisna Bayu Aji, Stefanus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Default" table:formula="of:=VLOOKUP(WEEKDAY(DATE(2014;VLOOKUP([.$A$53];[.$Z$2:.$AA$13];2;0);[.B73]));[.$AA$2:.$AB$10];2;0)" office:value-type="string" office:string-value="Selasa" calcext:value-type="string">
            <text:p>Selasa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Ef 2:12-22</text:p>
          </table:table-cell>
          <table:table-cell table:style-name="Default" office:value-type="string" calcext:value-type="string">
            <text:p>Luk 12:35-38 </text:p>
          </table:table-cell>
          <table:table-cell table:number-columns-repeated="2"/>
          <table:table-cell table:style-name="ce4" office:value-type="string" calcext:value-type="string">
            <text:p>Y. Suyanto</text:p>
          </table:table-cell>
          <table:table-cell office:value-type="string" calcext:value-type="string">
            <text:p>Sandi Ignatius</text:p>
          </table:table-cell>
          <table:table-cell office:value-type="string" calcext:value-type="string">
            <text:p>Delphito Nugroho, Bartolomeus</text:p>
          </table:table-cell>
          <table:table-cell/>
          <table:table-cell table:formula="of:=[.A73]&amp;&quot;&amp;&quot;&amp;[.B73]&amp;&quot;&amp;&quot;&amp;[.C73]&amp;&quot;&amp;&quot;&amp;[.E73]&amp;&quot;\par &quot;&amp;[.F73]&amp;&quot;\par &quot;&amp;[.G73]&amp;&quot;&amp;&quot;&amp;[.D73]&amp;&quot;&amp;&quot;&amp;[.I73]&amp;&quot;&amp;&quot;&amp;[.J73]&amp;&quot;\par &quot;&amp;[.K73]&amp;&quot;\\ \cline{2-7}&quot;" office:value-type="string" office:string-value="&amp;21&amp;Selasa&amp;Ef 2:12-22\par Luk 12:35-38 \par &amp;Doa Rosario&amp;Y. Suyanto&amp;Sandi Ignatius\par Delphito Nugroho, Bartolomeus\\ \cline{2-7}" calcext:value-type="string">
            <text:p>&amp;21&amp;Selasa&amp;Ef 2:12-22\par Luk 12:35-38 \par &amp;Doa Rosario&amp;Y. Suyanto&amp;Sandi Ignatius\par Delphito Nugroho, Bartolomeus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Default" table:formula="of:=VLOOKUP(WEEKDAY(DATE(2014;VLOOKUP([.$A$53];[.$Z$2:.$AA$13];2;0);[.B74]));[.$AA$2:.$AB$10];2;0)" office:value-type="string" office:string-value="Rabu" calcext:value-type="string">
            <text:p>Rab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Ef 3:2-12</text:p>
          </table:table-cell>
          <table:table-cell table:style-name="Default" office:value-type="string" calcext:value-type="string">
            <text:p>Luk 12:39-48 </text:p>
          </table:table-cell>
          <table:table-cell table:number-columns-repeated="2"/>
          <table:table-cell table:style-name="ce4" office:value-type="string" calcext:value-type="string">
            <text:p>V. Dalyono</text:p>
          </table:table-cell>
          <table:table-cell office:value-type="string" calcext:value-type="string">
            <text:p>Sri Supriyati, Anastasia</text:p>
          </table:table-cell>
          <table:table-cell office:value-type="string" calcext:value-type="string">
            <text:p>Suyanto, Yohanes</text:p>
          </table:table-cell>
          <table:table-cell/>
          <table:table-cell table:formula="of:=[.A74]&amp;&quot;&amp;&quot;&amp;[.B74]&amp;&quot;&amp;&quot;&amp;[.C74]&amp;&quot;&amp;&quot;&amp;[.E74]&amp;&quot;\par &quot;&amp;[.F74]&amp;&quot;\par &quot;&amp;[.G74]&amp;&quot;&amp;&quot;&amp;[.D74]&amp;&quot;&amp;&quot;&amp;[.I74]&amp;&quot;&amp;&quot;&amp;[.J74]&amp;&quot;\par &quot;&amp;[.K74]&amp;&quot;\\ \cline{2-7}&quot;" office:value-type="string" office:string-value="&amp;22&amp;Rabu&amp;Ef 3:2-12\par Luk 12:39-48 \par &amp;Doa Rosario&amp;V. Dalyono&amp;Sri Supriyati, Anastasia\par Suyanto, Yohanes\\ \cline{2-7}" calcext:value-type="string">
            <text:p>&amp;22&amp;Rabu&amp;Ef 3:2-12\par Luk 12:39-48 \par &amp;Doa Rosario&amp;V. Dalyono&amp;Sri Supriyati, Anastasia\par Suyanto, Yohanes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Default" table:formula="of:=VLOOKUP(WEEKDAY(DATE(2014;VLOOKUP([.$A$53];[.$Z$2:.$AA$13];2;0);[.B75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Ef 3:14-21</text:p>
          </table:table-cell>
          <table:table-cell table:style-name="Default" office:value-type="string" calcext:value-type="string">
            <text:p>Luk 12:49-53 </text:p>
          </table:table-cell>
          <table:table-cell table:number-columns-repeated="2"/>
          <table:table-cell table:style-name="ce4" office:value-type="string" calcext:value-type="string">
            <text:p>Anton Supriyana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Sularto, Fransiscus Xaverius</text:p>
          </table:table-cell>
          <table:table-cell/>
          <table:table-cell table:formula="of:=[.A75]&amp;&quot;&amp;&quot;&amp;[.B75]&amp;&quot;&amp;&quot;&amp;[.C75]&amp;&quot;&amp;&quot;&amp;[.E75]&amp;&quot;\par &quot;&amp;[.F75]&amp;&quot;\par &quot;&amp;[.G75]&amp;&quot;&amp;&quot;&amp;[.D75]&amp;&quot;&amp;&quot;&amp;[.I75]&amp;&quot;&amp;&quot;&amp;[.J75]&amp;&quot;\par &quot;&amp;[.K75]&amp;&quot;\\ \cline{2-7}&quot;" office:value-type="string" office:string-value="&amp;23&amp;Kamis&amp;Ef 3:14-21\par Luk 12:49-53 \par &amp;Doa Rosario&amp;Anton Supriyana&amp;C. Triyono\par Sularto, Fransiscus Xaverius\\ \cline{2-7}" calcext:value-type="string">
            <text:p>&amp;23&amp;Kamis&amp;Ef 3:14-21\par Luk 12:49-53 \par &amp;Doa Rosario&amp;Anton Supriyana&amp;C. Triyono\par Sularto, Fransiscus Xaverius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Default" table:formula="of:=VLOOKUP(WEEKDAY(DATE(2014;VLOOKUP([.$A$53];[.$Z$2:.$AA$13];2;0);[.B76]));[.$AA$2:.$AB$10];2;0)" office:value-type="string" office:string-value="Jumat" calcext:value-type="string">
            <text:p>Jumat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Ef 4:1-6</text:p>
          </table:table-cell>
          <table:table-cell table:style-name="Default" office:value-type="string" calcext:value-type="string">
            <text:p>Luk 12:54-59 </text:p>
          </table:table-cell>
          <table:table-cell table:number-columns-repeated="2"/>
          <table:table-cell table:style-name="ce4" office:value-type="string" calcext:value-type="string">
            <text:p>P. Suroyo</text:p>
          </table:table-cell>
          <table:table-cell office:value-type="string" calcext:value-type="string">
            <text:p>Nanik Ismarjati, Maria Theresia</text:p>
          </table:table-cell>
          <table:table-cell office:value-type="string" calcext:value-type="string">
            <text:p>Sri Supriyati, Anastasia</text:p>
          </table:table-cell>
          <table:table-cell/>
          <table:table-cell table:formula="of:=[.A76]&amp;&quot;&amp;&quot;&amp;[.B76]&amp;&quot;&amp;&quot;&amp;[.C76]&amp;&quot;&amp;&quot;&amp;[.E76]&amp;&quot;\par &quot;&amp;[.F76]&amp;&quot;\par &quot;&amp;[.G76]&amp;&quot;&amp;&quot;&amp;[.D76]&amp;&quot;&amp;&quot;&amp;[.I76]&amp;&quot;&amp;&quot;&amp;[.J76]&amp;&quot;\par &quot;&amp;[.K76]&amp;&quot;\\ \cline{2-7}&quot;" office:value-type="string" office:string-value="&amp;24&amp;Jumat&amp;Ef 4:1-6\par Luk 12:54-59 \par &amp;Doa Rosario&amp;P. Suroyo&amp;Nanik Ismarjati, Maria Theresia\par Sri Supriyati, Anastasia\\ \cline{2-7}" calcext:value-type="string">
            <text:p>&amp;24&amp;Jumat&amp;Ef 4:1-6\par Luk 12:54-59 \par &amp;Doa Rosario&amp;P. Suroyo&amp;Nanik Ismarjati, Maria Theresia\par Sri Supriyati, Anastasi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table:formula="of:=VLOOKUP(WEEKDAY(DATE(2014;VLOOKUP([.$A$53];[.$Z$2:.$AA$13];2;0);[.B77]));[.$AA$2:.$AB$10];2;0)" office:value-type="string" office:string-value="Sabtu" calcext:value-type="string">
            <text:p>Sabt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Ef 4:7-16</text:p>
          </table:table-cell>
          <table:table-cell table:style-name="Default" office:value-type="string" calcext:value-type="string">
            <text:p>Luk 13:1-9 </text:p>
          </table:table-cell>
          <table:table-cell table:number-columns-repeated="2"/>
          <table:table-cell office:value-type="string" calcext:value-type="string">
            <text:p>C. Triyono</text:p>
          </table:table-cell>
          <table:table-cell office:value-type="string" calcext:value-type="string">
            <text:p>Budi Hartuti, Maria Goreti</text:p>
          </table:table-cell>
          <table:table-cell office:value-type="string" calcext:value-type="string">
            <text:p>Aditya Bimantara, Andreas</text:p>
          </table:table-cell>
          <table:table-cell/>
          <table:table-cell table:formula="of:=[.A77]&amp;&quot;&amp;&quot;&amp;[.B77]&amp;&quot;&amp;&quot;&amp;[.C77]&amp;&quot;&amp;&quot;&amp;[.E77]&amp;&quot;\par &quot;&amp;[.F77]&amp;&quot;\par &quot;&amp;[.G77]&amp;&quot;&amp;&quot;&amp;[.D77]&amp;&quot;&amp;&quot;&amp;[.I77]&amp;&quot;&amp;&quot;&amp;[.J77]&amp;&quot;\par &quot;&amp;[.K77]&amp;&quot;\\ \cline{2-7}&quot;" office:value-type="string" office:string-value="&amp;25&amp;Sabtu&amp;Ef 4:7-16\par Luk 13:1-9 \par &amp;Doa Rosario&amp;C. Triyono&amp;Budi Hartuti, Maria Goreti\par Aditya Bimantara, Andreas\\ \cline{2-7}" calcext:value-type="string">
            <text:p>&amp;25&amp;Sabtu&amp;Ef 4:7-16\par Luk 13:1-9 \par &amp;Doa Rosario&amp;C. Triyono&amp;Budi Hartuti, Maria Goreti\par Aditya Bimantara, Andreas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Default" table:formula="of:=VLOOKUP(WEEKDAY(DATE(2014;VLOOKUP([.$A$53];[.$Z$2:.$AA$13];2;0);[.B78]));[.$AA$2:.$AB$10];2;0)" office:value-type="string" office:string-value="Minggu" calcext:value-type="string">
            <text:p>Mingg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Kel 22:20-26</text:p>
          </table:table-cell>
          <table:table-cell table:style-name="Default" office:value-type="string" calcext:value-type="string">
            <text:p>1 Tes 1:5c-10</text:p>
          </table:table-cell>
          <table:table-cell office:value-type="string" calcext:value-type="string">
            <text:p>Mat 22:34-40 </text:p>
          </table:table-cell>
          <table:table-cell/>
          <table:table-cell table:style-name="ce4" office:value-type="string" calcext:value-type="string">
            <text:p>Y. Suripto</text:p>
          </table:table-cell>
          <table:table-cell office:value-type="string" calcext:value-type="string">
            <text:p>Apriliana Wulandari, Herminigilda</text:p>
          </table:table-cell>
          <table:table-cell office:value-type="string" calcext:value-type="string">
            <text:p>Sukarmi, Agnes</text:p>
          </table:table-cell>
          <table:table-cell/>
          <table:table-cell table:formula="of:=[.A78]&amp;&quot;&amp;&quot;&amp;[.B78]&amp;&quot;&amp;&quot;&amp;[.C78]&amp;&quot;&amp;&quot;&amp;[.E78]&amp;&quot;\par &quot;&amp;[.F78]&amp;&quot;\par &quot;&amp;[.G78]&amp;&quot;&amp;&quot;&amp;[.D78]&amp;&quot;&amp;&quot;&amp;[.I78]&amp;&quot;&amp;&quot;&amp;[.J78]&amp;&quot;\par &quot;&amp;[.K78]&amp;&quot;\\ \cline{2-7}&quot;" office:value-type="string" office:string-value="&amp;26&amp;Minggu&amp;Kel 22:20-26\par 1 Tes 1:5c-10\par Mat 22:34-40 &amp;Doa Rosario&amp;Y. Suripto&amp;Apriliana Wulandari, Herminigilda\par Sukarmi, Agnes\\ \cline{2-7}" calcext:value-type="string">
            <text:p>&amp;26&amp;Minggu&amp;Kel 22:20-26\par 1 Tes 1:5c-10\par Mat 22:34-40 &amp;Doa Rosario&amp;Y. Suripto&amp;Apriliana Wulandari, Herminigilda\par Sukarmi, Agnes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Default" table:formula="of:=VLOOKUP(WEEKDAY(DATE(2014;VLOOKUP([.$A$53];[.$Z$2:.$AA$13];2;0);[.B79]));[.$AA$2:.$AB$10];2;0)" office:value-type="string" office:string-value="Senin" calcext:value-type="string">
            <text:p>Senin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Ef 4:32—5:8</text:p>
          </table:table-cell>
          <table:table-cell table:style-name="Default" office:value-type="string" calcext:value-type="string">
            <text:p>Luk 13:10-17 </text:p>
          </table:table-cell>
          <table:table-cell table:number-columns-repeated="2"/>
          <table:table-cell table:style-name="ce4" office:value-type="string" calcext:value-type="string">
            <text:p>Aloysius Lamakey</text:p>
          </table:table-cell>
          <table:table-cell office:value-type="string" calcext:value-type="string">
            <text:p>Pratama Krisna Bayu Aji, Stefanus</text:p>
          </table:table-cell>
          <table:table-cell office:value-type="string" calcext:value-type="string">
            <text:p>Sudarmadi, Yohanes</text:p>
          </table:table-cell>
          <table:table-cell/>
          <table:table-cell table:formula="of:=[.A79]&amp;&quot;&amp;&quot;&amp;[.B79]&amp;&quot;&amp;&quot;&amp;[.C79]&amp;&quot;&amp;&quot;&amp;[.E79]&amp;&quot;\par &quot;&amp;[.F79]&amp;&quot;\par &quot;&amp;[.G79]&amp;&quot;&amp;&quot;&amp;[.D79]&amp;&quot;&amp;&quot;&amp;[.I79]&amp;&quot;&amp;&quot;&amp;[.J79]&amp;&quot;\par &quot;&amp;[.K79]&amp;&quot;\\ \cline{2-7}&quot;" office:value-type="string" office:string-value="&amp;27&amp;Senin&amp;Ef 4:32—5:8\par Luk 13:10-17 \par &amp;Doa Rosario&amp;Aloysius Lamakey&amp;Pratama Krisna Bayu Aji, Stefanus\par Sudarmadi, Yohanes\\ \cline{2-7}" calcext:value-type="string">
            <text:p>&amp;27&amp;Senin&amp;Ef 4:32—5:8\par Luk 13:10-17 \par &amp;Doa Rosario&amp;Aloysius Lamakey&amp;Pratama Krisna Bayu Aji, Stefanus\par Sudarmadi, Yohanes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Default" table:formula="of:=VLOOKUP(WEEKDAY(DATE(2014;VLOOKUP([.$A$53];[.$Z$2:.$AA$13];2;0);[.B80]));[.$AA$2:.$AB$10];2;0)" office:value-type="string" office:string-value="Selasa" calcext:value-type="string">
            <text:p>Selasa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Ef 2:19-22</text:p>
          </table:table-cell>
          <table:table-cell table:style-name="Default" office:value-type="string" calcext:value-type="string">
            <text:p>Luk 6:12-16 </text:p>
          </table:table-cell>
          <table:table-cell table:number-columns-repeated="2"/>
          <table:table-cell table:style-name="ce4" office:value-type="string" calcext:value-type="string">
            <text:p>FX Sularto</text:p>
          </table:table-cell>
          <table:table-cell office:value-type="string" calcext:value-type="string">
            <text:p>Sularto, Fransiscus Xaverius</text:p>
          </table:table-cell>
          <table:table-cell office:value-type="string" calcext:value-type="string">
            <text:p>Keso Muda, Andreas</text:p>
          </table:table-cell>
          <table:table-cell/>
          <table:table-cell table:formula="of:=[.A80]&amp;&quot;&amp;&quot;&amp;[.B80]&amp;&quot;&amp;&quot;&amp;[.C80]&amp;&quot;&amp;&quot;&amp;[.E80]&amp;&quot;\par &quot;&amp;[.F80]&amp;&quot;\par &quot;&amp;[.G80]&amp;&quot;&amp;&quot;&amp;[.D80]&amp;&quot;&amp;&quot;&amp;[.I80]&amp;&quot;&amp;&quot;&amp;[.J80]&amp;&quot;\par &quot;&amp;[.K80]&amp;&quot;\\ \cline{2-7}&quot;" office:value-type="string" office:string-value="&amp;28&amp;Selasa&amp;Ef 2:19-22\par Luk 6:12-16 \par &amp;Doa Rosario&amp;FX Sularto&amp;Sularto, Fransiscus Xaverius\par Keso Muda, Andreas\\ \cline{2-7}" calcext:value-type="string">
            <text:p>&amp;28&amp;Selasa&amp;Ef 2:19-22\par Luk 6:12-16 \par &amp;Doa Rosario&amp;FX Sularto&amp;Sularto, Fransiscus Xaverius\par Keso Muda, Andreas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Default" table:formula="of:=VLOOKUP(WEEKDAY(DATE(2014;VLOOKUP([.$A$53];[.$Z$2:.$AA$13];2;0);[.B81]));[.$AA$2:.$AB$10];2;0)" office:value-type="string" office:string-value="Rabu" calcext:value-type="string">
            <text:p>Rabu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Ef 6:1-9</text:p>
          </table:table-cell>
          <table:table-cell table:style-name="Default" office:value-type="string" calcext:value-type="string">
            <text:p>Luk 13:22-30 </text:p>
          </table:table-cell>
          <table:table-cell table:number-columns-repeated="2"/>
          <table:table-cell office:value-type="string" calcext:value-type="string">
            <text:p>Andreas Keso Muda</text:p>
          </table:table-cell>
          <table:table-cell office:value-type="string" calcext:value-type="string">
            <text:p>Delphito Nugroho, Bartolomeus</text:p>
          </table:table-cell>
          <table:table-cell office:value-type="string" calcext:value-type="string">
            <text:p>Melati, Rosevita</text:p>
          </table:table-cell>
          <table:table-cell/>
          <table:table-cell table:formula="of:=[.A81]&amp;&quot;&amp;&quot;&amp;[.B81]&amp;&quot;&amp;&quot;&amp;[.C81]&amp;&quot;&amp;&quot;&amp;[.E81]&amp;&quot;\par &quot;&amp;[.F81]&amp;&quot;\par &quot;&amp;[.G81]&amp;&quot;&amp;&quot;&amp;[.D81]&amp;&quot;&amp;&quot;&amp;[.I81]&amp;&quot;&amp;&quot;&amp;[.J81]&amp;&quot;\par &quot;&amp;[.K81]&amp;&quot;\\ \cline{2-7}&quot;" office:value-type="string" office:string-value="&amp;29&amp;Rabu&amp;Ef 6:1-9\par Luk 13:22-30 \par &amp;Doa Rosario&amp;Andreas Keso Muda&amp;Delphito Nugroho, Bartolomeus\par Melati, Rosevita\\ \cline{2-7}" calcext:value-type="string">
            <text:p>&amp;29&amp;Rabu&amp;Ef 6:1-9\par Luk 13:22-30 \par &amp;Doa Rosario&amp;Andreas Keso Muda&amp;Delphito Nugroho, Bartolomeus\par Melati, Rosevit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VLOOKUP(WEEKDAY(DATE(2014;VLOOKUP([.$A$53];[.$Z$2:.$AA$13];2;0);[.B82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Ef 6:10-20</text:p>
          </table:table-cell>
          <table:table-cell table:style-name="Default" office:value-type="string" calcext:value-type="string">
            <text:p>Luk 13:31-35 </text:p>
          </table:table-cell>
          <table:table-cell table:number-columns-repeated="2"/>
          <table:table-cell table:style-name="ce4" office:value-type="string" calcext:value-type="string">
            <text:p>Y. Sudarmadi</text:p>
          </table:table-cell>
          <table:table-cell office:value-type="string" calcext:value-type="string">
            <text:p>Arie Wibowo S, FX</text:p>
          </table:table-cell>
          <table:table-cell office:value-type="string" calcext:value-type="string">
            <text:p>Nanik Ismarjati, Maria Theresia</text:p>
          </table:table-cell>
          <table:table-cell/>
          <table:table-cell table:formula="of:=[.A82]&amp;&quot;&amp;&quot;&amp;[.B82]&amp;&quot;&amp;&quot;&amp;[.C82]&amp;&quot;&amp;&quot;&amp;[.E82]&amp;&quot;\par &quot;&amp;[.F82]&amp;&quot;\par &quot;&amp;[.G82]&amp;&quot;&amp;&quot;&amp;[.D82]&amp;&quot;&amp;&quot;&amp;[.I82]&amp;&quot;&amp;&quot;&amp;[.J82]&amp;&quot;\par &quot;&amp;[.K82]&amp;&quot;\\ \cline{2-7}&quot;" office:value-type="string" office:string-value="&amp;30&amp;Kamis&amp;Ef 6:10-20\par Luk 13:31-35 \par &amp;Doa Rosario&amp;Y. Sudarmadi&amp;Arie Wibowo S, FX\par Nanik Ismarjati, Maria Theresia\\ \cline{2-7}" calcext:value-type="string">
            <text:p>&amp;30&amp;Kamis&amp;Ef 6:10-20\par Luk 13:31-35 \par &amp;Doa Rosario&amp;Y. Sudarmadi&amp;Arie Wibowo S, FX\par Nanik Ismarjati, Maria Theresi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Default" table:formula="of:=VLOOKUP(WEEKDAY(DATE(2014;VLOOKUP([.$A$53];[.$Z$2:.$AA$13];2;0);[.B83]));[.$AA$2:.$AB$10];2;0)" office:value-type="string" office:string-value="Jumat" calcext:value-type="string">
            <text:p>Jumat</text:p>
          </table:table-cell>
          <table:table-cell office:value-type="string" calcext:value-type="string">
            <text:p>Doa Rosario</text:p>
          </table:table-cell>
          <table:table-cell table:style-name="Default" office:value-type="string" calcext:value-type="string">
            <text:p>Flp 1:1-11</text:p>
          </table:table-cell>
          <table:table-cell table:style-name="Default" office:value-type="string" calcext:value-type="string">
            <text:p>Luk 14:1-6 </text:p>
          </table:table-cell>
          <table:table-cell table:number-columns-repeated="2"/>
          <table:table-cell table:style-name="ce4" office:value-type="string" calcext:value-type="string">
            <text:p>FX Arie WS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Setya Prihatiningtyas, Chatarina</text:p>
          </table:table-cell>
          <table:table-cell/>
          <table:table-cell table:formula="of:=[.A83]&amp;&quot;&amp;&quot;&amp;[.B83]&amp;&quot;&amp;&quot;&amp;[.C83]&amp;&quot;&amp;&quot;&amp;[.E83]&amp;&quot;\par &quot;&amp;[.F83]&amp;&quot;\par &quot;&amp;[.G83]&amp;&quot;&amp;&quot;&amp;[.D83]&amp;&quot;&amp;&quot;&amp;[.I83]&amp;&quot;&amp;&quot;&amp;[.J83]&amp;&quot;\par &quot;&amp;[.K83]&amp;&quot;\\ \cline{2-7}&quot;" office:value-type="string" office:string-value="&amp;31&amp;Jumat&amp;Flp 1:1-11\par Luk 14:1-6 \par &amp;Doa Rosario&amp;FX Arie WS&amp;Neo Suradi\par Setya Prihatiningtyas, Chatarina\\ \cline{2-7}" calcext:value-type="string">
            <text:p>&amp;31&amp;Jumat&amp;Flp 1:1-11\par Luk 14:1-6 \par &amp;Doa Rosario&amp;FX Arie WS&amp;Neo Suradi\par Setya Prihatiningtyas, Chatarina\\ \cline{2-7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vember</text:p>
          </table:table-cell>
          <table:table-cell office:value-type="string" calcext:value-type="string">
            <text:p>6</text:p>
          </table:table-cell>
          <table:table-cell table:style-name="Default" table:formula="of:=VLOOKUP(WEEKDAY(DATE(2014;VLOOKUP([.A84];[.$Z$2:.$AA$44];2;0);[.B84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table:style-name="Default" office:value-type="string" calcext:value-type="string">
            <text:p>Flp 3:3-8a</text:p>
          </table:table-cell>
          <table:table-cell table:style-name="Default" office:value-type="string" calcext:value-type="string">
            <text:p>Luk 15:1-10 </text:p>
          </table:table-cell>
          <table:table-cell table:number-columns-repeated="2"/>
          <table:table-cell table:style-name="ce4" office:value-type="string" calcext:value-type="string">
            <text:p>Th. Banar</text:p>
          </table:table-cell>
          <table:table-cell office:value-type="string" calcext:value-type="string">
            <text:p>M. Th. Nanik</text:p>
          </table:table-cell>
          <table:table-cell office:value-type="string" calcext:value-type="string">
            <text:p>Y. Suyanto</text:p>
          </table:table-cell>
          <table:table-cell/>
          <table:table-cell table:formula="of:=[.A84]&amp;&quot;&amp;&quot;&amp;[.B84]&amp;&quot;&amp;&quot;&amp;[.C84]&amp;&quot;&amp;&quot;&amp;[.E84]&amp;&quot;\par &quot;&amp;[.F84]&amp;&quot;\par &quot;&amp;[.G84]&amp;&quot;&amp;&quot;&amp;[.D84]&amp;&quot;&amp;&quot;&amp;[.I84]&amp;&quot;&amp;&quot;&amp;[.J84]&amp;&quot;\par &quot;&amp;[.K84]&amp;&quot;\\ \cline{2-7}&quot;" office:value-type="string" office:string-value="November&amp;6&amp;Kamis&amp;Flp 3:3-8a\par Luk 15:1-10 \par &amp;Doa Lingkungan&amp;Th. Banar&amp;M. Th. Nanik\par Y. Suyanto\\ \cline{2-7}" calcext:value-type="string">
            <text:p>November&amp;6&amp;Kamis&amp;Flp 3:3-8a\par Luk 15:1-10 \par &amp;Doa Lingkungan&amp;Th. Banar&amp;M. Th. Nanik\par Y. Suyanto\\ \cline{2-7}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table:style-name="Default" table:formula="of:=VLOOKUP(WEEKDAY(DATE(2014;VLOOKUP([.A84];[.$Z$2:.$AA$44];2;0);[.B85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table:style-name="Default" office:value-type="string" calcext:value-type="string">
            <text:p>Why 5:1-10</text:p>
          </table:table-cell>
          <table:table-cell table:style-name="Default" office:value-type="string" calcext:value-type="string">
            <text:p>Luk 19:41-44 </text:p>
          </table:table-cell>
          <table:table-cell table:number-columns-repeated="2"/>
          <table:table-cell table:style-name="ce4" office:value-type="string" calcext:value-type="string">
            <text:p>Ig. Sandy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Anton Supriyana</text:p>
          </table:table-cell>
          <table:table-cell/>
          <table:table-cell table:formula="of:=[.A85]&amp;&quot;&amp;&quot;&amp;[.B85]&amp;&quot;&amp;&quot;&amp;[.C85]&amp;&quot;&amp;&quot;&amp;[.E85]&amp;&quot;\par &quot;&amp;[.F85]&amp;&quot;\par &quot;&amp;[.G85]&amp;&quot;&amp;&quot;&amp;[.D85]&amp;&quot;&amp;&quot;&amp;[.I85]&amp;&quot;&amp;&quot;&amp;[.J85]&amp;&quot;\par &quot;&amp;[.K85]&amp;&quot;\\ \hline&quot;" office:value-type="string" office:string-value="&amp;20&amp;Kamis&amp;Why 5:1-10\par Luk 19:41-44 \par &amp;Doa Lingkungan&amp;Ig. Sandy&amp;Y. Suyanto\par Anton Supriyana\\ \hline" calcext:value-type="string">
            <text:p>&amp;20&amp;Kamis&amp;Why 5:1-10\par Luk 19:41-44 \par &amp;Doa Lingkungan&amp;Ig. Sandy&amp;Y. Suyanto\par Anton Supriyana\\ \hlin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Default" table:formula="of:=VLOOKUP(WEEKDAY(DATE(2014;VLOOKUP([.A84];[.$Z$2:.$AA$44];2;0);[.B86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Ibadat Adven I</text:p>
          </table:table-cell>
          <table:table-cell table:style-name="Default" office:value-type="string" calcext:value-type="string">
            <text:p>Why 18:1-2, 21-23; 19:1-3, 9a</text:p>
          </table:table-cell>
          <table:table-cell table:style-name="Default" office:value-type="string" calcext:value-type="string">
            <text:p>Luk 21:20-28 </text:p>
          </table:table-cell>
          <table:table-cell table:number-columns-repeated="2"/>
          <table:table-cell office:value-type="string" calcext:value-type="string">
            <text:p>Neo Suradi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Agnes Sukarmi</text:p>
          </table:table-cell>
          <table:table-cell/>
          <table:table-cell table:formula="of:=[.A86]&amp;&quot;&amp;&quot;&amp;[.B86]&amp;&quot;&amp;&quot;&amp;[.C86]&amp;&quot;&amp;&quot;&amp;[.E86]&amp;&quot;\par &quot;&amp;[.F86]&amp;&quot;\par &quot;&amp;[.G86]&amp;&quot;&amp;&quot;&amp;[.D86]&amp;&quot;&amp;&quot;&amp;[.I86]&amp;&quot;&amp;&quot;&amp;[.J86]&amp;&quot;\par &quot;&amp;[.K86]&amp;&quot;\\ \cline{2-7}&quot;" office:value-type="string" office:string-value="&amp;27&amp;Kamis&amp;Why 18:1-2, 21-23; 19:1-3, 9a\par Luk 21:20-28 \par &amp;Ibadat Adven I&amp;Neo Suradi&amp;Anton Supriyana\par Agnes Sukarmi\\ \cline{2-7}" calcext:value-type="string">
            <text:p>&amp;27&amp;Kamis&amp;Why 18:1-2, 21-23; 19:1-3, 9a\par Luk 21:20-28 \par &amp;Ibadat Adven I&amp;Neo Suradi&amp;Anton Supriyana\par Agnes Sukarmi\\ \cline{2-7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sember</text:p>
          </table:table-cell>
          <table:table-cell office:value-type="string" calcext:value-type="string">
            <text:p>4</text:p>
          </table:table-cell>
          <table:table-cell table:style-name="Default" table:formula="of:=VLOOKUP(WEEKDAY(DATE(2014;VLOOKUP([.A87];[.$Z$2:.$AA$44];2;0);[.B87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Ibadat Adven II</text:p>
          </table:table-cell>
          <table:table-cell table:style-name="Default" office:value-type="string" calcext:value-type="string">
            <text:p>Yes 26:1-6</text:p>
          </table:table-cell>
          <table:table-cell table:style-name="Default" office:value-type="string" calcext:value-type="string">
            <text:p>Mat 7:21, 24-27 </text:p>
          </table:table-cell>
          <table:table-cell table:number-columns-repeated="2"/>
          <table:table-cell table:style-name="ce4" office:value-type="string" calcext:value-type="string">
            <text:p>C. Krisni</text:p>
          </table:table-cell>
          <table:table-cell office:value-type="string" calcext:value-type="string">
            <text:p>Agnes Sukarmi</text:p>
          </table:table-cell>
          <table:table-cell office:value-type="string" calcext:value-type="string">
            <text:p>Th. Prima Ari</text:p>
          </table:table-cell>
          <table:table-cell/>
          <table:table-cell table:formula="of:=[.A87]&amp;&quot;&amp;&quot;&amp;[.B87]&amp;&quot;&amp;&quot;&amp;[.C87]&amp;&quot;&amp;&quot;&amp;[.E87]&amp;&quot;\par &quot;&amp;[.F87]&amp;&quot;\par &quot;&amp;[.G87]&amp;&quot;&amp;&quot;&amp;[.D87]&amp;&quot;&amp;&quot;&amp;[.I87]&amp;&quot;&amp;&quot;&amp;[.J87]&amp;&quot;\par &quot;&amp;[.K87]&amp;&quot;\\ \cline{2-7}&quot;" office:value-type="string" office:string-value="Desember&amp;4&amp;Kamis&amp;Yes 26:1-6\par Mat 7:21, 24-27 \par &amp;Ibadat Adven II&amp;C. Krisni&amp;Agnes Sukarmi\par Th. Prima Ari\\ \cline{2-7}" calcext:value-type="string">
            <text:p>Desember&amp;4&amp;Kamis&amp;Yes 26:1-6\par Mat 7:21, 24-27 \par &amp;Ibadat Adven II&amp;C. Krisni&amp;Agnes Sukarmi\par Th. Prima Ari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Default" table:formula="of:=VLOOKUP(WEEKDAY(DATE(2014;VLOOKUP([.A87];[.$Z$2:.$AA$44];2;0);[.B88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Ibadat Adven III</text:p>
          </table:table-cell>
          <table:table-cell table:style-name="Default" office:value-type="string" calcext:value-type="string">
            <text:p>Yes 41:13-20</text:p>
          </table:table-cell>
          <table:table-cell table:style-name="Default" office:value-type="string" calcext:value-type="string">
            <text:p>Mat 11:11-15 </text:p>
          </table:table-cell>
          <table:table-cell table:number-columns-repeated="2"/>
          <table:table-cell table:style-name="ce4" office:value-type="string" calcext:value-type="string">
            <text:p>C. Supriyadi</text:p>
          </table:table-cell>
          <table:table-cell office:value-type="string" calcext:value-type="string">
            <text:p>Th. Prima Ari</text:p>
          </table:table-cell>
          <table:table-cell office:value-type="string" calcext:value-type="string">
            <text:p>Maria Chrissumiwi</text:p>
          </table:table-cell>
          <table:table-cell/>
          <table:table-cell table:formula="of:=[.A88]&amp;&quot;&amp;&quot;&amp;[.B88]&amp;&quot;&amp;&quot;&amp;[.C88]&amp;&quot;&amp;&quot;&amp;[.E88]&amp;&quot;\par &quot;&amp;[.F88]&amp;&quot;\par &quot;&amp;[.G88]&amp;&quot;&amp;&quot;&amp;[.D88]&amp;&quot;&amp;&quot;&amp;[.I88]&amp;&quot;&amp;&quot;&amp;[.J88]&amp;&quot;\par &quot;&amp;[.K88]&amp;&quot;\\ \cline{2-7}&quot;" office:value-type="string" office:string-value="&amp;11&amp;Kamis&amp;Yes 41:13-20\par Mat 11:11-15 \par &amp;Ibadat Adven III&amp;C. Supriyadi&amp;Th. Prima Ari\par Maria Chrissumiwi\\ \cline{2-7}" calcext:value-type="string">
            <text:p>&amp;11&amp;Kamis&amp;Yes 41:13-20\par Mat 11:11-15 \par &amp;Ibadat Adven III&amp;C. Supriyadi&amp;Th. Prima Ari\par Maria Chrissumiwi\\ \cline{2-7}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8</text:p>
          </table:table-cell>
          <table:table-cell table:style-name="Default" table:formula="of:=VLOOKUP(WEEKDAY(DATE(2014;VLOOKUP([.A87];[.$Z$2:.$AA$44];2;0);[.B89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Ibadat Adven IV</text:p>
          </table:table-cell>
          <table:table-cell table:style-name="Default" office:value-type="string" calcext:value-type="string">
            <text:p>Yer 23:5-8</text:p>
          </table:table-cell>
          <table:table-cell table:style-name="Default" office:value-type="string" calcext:value-type="string">
            <text:p>Mat 1:18-25 </text:p>
          </table:table-cell>
          <table:table-cell table:number-columns-repeated="2"/>
          <table:table-cell office:value-type="string" calcext:value-type="string">
            <text:p>KRA YP Prononagoro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Suci</text:p>
          </table:table-cell>
          <table:table-cell/>
          <table:table-cell table:formula="of:=[.A89]&amp;&quot;&amp;&quot;&amp;[.B89]&amp;&quot;&amp;&quot;&amp;[.C89]&amp;&quot;&amp;&quot;&amp;[.E89]&amp;&quot;\par &quot;&amp;[.F89]&amp;&quot;\par &quot;&amp;[.G89]&amp;&quot;&amp;&quot;&amp;[.D89]&amp;&quot;&amp;&quot;&amp;[.I89]&amp;&quot;&amp;&quot;&amp;[.J89]&amp;&quot;\par &quot;&amp;[.K89]&amp;&quot;\\ \hline&quot;" office:value-type="string" office:string-value="&amp;18&amp;Kamis&amp;Yer 23:5-8\par Mat 1:18-25 \par &amp;Ibadat Adven IV&amp;KRA YP Prononagoro&amp;C. Triyono\par Suci\\ \hline" calcext:value-type="string">
            <text:p>&amp;18&amp;Kamis&amp;Yer 23:5-8\par Mat 1:18-25 \par &amp;Ibadat Adven IV&amp;KRA YP Prononagoro&amp;C. Triyono\par Suci\\ \hlin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nuari</text:p>
          </table:table-cell>
          <table:table-cell office:value-type="float" office:value="8" calcext:value-type="float">
            <text:p>8</text:p>
          </table:table-cell>
          <table:table-cell table:style-name="Default" table:formula="of:=VLOOKUP(WEEKDAY(DATE(2015;VLOOKUP([.A90];[.$Z$2:.$AA$44];2;0);[.B90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table:number-columns-repeated="4"/>
          <table:table-cell table:style-name="ce4" office:value-type="string" calcext:value-type="string">
            <text:p>M. Th. Nanik Ismarjiyati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Andreas Keso Muda</text:p>
          </table:table-cell>
          <table:table-cell/>
          <table:table-cell table:formula="of:=[.A90]&amp;&quot;&amp;&quot;&amp;[.B90]&amp;&quot;&amp;&quot;&amp;[.C90]&amp;&quot;&amp;&quot;&amp;[.E90]&amp;&quot;\par &quot;&amp;[.F90]&amp;&quot;\par &quot;&amp;[.G90]&amp;&quot;&amp;&quot;&amp;[.D90]&amp;&quot;&amp;&quot;&amp;[.I90]&amp;&quot;&amp;&quot;&amp;[.J90]&amp;&quot;\par &quot;&amp;[.K90]&amp;&quot;\\ \cline{2-7}&quot;" office:value-type="string" office:string-value="Januari&amp;8&amp;Kamis&amp;\par \par &amp;Doa Lingkungan&amp;M. Th. Nanik Ismarjiyati&amp;Aloysius Lamakey\par Andreas Keso Muda\\ \cline{2-7}" calcext:value-type="string">
            <text:p>Januari&amp;8&amp;Kamis&amp;\par \par &amp;Doa Lingkungan&amp;M. Th. Nanik Ismarjiyati&amp;Aloysius Lamakey\par Andreas Keso Muda\\ \cline{2-7}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Default" table:formula="of:=VLOOKUP(WEEKDAY(DATE(2015;VLOOKUP([.A90];[.$Z$2:.$AA$44];2;0);[.B91]));[.$AA$2:.$AB$10];2;0)" office:value-type="string" office:string-value="Kamis" calcext:value-type="string">
            <text:p>Kamis</text:p>
          </table:table-cell>
          <table:table-cell office:value-type="string" calcext:value-type="string">
            <text:p>Doa Lingkungan</text:p>
          </table:table-cell>
          <table:table-cell table:number-columns-repeated="4"/>
          <table:table-cell table:style-name="ce4" office:value-type="string" calcext:value-type="string">
            <text:p>Y. Suyanto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Maria Sode Muda</text:p>
          </table:table-cell>
          <table:table-cell/>
          <table:table-cell table:formula="of:=[.A91]&amp;&quot;&amp;&quot;&amp;[.B91]&amp;&quot;&amp;&quot;&amp;[.C91]&amp;&quot;&amp;&quot;&amp;[.E91]&amp;&quot;\par &quot;&amp;[.F91]&amp;&quot;\par &quot;&amp;[.G91]&amp;&quot;&amp;&quot;&amp;[.D91]&amp;&quot;&amp;&quot;&amp;[.I91]&amp;&quot;&amp;&quot;&amp;[.J91]&amp;&quot;\par &quot;&amp;[.K91]&amp;&quot;\\ \hline&quot;" office:value-type="string" office:string-value="&amp;22&amp;Kamis&amp;\par \par &amp;Doa Lingkungan&amp;Y. Suyanto&amp;FX. Sularto\par Maria Sode Muda\\ \hline" calcext:value-type="string">
            <text:p>&amp;22&amp;Kamis&amp;\par \par &amp;Doa Lingkungan&amp;Y. Suyanto&amp;FX. Sularto\par Maria Sode Muda\\ \hline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4"/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 table:number-rows-repeated="5">
          <table:table-cell table:number-columns-repeated="8"/>
          <table:table-cell table:style-name="ce4"/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 table:number-rows-repeated="3">
          <table:table-cell table:number-columns-repeated="8"/>
          <table:table-cell table:style-name="ce4"/>
          <table:table-cell table:number-columns-repeated="19"/>
        </table:table-row>
        <table:table-row table:style-name="ro1" table:number-rows-repeated="1048448">
          <table:table-cell table:number-columns-repeated="28"/>
        </table:table-row>
        <table:table-row table:style-name="ro2" table:number-rows-repeated="25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Sheet2" table:style-name="ta1">
        <office:forms form:automatic-focus="false" form:apply-design-mode="false"/>
        <table:table-column table:style-name="co6" table:default-cell-style-name="Default"/>
        <table:table-column table:style-name="co11" table:number-columns-repeated="11" table:default-cell-style-name="Default"/>
        <table:table-row table:style-name="ro1">
          <table:table-cell office:value-type="string" calcext:value-type="string">
            <text:p>Kis. 5:27-33; </text:p>
          </table:table-cell>
          <table:table-cell table:formula="of:=[.A1]" office:value-type="string" office:string-value="Kis. 5:27-33; " calcext:value-type="string">
            <text:p>Kis. 5:27-33; </text:p>
          </table:table-cell>
          <table:table-cell table:formula="of:=[.A2]" office:value-type="string" office:string-value="Mzm. 34:2,9,17-18,19-20; " calcext:value-type="string">
            <text:p>Mzm. 34:2,9,17-18,19-20; </text:p>
          </table:table-cell>
          <table:table-cell table:formula="of:=[.A3]" office:value-type="string" office:string-value="Yoh. 3:31-36" calcext:value-type="string">
            <text:p>Yoh. 3:31-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34:2,9,17-18,19-20; 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3:31-3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5:34-42; </text:p>
          </table:table-cell>
          <table:table-cell table:formula="of:=[.A4]" office:value-type="string" office:string-value="Kis. 5:34-42; " calcext:value-type="string">
            <text:p>Kis. 5:34-42; </text:p>
          </table:table-cell>
          <table:table-cell table:formula="of:=[.A5]" office:value-type="string" office:string-value="Mzm. 27:1,4,13-14; " calcext:value-type="string">
            <text:p>Mzm. 27:1,4,13-14; </text:p>
          </table:table-cell>
          <table:table-cell table:formula="of:=[.A6]" office:value-type="string" office:string-value="Yoh. 6:1-15" calcext:value-type="string">
            <text:p>Yoh. 6:1-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27:1,4,13-14; 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6:1-1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Kor. 15:1-8; </text:p>
          </table:table-cell>
          <table:table-cell table:formula="of:=[.A7]" office:value-type="string" office:string-value="1Kor. 15:1-8; " calcext:value-type="string">
            <text:p>1Kor. 15:1-8; </text:p>
          </table:table-cell>
          <table:table-cell table:formula="of:=[.A8]" office:value-type="string" office:string-value="Mzm. 19:2-3,4-5; " calcext:value-type="string">
            <text:p>Mzm. 19:2-3,4-5; </text:p>
          </table:table-cell>
          <table:table-cell table:formula="of:=[.A9]" office:value-type="string" office:string-value="Yoh. 14:6-14" calcext:value-type="string">
            <text:p>Yoh. 14:6-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19:2-3,4-5; 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14:6-1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2:14,22-33; </text:p>
          </table:table-cell>
          <table:table-cell table:formula="of:=[.A10]" office:value-type="string" office:string-value="Kis. 2:14,22-33; " calcext:value-type="string">
            <text:p>Kis. 2:14,22-33; </text:p>
          </table:table-cell>
          <table:table-cell table:formula="of:=[.A11]" office:value-type="string" office:string-value="Mzm. 16:1-2a,5,7-8,9-10,11; " calcext:value-type="string">
            <text:p>Mzm. 16:1-2a,5,7-8,9-10,11; </text:p>
          </table:table-cell>
          <table:table-cell table:formula="of:=[.A12]" office:value-type="string" office:string-value="1Ptr. 1:17-21; " calcext:value-type="string">
            <text:p>1Ptr. 1:17-21; </text:p>
          </table:table-cell>
          <table:table-cell table:formula="of:=[.A13]" office:value-type="string" office:string-value="Luk. 24:13-35" calcext:value-type="string">
            <text:p>Luk. 24:13-3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16:1-2a,5,7-8,9-10,11; 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Ptr. 1:17-21; 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k. 24:13-3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6:8-15; </text:p>
          </table:table-cell>
          <table:table-cell table:formula="of:=[.A14]" office:value-type="string" office:string-value="Kis. 6:8-15; " calcext:value-type="string">
            <text:p>Kis. 6:8-15; </text:p>
          </table:table-cell>
          <table:table-cell table:formula="of:=[.A15]" office:value-type="string" office:string-value="Mzm. 119:23-24,26-27,29-30; " calcext:value-type="string">
            <text:p>Mzm. 119:23-24,26-27,29-30; </text:p>
          </table:table-cell>
          <table:table-cell table:formula="of:=[.A16]" office:value-type="string" office:string-value="Yoh. 6:22-29" calcext:value-type="string">
            <text:p>Yoh. 6:22-2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119:23-24,26-27,29-30; 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6:22-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7:51 - 8:1a; </text:p>
          </table:table-cell>
          <table:table-cell table:formula="of:=[.A17]" office:value-type="string" office:string-value="Kis. 7:51 - 8:1a; " calcext:value-type="string">
            <text:p>Kis. 7:51 - 8:1a; </text:p>
          </table:table-cell>
          <table:table-cell table:formula="of:=[.A18]" office:value-type="string" office:string-value="Mzm. 31:3cd-4,6ab,7b,8a,17,21ab; " calcext:value-type="string">
            <text:p>Mzm. 31:3cd-4,6ab,7b,8a,17,21ab; </text:p>
          </table:table-cell>
          <table:table-cell table:formula="of:=[.A19]" office:value-type="string" office:string-value="Yoh. 6:30-35" calcext:value-type="string">
            <text:p>Yoh. 6:30-3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31:3cd-4,6ab,7b,8a,17,21ab; 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6:30-3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8:1b-8; </text:p>
          </table:table-cell>
          <table:table-cell table:formula="of:=[.A20]" office:value-type="string" office:string-value="Kis. 8:1b-8; " calcext:value-type="string">
            <text:p>Kis. 8:1b-8; </text:p>
          </table:table-cell>
          <table:table-cell table:formula="of:=[.A21]" office:value-type="string" office:string-value="Mzm. 66:1-3a,4-5,6-7a; " calcext:value-type="string">
            <text:p>Mzm. 66:1-3a,4-5,6-7a; </text:p>
          </table:table-cell>
          <table:table-cell table:formula="of:=[.A22]" office:value-type="string" office:string-value="Yoh. 6:35-40" calcext:value-type="string">
            <text:p>Yoh. 6:35-4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66:1-3a,4-5,6-7a; 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6:35-4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8:26-40; </text:p>
          </table:table-cell>
          <table:table-cell table:formula="of:=[.A23]" office:value-type="string" office:string-value="Kis. 8:26-40; " calcext:value-type="string">
            <text:p>Kis. 8:26-40; </text:p>
          </table:table-cell>
          <table:table-cell table:formula="of:=[.A24]" office:value-type="string" office:string-value="Mzm. 66:8-9,16-17,20; " calcext:value-type="string">
            <text:p>Mzm. 66:8-9,16-17,20; </text:p>
          </table:table-cell>
          <table:table-cell table:formula="of:=[.A25]" office:value-type="string" office:string-value="Yoh. 6:44-51" calcext:value-type="string">
            <text:p>Yoh. 6:44-5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66:8-9,16-17,20; 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6:44-5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9:1-20; </text:p>
          </table:table-cell>
          <table:table-cell table:formula="of:=[.A26]" office:value-type="string" office:string-value="Kis. 9:1-20; " calcext:value-type="string">
            <text:p>Kis. 9:1-20; </text:p>
          </table:table-cell>
          <table:table-cell table:formula="of:=[.A27]" office:value-type="string" office:string-value="Mzm. 117:1,2; " calcext:value-type="string">
            <text:p>Mzm. 117:1,2; </text:p>
          </table:table-cell>
          <table:table-cell table:formula="of:=[.A28]" office:value-type="string" office:string-value="Yoh. 6:52-59" calcext:value-type="string">
            <text:p>Yoh. 6:52-5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117:1,2; 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6:52-5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9:31-42; </text:p>
          </table:table-cell>
          <table:table-cell table:formula="of:=[.A29]" office:value-type="string" office:string-value="Kis. 9:31-42; " calcext:value-type="string">
            <text:p>Kis. 9:31-42; </text:p>
          </table:table-cell>
          <table:table-cell table:formula="of:=[.A30]" office:value-type="string" office:string-value="Mzm. 116:12-13,14-15,16-17; " calcext:value-type="string">
            <text:p>Mzm. 116:12-13,14-15,16-17; </text:p>
          </table:table-cell>
          <table:table-cell table:formula="of:=[.A31]" office:value-type="string" office:string-value="Yoh. 6:60-69. " calcext:value-type="string">
            <text:p>Yoh. 6:60-69. 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116:12-13,14-15,16-17; 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6:60-69. 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O Kis. 11:19-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2:14a,36-41; </text:p>
          </table:table-cell>
          <table:table-cell table:formula="of:=[.A33]" office:value-type="string" office:string-value="Kis. 2:14a,36-41; " calcext:value-type="string">
            <text:p>Kis. 2:14a,36-41; </text:p>
          </table:table-cell>
          <table:table-cell table:formula="of:=[.A34]" office:value-type="string" office:string-value="Mzm. 23:1-3a,3b-4,5,6; " calcext:value-type="string">
            <text:p>Mzm. 23:1-3a,3b-4,5,6; </text:p>
          </table:table-cell>
          <table:table-cell table:formula="of:=[.A35]" office:value-type="string" office:string-value="1Ptr. 2:20b-25; " calcext:value-type="string">
            <text:p>1Ptr. 2:20b-25; </text:p>
          </table:table-cell>
          <table:table-cell table:formula="of:=[.A36]" office:value-type="string" office:string-value="Yoh. 10:1-10" calcext:value-type="string">
            <text:p>Yoh. 10:1-10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23:1-3a,3b-4,5,6; 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Ptr. 2:20b-25; 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10:1-1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11:1-18; </text:p>
          </table:table-cell>
          <table:table-cell table:formula="of:=[.A37]" office:value-type="string" office:string-value="Kis. 11:1-18; " calcext:value-type="string">
            <text:p>Kis. 11:1-18; </text:p>
          </table:table-cell>
          <table:table-cell table:formula="of:=[.A38]" office:value-type="string" office:string-value="Mzm. 42:2-3; 43:3,4; " calcext:value-type="string">
            <text:p>Mzm. 42:2-3; 43:3,4; </text:p>
          </table:table-cell>
          <table:table-cell table:formula="of:=[.A39]" office:value-type="string" office:string-value="Yoh. 10:11-18" calcext:value-type="string">
            <text:p>Yoh. 10:11-1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42:2-3; 43:3,4; 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10:11-18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11:19-26; </text:p>
          </table:table-cell>
          <table:table-cell table:formula="of:=[.A40]" office:value-type="string" office:string-value="Kis. 11:19-26; " calcext:value-type="string">
            <text:p>Kis. 11:19-26; </text:p>
          </table:table-cell>
          <table:table-cell table:formula="of:=[.A41]" office:value-type="string" office:string-value="Mzm. 87:1-3,4-5,6-7; " calcext:value-type="string">
            <text:p>Mzm. 87:1-3,4-5,6-7; </text:p>
          </table:table-cell>
          <table:table-cell table:formula="of:=[.A42]" office:value-type="string" office:string-value="Yoh. 10:22-30" calcext:value-type="string">
            <text:p>Yoh. 10:22-3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87:1-3,4-5,6-7; 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10:22-3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1:15-17,20-26; </text:p>
          </table:table-cell>
          <table:table-cell table:formula="of:=[.A43]" office:value-type="string" office:string-value="Kis. 1:15-17,20-26; " calcext:value-type="string">
            <text:p>Kis. 1:15-17,20-26; </text:p>
          </table:table-cell>
          <table:table-cell table:formula="of:=[.A44]" office:value-type="string" office:string-value="Mzm. 113:1-2,3-4,5-6,7-8; " calcext:value-type="string">
            <text:p>Mzm. 113:1-2,3-4,5-6,7-8; </text:p>
          </table:table-cell>
          <table:table-cell table:formula="of:=[.A45]" office:value-type="string" office:string-value="Yoh. 15:9-17" calcext:value-type="string">
            <text:p>Yoh. 15:9-1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113:1-2,3-4,5-6,7-8; 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15:9-17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13:13-25; </text:p>
          </table:table-cell>
          <table:table-cell table:formula="of:=[.A46]" office:value-type="string" office:string-value="Kis. 13:13-25; " calcext:value-type="string">
            <text:p>Kis. 13:13-25; </text:p>
          </table:table-cell>
          <table:table-cell table:formula="of:=[.A47]" office:value-type="string" office:string-value="Mzm. 89:2-3,21-22,25,27; " calcext:value-type="string">
            <text:p>Mzm. 89:2-3,21-22,25,27; </text:p>
          </table:table-cell>
          <table:table-cell table:formula="of:=[.A48]" office:value-type="string" office:string-value="Yoh. 13:16-20" calcext:value-type="string">
            <text:p>Yoh. 13:16-2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89:2-3,21-22,25,27; 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13:16-2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13:26-33; </text:p>
          </table:table-cell>
          <table:table-cell table:formula="of:=[.A49]" office:value-type="string" office:string-value="Kis. 13:26-33; " calcext:value-type="string">
            <text:p>Kis. 13:26-33; </text:p>
          </table:table-cell>
          <table:table-cell table:formula="of:=[.A50]" office:value-type="string" office:string-value="Mzm. 2:6-7,8-9,10-11; " calcext:value-type="string">
            <text:p>Mzm. 2:6-7,8-9,10-11; </text:p>
          </table:table-cell>
          <table:table-cell table:formula="of:=[.A51]" office:value-type="string" office:string-value="Yoh. 14:1-6" calcext:value-type="string">
            <text:p>Yoh. 14:1-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2:6-7,8-9,10-11; 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14:1-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13:44-52;</text:p>
          </table:table-cell>
          <table:table-cell table:formula="of:=[.A52]" office:value-type="string" office:string-value="Kis. 13:44-52;" calcext:value-type="string">
            <text:p>Kis. 13:44-52;</text:p>
          </table:table-cell>
          <table:table-cell table:formula="of:=[.A53]" office:value-type="string" office:string-value="Mzm. 98:1,2-3ab,3cd-4; " calcext:value-type="string">
            <text:p>Mzm. 98:1,2-3ab,3cd-4; </text:p>
          </table:table-cell>
          <table:table-cell table:formula="of:=[.A54]" office:value-type="string" office:string-value="Yoh. 14:7-14" calcext:value-type="string">
            <text:p>Yoh. 14:7-1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98:1,2-3ab,3cd-4; 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14:7-1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6:1-7; </text:p>
          </table:table-cell>
          <table:table-cell table:formula="of:=[.A55]" office:value-type="string" office:string-value="Kis. 6:1-7; " calcext:value-type="string">
            <text:p>Kis. 6:1-7; </text:p>
          </table:table-cell>
          <table:table-cell table:formula="of:=[.A56]" office:value-type="string" office:string-value="Mzm. 33:1-2,4-5,18-19; " calcext:value-type="string">
            <text:p>Mzm. 33:1-2,4-5,18-19; </text:p>
          </table:table-cell>
          <table:table-cell table:formula="of:=[.A57]" office:value-type="string" office:string-value="1Ptr. 2:4-9; " calcext:value-type="string">
            <text:p>1Ptr. 2:4-9; </text:p>
          </table:table-cell>
          <table:table-cell table:formula="of:=[.A58]" office:value-type="string" office:string-value="Yoh. 14:1-12" calcext:value-type="string">
            <text:p>Yoh. 14:1-12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33:1-2,4-5,18-19; 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Ptr. 2:4-9; 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14:1-12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14:5-18; </text:p>
          </table:table-cell>
          <table:table-cell table:formula="of:=[.A59]" office:value-type="string" office:string-value="Kis. 14:5-18; " calcext:value-type="string">
            <text:p>Kis. 14:5-18; </text:p>
          </table:table-cell>
          <table:table-cell table:formula="of:=[.A60]" office:value-type="string" office:string-value="Mzm. 115:1-2,3-4,15-16; " calcext:value-type="string">
            <text:p>Mzm. 115:1-2,3-4,15-16; </text:p>
          </table:table-cell>
          <table:table-cell table:formula="of:=[.A61]" office:value-type="string" office:string-value="Yoh. 14:21-26" calcext:value-type="string">
            <text:p>Yoh. 14:21-2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115:1-2,3-4,15-16; 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14:21-26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14:19-28; </text:p>
          </table:table-cell>
          <table:table-cell table:formula="of:=[.A62]" office:value-type="string" office:string-value="Kis. 14:19-28; " calcext:value-type="string">
            <text:p>Kis. 14:19-28; </text:p>
          </table:table-cell>
          <table:table-cell table:formula="of:=[.A63]" office:value-type="string" office:string-value="Mzm. 145:10-11,12-13ab,21; " calcext:value-type="string">
            <text:p>Mzm. 145:10-11,12-13ab,21; </text:p>
          </table:table-cell>
          <table:table-cell table:formula="of:=[.A64]" office:value-type="string" office:string-value="Yoh. 14:27-31a" calcext:value-type="string">
            <text:p>Yoh. 14:27-31a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145:10-11,12-13ab,21; 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14:27-31a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15:1-6; </text:p>
          </table:table-cell>
          <table:table-cell table:formula="of:=[.A65]" office:value-type="string" office:string-value="Kis. 15:1-6; " calcext:value-type="string">
            <text:p>Kis. 15:1-6; </text:p>
          </table:table-cell>
          <table:table-cell table:formula="of:=[.A66]" office:value-type="string" office:string-value="Mzm. 122:1-2,3-4a,4b-5; " calcext:value-type="string">
            <text:p>Mzm. 122:1-2,3-4a,4b-5; </text:p>
          </table:table-cell>
          <table:table-cell table:formula="of:=[.A67]" office:value-type="string" office:string-value="Yoh. 15:1-8" calcext:value-type="string">
            <text:p>Yoh. 15:1-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122:1-2,3-4a,4b-5; 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15:1-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15:7-21; </text:p>
          </table:table-cell>
          <table:table-cell table:formula="of:=[.A68]" office:value-type="string" office:string-value="Kis. 15:7-21; " calcext:value-type="string">
            <text:p>Kis. 15:7-21; </text:p>
          </table:table-cell>
          <table:table-cell table:formula="of:=[.A69]" office:value-type="string" office:string-value="Mzm. 96:1-2a,2b-3,10; " calcext:value-type="string">
            <text:p>Mzm. 96:1-2a,2b-3,10; </text:p>
          </table:table-cell>
          <table:table-cell table:formula="of:=[.A70]" office:value-type="string" office:string-value="Yoh. 15:9-11" calcext:value-type="string">
            <text:p>Yoh. 15:9-1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96:1-2a,2b-3,10; 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15:9-11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15:22-31; </text:p>
          </table:table-cell>
          <table:table-cell table:formula="of:=[.A71]" office:value-type="string" office:string-value="Kis. 15:22-31; " calcext:value-type="string">
            <text:p>Kis. 15:22-31; </text:p>
          </table:table-cell>
          <table:table-cell table:formula="of:=[.A72]" office:value-type="string" office:string-value="Mzm. 57:8-9,10-12; " calcext:value-type="string">
            <text:p>Mzm. 57:8-9,10-12; </text:p>
          </table:table-cell>
          <table:table-cell table:formula="of:=[.A73]" office:value-type="string" office:string-value="Yoh. 15:12-17" calcext:value-type="string">
            <text:p>Yoh. 15:12-1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57:8-9,10-12; 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15:12-17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16:1-10; </text:p>
          </table:table-cell>
          <table:table-cell table:formula="of:=[.A74]" office:value-type="string" office:string-value="Kis. 16:1-10; " calcext:value-type="string">
            <text:p>Kis. 16:1-10; </text:p>
          </table:table-cell>
          <table:table-cell table:formula="of:=[.A75]" office:value-type="string" office:string-value="Mzm. 100:1-2,3,5; " calcext:value-type="string">
            <text:p>Mzm. 100:1-2,3,5; </text:p>
          </table:table-cell>
          <table:table-cell table:formula="of:=[.A76]" office:value-type="string" office:string-value="Yoh. 15:18-21" calcext:value-type="string">
            <text:p>Yoh. 15:18-2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100:1-2,3,5; 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15:18-21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8:5-8,14-17; </text:p>
          </table:table-cell>
          <table:table-cell table:formula="of:=[.A77]" office:value-type="string" office:string-value="Kis. 8:5-8,14-17; " calcext:value-type="string">
            <text:p>Kis. 8:5-8,14-17; </text:p>
          </table:table-cell>
          <table:table-cell table:formula="of:=[.A78]" office:value-type="string" office:string-value="Mzm. 66:1-3a,4-5,6-7a,16,20;" calcext:value-type="string">
            <text:p>Mzm. 66:1-3a,4-5,6-7a,16,20;</text:p>
          </table:table-cell>
          <table:table-cell table:formula="of:=[.A79]" office:value-type="string" office:string-value="1Ptr. 3:15-18; " calcext:value-type="string">
            <text:p>1Ptr. 3:15-18; </text:p>
          </table:table-cell>
          <table:table-cell table:formula="of:=[.A80]" office:value-type="string" office:string-value="Yoh. 14:15-21" calcext:value-type="string">
            <text:p>Yoh. 14:15-21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66:1-3a,4-5,6-7a,16,20;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Ptr. 3:15-18; 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14:15-21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16:11-15; </text:p>
          </table:table-cell>
          <table:table-cell table:formula="of:=[.A81]" office:value-type="string" office:string-value="Kis. 16:11-15; " calcext:value-type="string">
            <text:p>Kis. 16:11-15; </text:p>
          </table:table-cell>
          <table:table-cell table:formula="of:=[.A82]" office:value-type="string" office:string-value="Mzm. 149:1-2,3-4,5-6a,9b; " calcext:value-type="string">
            <text:p>Mzm. 149:1-2,3-4,5-6a,9b; </text:p>
          </table:table-cell>
          <table:table-cell table:formula="of:=[.A83]" office:value-type="string" office:string-value="Yoh. 15:26-16:4a" calcext:value-type="string">
            <text:p>Yoh. 15:26-16:4a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149:1-2,3-4,5-6a,9b; 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15:26-16:4a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16:22-34; </text:p>
          </table:table-cell>
          <table:table-cell table:formula="of:=[.A84]" office:value-type="string" office:string-value="Kis. 16:22-34; " calcext:value-type="string">
            <text:p>Kis. 16:22-34; </text:p>
          </table:table-cell>
          <table:table-cell table:formula="of:=[.A85]" office:value-type="string" office:string-value="Mzm. 138:1-2a,2bc-3,7c-8; " calcext:value-type="string">
            <text:p>Mzm. 138:1-2a,2bc-3,7c-8; </text:p>
          </table:table-cell>
          <table:table-cell table:formula="of:=[.A86]" office:value-type="string" office:string-value="Yoh. 16:5-11" calcext:value-type="string">
            <text:p>Yoh. 16:5-1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138:1-2a,2bc-3,7c-8; 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16:5-11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17:15,22 - 18:1; </text:p>
          </table:table-cell>
          <table:table-cell table:formula="of:=[.A87]" office:value-type="string" office:string-value="Kis. 17:15,22 - 18:1; " calcext:value-type="string">
            <text:p>Kis. 17:15,22 - 18:1; </text:p>
          </table:table-cell>
          <table:table-cell table:formula="of:=[.A88]" office:value-type="string" office:string-value="Mzm. 148:1-2,11-12ab,12c-14a,14bcd; " calcext:value-type="string">
            <text:p>Mzm. 148:1-2,11-12ab,12c-14a,14bcd; </text:p>
          </table:table-cell>
          <table:table-cell table:formula="of:=[.A89]" office:value-type="string" office:string-value="Yoh. 16:12-15" calcext:value-type="string">
            <text:p>Yoh. 16:12-1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148:1-2,11-12ab,12c-14a,14bcd; 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16:12-15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1:1-11;</text:p>
          </table:table-cell>
          <table:table-cell table:formula="of:=[.A90]" office:value-type="string" office:string-value="Kis. 1:1-11;" calcext:value-type="string">
            <text:p>Kis. 1:1-11;</text:p>
          </table:table-cell>
          <table:table-cell table:formula="of:=[.A91]" office:value-type="string" office:string-value="Mzm. 47:2-3,6-7,8-9; " calcext:value-type="string">
            <text:p>Mzm. 47:2-3,6-7,8-9; </text:p>
          </table:table-cell>
          <table:table-cell table:formula="of:=[.A92]" office:value-type="string" office:string-value="Ef. 1:17-23; " calcext:value-type="string">
            <text:p>Ef. 1:17-23; </text:p>
          </table:table-cell>
          <table:table-cell table:formula="of:=[.A93]" office:value-type="string" office:string-value="Mat. 28:16-20" calcext:value-type="string">
            <text:p>Mat. 28:16-20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47:2-3,6-7,8-9; 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f. 1:17-23; 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. 28:16-20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. 18:9-18; </text:p>
          </table:table-cell>
          <table:table-cell table:formula="of:=[.A94]" office:value-type="string" office:string-value="Kis. 18:9-18; " calcext:value-type="string">
            <text:p>Kis. 18:9-18; </text:p>
          </table:table-cell>
          <table:table-cell table:formula="of:=[.A95]" office:value-type="string" office:string-value="Mzm. 47:2-3,4-5,6-7; " calcext:value-type="string">
            <text:p>Mzm. 47:2-3,4-5,6-7; </text:p>
          </table:table-cell>
          <table:table-cell table:formula="of:=[.A96]" office:value-type="string" office:string-value="Yoh. 16:20-23a" calcext:value-type="string">
            <text:p>Yoh. 16:20-23a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m. 47:2-3,4-5,6-7; 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h. 16:20-23a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f. 3:14-18a atau Rm. 12:9-16b; </text:p>
          </table:table-cell>
          <table:table-cell table:formula="of:=[.A97]" office:value-type="string" office:string-value="Zef. 3:14-18a atau Rm. 12:9-16b; " calcext:value-type="string">
            <text:p>Zef. 3:14-18a atau Rm. 12:9-16b; </text:p>
          </table:table-cell>
          <table:table-cell table:formula="of:=[.A98]" office:value-type="string" office:string-value="MT Yes. 12:2-3,4-bcd,5-6; " calcext:value-type="string">
            <text:p>MT Yes. 12:2-3,4-bcd,5-6; </text:p>
          </table:table-cell>
          <table:table-cell table:formula="of:=[.A99]" office:value-type="string" office:string-value="Luk. 1:39-56" calcext:value-type="string">
            <text:p>Luk. 1:39-56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T Yes. 12:2-3,4-bcd,5-6; 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k. 1:39-56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Kis. 5:27-33; </text:p>
          </table:table-cell>
          <table:table-cell office:value-type="string" calcext:value-type="string">
            <text:p>Mzm. 34:2,9,17-18,19-20; </text:p>
          </table:table-cell>
          <table:table-cell office:value-type="string" calcext:value-type="string">
            <text:p>Yoh. 3:31-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5:34-42; </text:p>
          </table:table-cell>
          <table:table-cell office:value-type="string" calcext:value-type="string">
            <text:p>Mzm. 27:1,4,13-14; </text:p>
          </table:table-cell>
          <table:table-cell office:value-type="string" calcext:value-type="string">
            <text:p>Yoh. 6:1-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Kor. 15:1-8; </text:p>
          </table:table-cell>
          <table:table-cell office:value-type="string" calcext:value-type="string">
            <text:p>Mzm. 19:2-3,4-5; </text:p>
          </table:table-cell>
          <table:table-cell office:value-type="string" calcext:value-type="string">
            <text:p>Yoh. 14:6-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2:14,22-33; </text:p>
          </table:table-cell>
          <table:table-cell office:value-type="string" calcext:value-type="string">
            <text:p>Mzm. 16:1-2a,5,7-8,9-10,11; </text:p>
          </table:table-cell>
          <table:table-cell office:value-type="string" calcext:value-type="string">
            <text:p>1Ptr. 1:17-21; </text:p>
          </table:table-cell>
          <table:table-cell office:value-type="string" calcext:value-type="string">
            <text:p>Luk. 24:13-3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6:8-15; </text:p>
          </table:table-cell>
          <table:table-cell office:value-type="string" calcext:value-type="string">
            <text:p>Mzm. 119:23-24,26-27,29-30; </text:p>
          </table:table-cell>
          <table:table-cell office:value-type="string" calcext:value-type="string">
            <text:p>Yoh. 6:22-2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7:51 - 8:1a; </text:p>
          </table:table-cell>
          <table:table-cell office:value-type="string" calcext:value-type="string">
            <text:p>Mzm. 31:3cd-4,6ab,7b,8a,17,21ab; </text:p>
          </table:table-cell>
          <table:table-cell office:value-type="string" calcext:value-type="string">
            <text:p>Yoh. 6:30-3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8:1b-8; </text:p>
          </table:table-cell>
          <table:table-cell office:value-type="string" calcext:value-type="string">
            <text:p>Mzm. 66:1-3a,4-5,6-7a; </text:p>
          </table:table-cell>
          <table:table-cell office:value-type="string" calcext:value-type="string">
            <text:p>Yoh. 6:35-4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8:26-40; </text:p>
          </table:table-cell>
          <table:table-cell office:value-type="string" calcext:value-type="string">
            <text:p>Mzm. 66:8-9,16-17,20; </text:p>
          </table:table-cell>
          <table:table-cell office:value-type="string" calcext:value-type="string">
            <text:p>Yoh. 6:44-5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9:1-20; </text:p>
          </table:table-cell>
          <table:table-cell office:value-type="string" calcext:value-type="string">
            <text:p>Mzm. 117:1,2; </text:p>
          </table:table-cell>
          <table:table-cell office:value-type="string" calcext:value-type="string">
            <text:p>Yoh. 6:52-5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9:31-42; </text:p>
          </table:table-cell>
          <table:table-cell office:value-type="string" calcext:value-type="string">
            <text:p>Mzm. 116:12-13,14-15,16-17; </text:p>
          </table:table-cell>
          <table:table-cell office:value-type="string" calcext:value-type="string">
            <text:p>Yoh. 6:60-69. 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2:14a,36-41; </text:p>
          </table:table-cell>
          <table:table-cell office:value-type="string" calcext:value-type="string">
            <text:p>Mzm. 23:1-3a,3b-4,5,6; </text:p>
          </table:table-cell>
          <table:table-cell office:value-type="string" calcext:value-type="string">
            <text:p>1Ptr. 2:20b-25; </text:p>
          </table:table-cell>
          <table:table-cell office:value-type="string" calcext:value-type="string">
            <text:p>Yoh. 10:1-1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11:1-18; </text:p>
          </table:table-cell>
          <table:table-cell office:value-type="string" calcext:value-type="string">
            <text:p>Mzm. 42:2-3; 43:3,4; </text:p>
          </table:table-cell>
          <table:table-cell office:value-type="string" calcext:value-type="string">
            <text:p>Yoh. 10:11-1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11:19-26; </text:p>
          </table:table-cell>
          <table:table-cell office:value-type="string" calcext:value-type="string">
            <text:p>Mzm. 87:1-3,4-5,6-7; </text:p>
          </table:table-cell>
          <table:table-cell office:value-type="string" calcext:value-type="string">
            <text:p>Yoh. 10:22-3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1:15-17,20-26; </text:p>
          </table:table-cell>
          <table:table-cell office:value-type="string" calcext:value-type="string">
            <text:p>Mzm. 113:1-2,3-4,5-6,7-8; </text:p>
          </table:table-cell>
          <table:table-cell office:value-type="string" calcext:value-type="string">
            <text:p>Yoh. 15:9-1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13:13-25; </text:p>
          </table:table-cell>
          <table:table-cell office:value-type="string" calcext:value-type="string">
            <text:p>Mzm. 89:2-3,21-22,25,27; </text:p>
          </table:table-cell>
          <table:table-cell office:value-type="string" calcext:value-type="string">
            <text:p>Yoh. 13:16-2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13:26-33; </text:p>
          </table:table-cell>
          <table:table-cell office:value-type="string" calcext:value-type="string">
            <text:p>Mzm. 2:6-7,8-9,10-11; </text:p>
          </table:table-cell>
          <table:table-cell office:value-type="string" calcext:value-type="string">
            <text:p>Yoh. 14:1-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13:44-52;</text:p>
          </table:table-cell>
          <table:table-cell office:value-type="string" calcext:value-type="string">
            <text:p>Mzm. 98:1,2-3ab,3cd-4; </text:p>
          </table:table-cell>
          <table:table-cell office:value-type="string" calcext:value-type="string">
            <text:p>Yoh. 14:7-1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6:1-7; </text:p>
          </table:table-cell>
          <table:table-cell office:value-type="string" calcext:value-type="string">
            <text:p>Mzm. 33:1-2,4-5,18-19; </text:p>
          </table:table-cell>
          <table:table-cell office:value-type="string" calcext:value-type="string">
            <text:p>1Ptr. 2:4-9; </text:p>
          </table:table-cell>
          <table:table-cell office:value-type="string" calcext:value-type="string">
            <text:p>Yoh. 14:1-1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14:5-18; </text:p>
          </table:table-cell>
          <table:table-cell office:value-type="string" calcext:value-type="string">
            <text:p>Mzm. 115:1-2,3-4,15-16; </text:p>
          </table:table-cell>
          <table:table-cell office:value-type="string" calcext:value-type="string">
            <text:p>Yoh. 14:21-2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14:19-28; </text:p>
          </table:table-cell>
          <table:table-cell office:value-type="string" calcext:value-type="string">
            <text:p>Mzm. 145:10-11,12-13ab,21; </text:p>
          </table:table-cell>
          <table:table-cell office:value-type="string" calcext:value-type="string">
            <text:p>Yoh. 14:27-31a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15:1-6; </text:p>
          </table:table-cell>
          <table:table-cell office:value-type="string" calcext:value-type="string">
            <text:p>Mzm. 122:1-2,3-4a,4b-5; </text:p>
          </table:table-cell>
          <table:table-cell office:value-type="string" calcext:value-type="string">
            <text:p>Yoh. 15:1-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15:7-21; </text:p>
          </table:table-cell>
          <table:table-cell office:value-type="string" calcext:value-type="string">
            <text:p>Mzm. 96:1-2a,2b-3,10; </text:p>
          </table:table-cell>
          <table:table-cell office:value-type="string" calcext:value-type="string">
            <text:p>Yoh. 15:9-1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15:22-31; </text:p>
          </table:table-cell>
          <table:table-cell office:value-type="string" calcext:value-type="string">
            <text:p>Mzm. 57:8-9,10-12; </text:p>
          </table:table-cell>
          <table:table-cell office:value-type="string" calcext:value-type="string">
            <text:p>Yoh. 15:12-1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16:1-10; </text:p>
          </table:table-cell>
          <table:table-cell office:value-type="string" calcext:value-type="string">
            <text:p>Mzm. 100:1-2,3,5; </text:p>
          </table:table-cell>
          <table:table-cell office:value-type="string" calcext:value-type="string">
            <text:p>Yoh. 15:18-2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8:5-8,14-17; </text:p>
          </table:table-cell>
          <table:table-cell office:value-type="string" calcext:value-type="string">
            <text:p>Mzm. 66:1-3a,4-5,6-7a,16,20;</text:p>
          </table:table-cell>
          <table:table-cell office:value-type="string" calcext:value-type="string">
            <text:p>1Ptr. 3:15-18; </text:p>
          </table:table-cell>
          <table:table-cell office:value-type="string" calcext:value-type="string">
            <text:p>Yoh. 14:15-21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16:11-15; </text:p>
          </table:table-cell>
          <table:table-cell office:value-type="string" calcext:value-type="string">
            <text:p>Mzm. 149:1-2,3-4,5-6a,9b; </text:p>
          </table:table-cell>
          <table:table-cell office:value-type="string" calcext:value-type="string">
            <text:p>Yoh. 15:26-16:4a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16:22-34; </text:p>
          </table:table-cell>
          <table:table-cell office:value-type="string" calcext:value-type="string">
            <text:p>Mzm. 138:1-2a,2bc-3,7c-8; </text:p>
          </table:table-cell>
          <table:table-cell office:value-type="string" calcext:value-type="string">
            <text:p>Yoh. 16:5-1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17:15,22 - 18:1; </text:p>
          </table:table-cell>
          <table:table-cell office:value-type="string" calcext:value-type="string">
            <text:p>Mzm. 148:1-2,11-12ab,12c-14a,14bcd; </text:p>
          </table:table-cell>
          <table:table-cell office:value-type="string" calcext:value-type="string">
            <text:p>Yoh. 16:12-1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1:1-11;</text:p>
          </table:table-cell>
          <table:table-cell office:value-type="string" calcext:value-type="string">
            <text:p>Mzm. 47:2-3,6-7,8-9; </text:p>
          </table:table-cell>
          <table:table-cell office:value-type="string" calcext:value-type="string">
            <text:p>Ef. 1:17-23; </text:p>
          </table:table-cell>
          <table:table-cell office:value-type="string" calcext:value-type="string">
            <text:p>Mat. 28:16-20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s. 18:9-18; </text:p>
          </table:table-cell>
          <table:table-cell office:value-type="string" calcext:value-type="string">
            <text:p>Mzm. 47:2-3,4-5,6-7; </text:p>
          </table:table-cell>
          <table:table-cell office:value-type="string" calcext:value-type="string">
            <text:p>Yoh. 16:20-23a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f. 3:14-18a atau Rm. 12:9-16b; </text:p>
          </table:table-cell>
          <table:table-cell office:value-type="string" calcext:value-type="string">
            <text:p>MT Yes. 12:2-3,4-bcd,5-6; </text:p>
          </table:table-cell>
          <table:table-cell office:value-type="string" calcext:value-type="string">
            <text:p>Luk. 1:39-56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de Muda, Maria</text:p>
          </table:table-cell>
          <table:table-cell table:number-columns-repeated="2"/>
          <table:table-cell table:formula="of:=RAND()" office:value-type="float" office:value="0.51446845033206" calcext:value-type="float">
            <text:p/>
          </table:table-cell>
          <table:table-cell/>
          <table:table-cell office:value-type="float" office:value="6" calcext:value-type="float">
            <text:p>6</text:p>
          </table:table-cell>
          <table:table-cell table:formula="of:=RAND()" office:value-type="float" office:value="0.912837366573513" calcext:value-type="float">
            <text:p/>
          </table:table-cell>
          <table:table-cell office:value-type="float" office:value="4" calcext:value-type="float">
            <text:p>4</text:p>
          </table:table-cell>
          <table:table-cell table:formula="of:=VLOOKUP([.H136];[.$B$136:.$C$166];2)" office:value-type="string" office:string-value="Aloysius Lamakey" calcext:value-type="string">
            <text:p>Aloysius Lamakey</text:p>
          </table:table-cell>
          <table:table-cell table:formula="of:=VLOOKUP([.J136];[.$B$136:.$C$166];2)" office:value-type="string" office:string-value="Sukarmi, Agnes" calcext:value-type="string">
            <text:p>Sukarmi, Agnes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itisari, Lusia</text:p>
          </table:table-cell>
          <table:table-cell table:number-columns-repeated="2"/>
          <table:table-cell table:formula="of:=RAND()" office:value-type="float" office:value="0.0624430822208524" calcext:value-type="float">
            <text:p/>
          </table:table-cell>
          <table:table-cell/>
          <table:table-cell office:value-type="float" office:value="29" calcext:value-type="float">
            <text:p>29</text:p>
          </table:table-cell>
          <table:table-cell table:formula="of:=RAND()" office:value-type="float" office:value="0.101160467602313" calcext:value-type="float">
            <text:p/>
          </table:table-cell>
          <table:table-cell office:value-type="float" office:value="28" calcext:value-type="float">
            <text:p>28</text:p>
          </table:table-cell>
          <table:table-cell table:formula="of:=VLOOKUP([.H137];[.$B$136:.$C$166];2)" office:value-type="string" office:string-value="Suyanto, Yohanes" calcext:value-type="string">
            <text:p>Suyanto, Yohanes</text:p>
          </table:table-cell>
          <table:table-cell table:formula="of:=VLOOKUP([.J137];[.$B$136:.$C$166];2)" office:value-type="string" office:string-value="Pratama Krisna Bayu Aji, Stefanus" calcext:value-type="string">
            <text:p>Pratama Krisna Bayu Aji, Stefanus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Keso Muda, Andreas</text:p>
          </table:table-cell>
          <table:table-cell table:number-columns-repeated="2"/>
          <table:table-cell table:formula="of:=RAND()" office:value-type="float" office:value="0.124745102832094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RAND()" office:value-type="float" office:value="0.602528432849795" calcext:value-type="float">
            <text:p/>
          </table:table-cell>
          <table:table-cell office:value-type="float" office:value="26" calcext:value-type="float">
            <text:p>26</text:p>
          </table:table-cell>
          <table:table-cell table:formula="of:=VLOOKUP([.H138];[.$B$136:.$C$166];2)" office:value-type="string" office:string-value="Sode Muda, Maria" calcext:value-type="string">
            <text:p>Sode Muda, Maria</text:p>
          </table:table-cell>
          <table:table-cell table:formula="of:=VLOOKUP([.J138];[.$B$136:.$C$166];2)" office:value-type="string" office:string-value="Melati, Rosevita" calcext:value-type="string">
            <text:p>Melati, Rosevita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Sukarmi, Agnes</text:p>
          </table:table-cell>
          <table:table-cell table:number-columns-repeated="2"/>
          <table:table-cell table:formula="of:=RAND()" office:value-type="float" office:value="0.332632385659963" calcext:value-type="float">
            <text:p/>
          </table:table-cell>
          <table:table-cell/>
          <table:table-cell office:value-type="float" office:value="22" calcext:value-type="float">
            <text:p>22</text:p>
          </table:table-cell>
          <table:table-cell table:formula="of:=RAND()" office:value-type="float" office:value="0.731829670025036" calcext:value-type="float">
            <text:p/>
          </table:table-cell>
          <table:table-cell office:value-type="float" office:value="20" calcext:value-type="float">
            <text:p>20</text:p>
          </table:table-cell>
          <table:table-cell table:formula="of:=VLOOKUP([.H139];[.$B$136:.$C$166];2)" office:value-type="string" office:string-value="Sri Supriyati, Anastasia" calcext:value-type="string">
            <text:p>Sri Supriyati, Anastasia</text:p>
          </table:table-cell>
          <table:table-cell table:formula="of:=VLOOKUP([.J139];[.$B$136:.$C$166];2)" office:value-type="string" office:string-value="Sri Utami Chrisssumiwi, Margareta Maria" calcext:value-type="string">
            <text:p>Sri Utami Chrisssumiwi, Margareta Maria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Sode Muda Valentia, Elenora</text:p>
          </table:table-cell>
          <table:table-cell table:number-columns-repeated="2"/>
          <table:table-cell table:formula="of:=RAND()" office:value-type="float" office:value="0.647671072743833" calcext:value-type="float">
            <text:p/>
          </table:table-cell>
          <table:table-cell/>
          <table:table-cell office:value-type="float" office:value="28" calcext:value-type="float">
            <text:p>28</text:p>
          </table:table-cell>
          <table:table-cell table:formula="of:=RAND()" office:value-type="float" office:value="0.456552020506933" calcext:value-type="float">
            <text:p/>
          </table:table-cell>
          <table:table-cell office:value-type="float" office:value="18" calcext:value-type="float">
            <text:p>18</text:p>
          </table:table-cell>
          <table:table-cell table:formula="of:=VLOOKUP([.H140];[.$B$136:.$C$166];2)" office:value-type="string" office:string-value="Pratama Krisna Bayu Aji, Stefanus" calcext:value-type="string">
            <text:p>Pratama Krisna Bayu Aji, Stefanus</text:p>
          </table:table-cell>
          <table:table-cell table:formula="of:=VLOOKUP([.J140];[.$B$136:.$C$166];2)" office:value-type="string" office:string-value="Djuwarni Anastasia Hedwig" calcext:value-type="string">
            <text:p>Djuwarni Anastasia Hedwig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loysius Lamakey</text:p>
          </table:table-cell>
          <table:table-cell table:number-columns-repeated="2"/>
          <table:table-cell table:formula="of:=RAND()" office:value-type="float" office:value="0.311888967407867" calcext:value-type="float">
            <text:p/>
          </table:table-cell>
          <table:table-cell/>
          <table:table-cell office:value-type="float" office:value="19" calcext:value-type="float">
            <text:p>19</text:p>
          </table:table-cell>
          <table:table-cell table:formula="of:=RAND()" office:value-type="float" office:value="0.836632039863616" calcext:value-type="float">
            <text:p/>
          </table:table-cell>
          <table:table-cell office:value-type="float" office:value="30" calcext:value-type="float">
            <text:p>30</text:p>
          </table:table-cell>
          <table:table-cell table:formula="of:=VLOOKUP([.H141];[.$B$136:.$C$166];2)" office:value-type="string" office:string-value="Sularto, Fransiscus Xaverius" calcext:value-type="string">
            <text:p>Sularto, Fransiscus Xaverius</text:p>
          </table:table-cell>
          <table:table-cell table:formula="of:=VLOOKUP([.J141];[.$B$136:.$C$166];2)" office:value-type="string" office:string-value="Prima Ari Setiyani, Theresia" calcext:value-type="string">
            <text:p>Prima Ari Setiyani, Theresia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Chatarina Sukarmi</text:p>
          </table:table-cell>
          <table:table-cell table:number-columns-repeated="2"/>
          <table:table-cell table:formula="of:=RAND()" office:value-type="float" office:value="0.073343109106645" calcext:value-type="float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formula="of:=RAND()" office:value-type="float" office:value="0.894184534670785" calcext:value-type="float">
            <text:p/>
          </table:table-cell>
          <table:table-cell office:value-type="float" office:value="14" calcext:value-type="float">
            <text:p>14</text:p>
          </table:table-cell>
          <table:table-cell table:formula="of:=VLOOKUP([.H142];[.$B$136:.$C$166];2)" office:value-type="string" office:string-value="Budi Hartuti, Maria Goreti" calcext:value-type="string">
            <text:p>Budi Hartuti, Maria Goreti</text:p>
          </table:table-cell>
          <table:table-cell table:formula="of:=VLOOKUP([.J142];[.$B$136:.$C$166];2)" office:value-type="string" office:string-value="Tri Susilowati, Caecilia" calcext:value-type="string">
            <text:p>Tri Susilowati, Caecilia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Lamakey Maria Antonia Tona</text:p>
          </table:table-cell>
          <table:table-cell table:number-columns-repeated="2"/>
          <table:table-cell table:formula="of:=RAND()" office:value-type="float" office:value="0.314513010205701" calcext:value-type="float">
            <text:p/>
          </table:table-cell>
          <table:table-cell/>
          <table:table-cell office:value-type="float" office:value="8" calcext:value-type="float">
            <text:p>8</text:p>
          </table:table-cell>
          <table:table-cell table:formula="of:=RAND()" office:value-type="float" office:value="0.248067064210773" calcext:value-type="float">
            <text:p/>
          </table:table-cell>
          <table:table-cell office:value-type="float" office:value="15" calcext:value-type="float">
            <text:p>15</text:p>
          </table:table-cell>
          <table:table-cell table:formula="of:=VLOOKUP([.H143];[.$B$136:.$C$166];2)" office:value-type="string" office:string-value="Lamakey Maria Antonia Tona" calcext:value-type="string">
            <text:p>Lamakey Maria Antonia Tona</text:p>
          </table:table-cell>
          <table:table-cell table:formula="of:=VLOOKUP([.J143];[.$B$136:.$C$166];2)" office:value-type="string" office:string-value="Setya Prihatiningtyas, Chatarina" calcext:value-type="string">
            <text:p>Setya Prihatiningtyas, Chatarina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Lamakey Maria Anastasia Bare</text:p>
          </table:table-cell>
          <table:table-cell table:number-columns-repeated="2"/>
          <table:table-cell table:formula="of:=RAND()" office:value-type="float" office:value="0.643633797764778" calcext:value-type="float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formula="of:=RAND()" office:value-type="float" office:value="0.916724485578015" calcext:value-type="float">
            <text:p/>
          </table:table-cell>
          <table:table-cell office:value-type="float" office:value="24" calcext:value-type="float">
            <text:p>24</text:p>
          </table:table-cell>
          <table:table-cell table:formula="of:=VLOOKUP([.H144];[.$B$136:.$C$166];2)" office:value-type="string" office:string-value="Arie Wibowo S, FX" calcext:value-type="string">
            <text:p>Arie Wibowo S, FX</text:p>
          </table:table-cell>
          <table:table-cell table:formula="of:=VLOOKUP([.J144];[.$B$136:.$C$166];2)" office:value-type="string" office:string-value="Suradi, Neo" calcext:value-type="string">
            <text:p>Suradi, Neo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Nanik Yesmarjati, Maria Theresia</text:p>
          </table:table-cell>
          <table:table-cell table:number-columns-repeated="2"/>
          <table:table-cell table:formula="of:=RAND()" office:value-type="float" office:value="0.547094557899982" calcext:value-type="float">
            <text:p/>
          </table:table-cell>
          <table:table-cell/>
          <table:table-cell office:value-type="float" office:value="16" calcext:value-type="float">
            <text:p>16</text:p>
          </table:table-cell>
          <table:table-cell table:formula="of:=RAND()" office:value-type="float" office:value="0.431339829228818" calcext:value-type="float">
            <text:p/>
          </table:table-cell>
          <table:table-cell office:value-type="float" office:value="19" calcext:value-type="float">
            <text:p>19</text:p>
          </table:table-cell>
          <table:table-cell table:formula="of:=VLOOKUP([.H145];[.$B$136:.$C$166];2)" office:value-type="string" office:string-value="Apriliana Wulandari, Herminigilda" calcext:value-type="string">
            <text:p>Apriliana Wulandari, Herminigilda</text:p>
          </table:table-cell>
          <table:table-cell table:formula="of:=VLOOKUP([.J145];[.$B$136:.$C$166];2)" office:value-type="string" office:string-value="Sularto, Fransiscus Xaverius" calcext:value-type="string">
            <text:p>Sularto, Fransiscus Xaverius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rie Wibowo S, FX</text:p>
          </table:table-cell>
          <table:table-cell table:number-columns-repeated="2"/>
          <table:table-cell table:formula="of:=RAND()" office:value-type="float" office:value="0.740359195973724" calcext:value-type="float">
            <text:p/>
          </table:table-cell>
          <table:table-cell/>
          <table:table-cell office:value-type="float" office:value="3" calcext:value-type="float">
            <text:p>3</text:p>
          </table:table-cell>
          <table:table-cell table:formula="of:=RAND()" office:value-type="float" office:value="0.735913477838039" calcext:value-type="float">
            <text:p/>
          </table:table-cell>
          <table:table-cell office:value-type="float" office:value="5" calcext:value-type="float">
            <text:p>5</text:p>
          </table:table-cell>
          <table:table-cell table:formula="of:=VLOOKUP([.H146];[.$B$136:.$C$166];2)" office:value-type="string" office:string-value="Keso Muda, Andreas" calcext:value-type="string">
            <text:p>Keso Muda, Andreas</text:p>
          </table:table-cell>
          <table:table-cell table:formula="of:=VLOOKUP([.J146];[.$B$136:.$C$166];2)" office:value-type="string" office:string-value="Sode Muda Valentia, Elenora" calcext:value-type="string">
            <text:p>Sode Muda Valentia, Elenora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Zeli Puspitasari, R</text:p>
          </table:table-cell>
          <table:table-cell table:number-columns-repeated="2"/>
          <table:table-cell table:formula="of:=RAND()" office:value-type="float" office:value="0.070449031656608" calcext:value-type="float">
            <text:p/>
          </table:table-cell>
          <table:table-cell/>
          <table:table-cell office:value-type="float" office:value="30" calcext:value-type="float">
            <text:p>30</text:p>
          </table:table-cell>
          <table:table-cell table:formula="of:=RAND()" office:value-type="float" office:value="0.688087509712204" calcext:value-type="float">
            <text:p/>
          </table:table-cell>
          <table:table-cell office:value-type="float" office:value="3" calcext:value-type="float">
            <text:p>3</text:p>
          </table:table-cell>
          <table:table-cell table:formula="of:=VLOOKUP([.H147];[.$B$136:.$C$166];2)" office:value-type="string" office:string-value="Prima Ari Setiyani, Theresia" calcext:value-type="string">
            <text:p>Prima Ari Setiyani, Theresia</text:p>
          </table:table-cell>
          <table:table-cell table:formula="of:=VLOOKUP([.J147];[.$B$136:.$C$166];2)" office:value-type="string" office:string-value="Keso Muda, Andreas" calcext:value-type="string">
            <text:p>Keso Muda, Andreas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Sandi Ignatius</text:p>
          </table:table-cell>
          <table:table-cell table:number-columns-repeated="2"/>
          <table:table-cell table:formula="of:=RAND()" office:value-type="float" office:value="0.931141852401197" calcext:value-type="float">
            <text:p/>
          </table:table-cell>
          <table:table-cell/>
          <table:table-cell office:value-type="float" office:value="17" calcext:value-type="float">
            <text:p>17</text:p>
          </table:table-cell>
          <table:table-cell table:formula="of:=RAND()" office:value-type="float" office:value="0.18369002151303" calcext:value-type="float">
            <text:p/>
          </table:table-cell>
          <table:table-cell office:value-type="float" office:value="22" calcext:value-type="float">
            <text:p>22</text:p>
          </table:table-cell>
          <table:table-cell table:formula="of:=VLOOKUP([.H148];[.$B$136:.$C$166];2)" office:value-type="string" office:string-value="Sudarmadi, Yohanes" calcext:value-type="string">
            <text:p>Sudarmadi, Yohanes</text:p>
          </table:table-cell>
          <table:table-cell table:formula="of:=VLOOKUP([.J148];[.$B$136:.$C$166];2)" office:value-type="string" office:string-value="Sri Supriyati, Anastasia" calcext:value-type="string">
            <text:p>Sri Supriyati, Anastasia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Tri Susilowati, Caecilia</text:p>
          </table:table-cell>
          <table:table-cell table:number-columns-repeated="2"/>
          <table:table-cell table:formula="of:=RAND()" office:value-type="float" office:value="0.87201836402528" calcext:value-type="float">
            <text:p/>
          </table:table-cell>
          <table:table-cell/>
          <table:table-cell office:value-type="float" office:value="18" calcext:value-type="float">
            <text:p>18</text:p>
          </table:table-cell>
          <table:table-cell table:formula="of:=RAND()" office:value-type="float" office:value="0.863532071001828" calcext:value-type="float">
            <text:p/>
          </table:table-cell>
          <table:table-cell office:value-type="float" office:value="23" calcext:value-type="float">
            <text:p>23</text:p>
          </table:table-cell>
          <table:table-cell table:formula="of:=VLOOKUP([.H149];[.$B$136:.$C$166];2)" office:value-type="string" office:string-value="Djuwarni Anastasia Hedwig" calcext:value-type="string">
            <text:p>Djuwarni Anastasia Hedwig</text:p>
          </table:table-cell>
          <table:table-cell table:formula="of:=VLOOKUP([.J149];[.$B$136:.$C$166];2)" office:value-type="string" office:string-value="Aditya Bimantara, Andreas" calcext:value-type="string">
            <text:p>Aditya Bimantara, Andreas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Setya Prihatiningtyas, Chatarina</text:p>
          </table:table-cell>
          <table:table-cell table:number-columns-repeated="2"/>
          <table:table-cell table:formula="of:=RAND()" office:value-type="float" office:value="0.0493713566102088" calcext:value-type="float">
            <text:p/>
          </table:table-cell>
          <table:table-cell/>
          <table:table-cell office:value-type="float" office:value="9" calcext:value-type="float">
            <text:p>9</text:p>
          </table:table-cell>
          <table:table-cell table:formula="of:=RAND()" office:value-type="float" office:value="0.742624217644334" calcext:value-type="float">
            <text:p/>
          </table:table-cell>
          <table:table-cell office:value-type="float" office:value="21" calcext:value-type="float">
            <text:p>21</text:p>
          </table:table-cell>
          <table:table-cell table:formula="of:=VLOOKUP([.H150];[.$B$136:.$C$166];2)" office:value-type="string" office:string-value="Lamakey Maria Anastasia Bare" calcext:value-type="string">
            <text:p>Lamakey Maria Anastasia Bare</text:p>
          </table:table-cell>
          <table:table-cell table:formula="of:=VLOOKUP([.J150];[.$B$136:.$C$166];2)" office:value-type="string" office:string-value="Supriadi, Cornelius" calcext:value-type="string">
            <text:p>Supriadi, Cornelius</text:p>
          </table:table-cell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priliana Wulandari, Herminigilda</text:p>
          </table:table-cell>
          <table:table-cell table:number-columns-repeated="2"/>
          <table:table-cell table:formula="of:=RAND()" office:value-type="float" office:value="0.671197141287848" calcext:value-type="float">
            <text:p/>
          </table:table-cell>
          <table:table-cell/>
          <table:table-cell office:value-type="float" office:value="20" calcext:value-type="float">
            <text:p>20</text:p>
          </table:table-cell>
          <table:table-cell table:formula="of:=RAND()" office:value-type="float" office:value="0.866573880892247" calcext:value-type="float">
            <text:p/>
          </table:table-cell>
          <table:table-cell office:value-type="float" office:value="1" calcext:value-type="float">
            <text:p>1</text:p>
          </table:table-cell>
          <table:table-cell table:formula="of:=VLOOKUP([.H151];[.$B$136:.$C$166];2)" office:value-type="string" office:string-value="Sri Utami Chrisssumiwi, Margareta Maria" calcext:value-type="string">
            <text:p>Sri Utami Chrisssumiwi, Margareta Maria</text:p>
          </table:table-cell>
          <table:table-cell table:formula="of:=VLOOKUP([.J151];[.$B$136:.$C$166];2)" office:value-type="string" office:string-value="Sode Muda, Maria" calcext:value-type="string">
            <text:p>Sode Muda, Maria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Sudarmadi, Yohanes</text:p>
          </table:table-cell>
          <table:table-cell table:number-columns-repeated="2"/>
          <table:table-cell table:formula="of:=RAND()" office:value-type="float" office:value="0.934602803084999" calcext:value-type="float">
            <text:p/>
          </table:table-cell>
          <table:table-cell/>
          <table:table-cell office:value-type="float" office:value="31" calcext:value-type="float">
            <text:p>31</text:p>
          </table:table-cell>
          <table:table-cell table:formula="of:=RAND()" office:value-type="float" office:value="0.75100835878402" calcext:value-type="float">
            <text:p/>
          </table:table-cell>
          <table:table-cell office:value-type="float" office:value="27" calcext:value-type="float">
            <text:p>27</text:p>
          </table:table-cell>
          <table:table-cell table:formula="of:=VLOOKUP([.H152];[.$B$136:.$C$166];2)" office:value-type="string" office:string-value="Delphito Nugroho, Bartolomeus" calcext:value-type="string">
            <text:p>Delphito Nugroho, Bartolomeus</text:p>
          </table:table-cell>
          <table:table-cell table:formula="of:=VLOOKUP([.J152];[.$B$136:.$C$166];2)" office:value-type="string" office:string-value="Tri Tutwuri, Kristina" calcext:value-type="string">
            <text:p>Tri Tutwuri, Kristina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Djuwarni Anastasia Hedwig</text:p>
          </table:table-cell>
          <table:table-cell table:number-columns-repeated="2"/>
          <table:table-cell table:formula="of:=RAND()" office:value-type="float" office:value="0.283370312768966" calcext:value-type="float">
            <text:p/>
          </table:table-cell>
          <table:table-cell/>
          <table:table-cell office:value-type="float" office:value="24" calcext:value-type="float">
            <text:p>24</text:p>
          </table:table-cell>
          <table:table-cell table:formula="of:=RAND()" office:value-type="float" office:value="0.869729036232457" calcext:value-type="float">
            <text:p/>
          </table:table-cell>
          <table:table-cell office:value-type="float" office:value="6" calcext:value-type="float">
            <text:p>6</text:p>
          </table:table-cell>
          <table:table-cell table:formula="of:=VLOOKUP([.H153];[.$B$136:.$C$166];2)" office:value-type="string" office:string-value="Suradi, Neo" calcext:value-type="string">
            <text:p>Suradi, Neo</text:p>
          </table:table-cell>
          <table:table-cell table:formula="of:=VLOOKUP([.J153];[.$B$136:.$C$166];2)" office:value-type="string" office:string-value="Aloysius Lamakey" calcext:value-type="string">
            <text:p>Aloysius Lamakey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Sularto, Fransiscus Xaverius</text:p>
          </table:table-cell>
          <table:table-cell table:number-columns-repeated="2"/>
          <table:table-cell table:formula="of:=RAND()" office:value-type="float" office:value="0.590492806630209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  <table:table-cell table:formula="of:=RAND()" office:value-type="float" office:value="0.219693716382608" calcext:value-type="float">
            <text:p/>
          </table:table-cell>
          <table:table-cell office:value-type="float" office:value="8" calcext:value-type="float">
            <text:p>8</text:p>
          </table:table-cell>
          <table:table-cell table:formula="of:=VLOOKUP([.H154];[.$B$136:.$C$166];2)" office:value-type="string" office:string-value="Nanik Yesmarjati, Maria Theresia" calcext:value-type="string">
            <text:p>Nanik Yesmarjati, Maria Theresia</text:p>
          </table:table-cell>
          <table:table-cell table:formula="of:=VLOOKUP([.J154];[.$B$136:.$C$166];2)" office:value-type="string" office:string-value="Lamakey Maria Antonia Tona" calcext:value-type="string">
            <text:p>Lamakey Maria Antonia Tona</text:p>
          </table:table-cell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Sri Utami Chrisssumiwi, Margareta Maria</text:p>
          </table:table-cell>
          <table:table-cell table:number-columns-repeated="2"/>
          <table:table-cell table:formula="of:=RAND()" office:value-type="float" office:value="0.840521520003676" calcext:value-type="float">
            <text:p/>
          </table:table-cell>
          <table:table-cell/>
          <table:table-cell office:value-type="float" office:value="27" calcext:value-type="float">
            <text:p>27</text:p>
          </table:table-cell>
          <table:table-cell table:formula="of:=RAND()" office:value-type="float" office:value="0.501943802461028" calcext:value-type="float">
            <text:p/>
          </table:table-cell>
          <table:table-cell office:value-type="float" office:value="7" calcext:value-type="float">
            <text:p>7</text:p>
          </table:table-cell>
          <table:table-cell table:formula="of:=VLOOKUP([.H155];[.$B$136:.$C$166];2)" office:value-type="string" office:string-value="Tri Tutwuri, Kristina" calcext:value-type="string">
            <text:p>Tri Tutwuri, Kristina</text:p>
          </table:table-cell>
          <table:table-cell table:formula="of:=VLOOKUP([.J155];[.$B$136:.$C$166];2)" office:value-type="string" office:string-value="Chatarina Sukarmi" calcext:value-type="string">
            <text:p>Chatarina Sukarmi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Supriadi, Cornelius</text:p>
          </table:table-cell>
          <table:table-cell table:number-columns-repeated="2"/>
          <table:table-cell table:formula="of:=RAND()" office:value-type="float" office:value="0.0719359777867794" calcext:value-type="float">
            <text:p/>
          </table:table-cell>
          <table:table-cell/>
          <table:table-cell office:value-type="float" office:value="7" calcext:value-type="float">
            <text:p>7</text:p>
          </table:table-cell>
          <table:table-cell table:formula="of:=RAND()" office:value-type="float" office:value="0.919799145311117" calcext:value-type="float">
            <text:p/>
          </table:table-cell>
          <table:table-cell office:value-type="float" office:value="29" calcext:value-type="float">
            <text:p>29</text:p>
          </table:table-cell>
          <table:table-cell table:formula="of:=VLOOKUP([.H156];[.$B$136:.$C$166];2)" office:value-type="string" office:string-value="Chatarina Sukarmi" calcext:value-type="string">
            <text:p>Chatarina Sukarmi</text:p>
          </table:table-cell>
          <table:table-cell table:formula="of:=VLOOKUP([.J156];[.$B$136:.$C$166];2)" office:value-type="string" office:string-value="Suyanto, Yohanes" calcext:value-type="string">
            <text:p>Suyanto, Yohanes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Sri Supriyati, Anastasia</text:p>
          </table:table-cell>
          <table:table-cell table:number-columns-repeated="2"/>
          <table:table-cell table:formula="of:=RAND()" office:value-type="float" office:value="0.183696383144707" calcext:value-type="float">
            <text:p/>
          </table:table-cell>
          <table:table-cell/>
          <table:table-cell office:value-type="float" office:value="14" calcext:value-type="float">
            <text:p>14</text:p>
          </table:table-cell>
          <table:table-cell table:formula="of:=RAND()" office:value-type="float" office:value="0.361523258732632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VLOOKUP([.H157];[.$B$136:.$C$166];2)" office:value-type="string" office:string-value="Tri Susilowati, Caecilia" calcext:value-type="string">
            <text:p>Tri Susilowati, Caecilia</text:p>
          </table:table-cell>
          <table:table-cell table:formula="of:=VLOOKUP([.J157];[.$B$136:.$C$166];2)" office:value-type="string" office:string-value="Nanik Yesmarjati, Maria Theresia" calcext:value-type="string">
            <text:p>Nanik Yesmarjati, Maria Theresia</text:p>
          </table:table-cell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Aditya Bimantara, Andreas</text:p>
          </table:table-cell>
          <table:table-cell table:number-columns-repeated="2"/>
          <table:table-cell table:formula="of:=RAND()" office:value-type="float" office:value="0.98934072162956" calcext:value-type="float">
            <text:p/>
          </table:table-cell>
          <table:table-cell/>
          <table:table-cell office:value-type="float" office:value="15" calcext:value-type="float">
            <text:p>15</text:p>
          </table:table-cell>
          <table:table-cell table:formula="of:=RAND()" office:value-type="float" office:value="0.844190701609477" calcext:value-type="float">
            <text:p/>
          </table:table-cell>
          <table:table-cell office:value-type="float" office:value="12" calcext:value-type="float">
            <text:p>12</text:p>
          </table:table-cell>
          <table:table-cell table:formula="of:=VLOOKUP([.H158];[.$B$136:.$C$166];2)" office:value-type="string" office:string-value="Setya Prihatiningtyas, Chatarina" calcext:value-type="string">
            <text:p>Setya Prihatiningtyas, Chatarina</text:p>
          </table:table-cell>
          <table:table-cell table:formula="of:=VLOOKUP([.J158];[.$B$136:.$C$166];2)" office:value-type="string" office:string-value="Zeli Puspitasari, R" calcext:value-type="string">
            <text:p>Zeli Puspitasari, R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Suradi, Neo</text:p>
          </table:table-cell>
          <table:table-cell table:number-columns-repeated="2"/>
          <table:table-cell table:formula="of:=RAND()" office:value-type="float" office:value="0.933603877434507" calcext:value-type="float">
            <text:p/>
          </table:table-cell>
          <table:table-cell/>
          <table:table-cell office:value-type="float" office:value="12" calcext:value-type="float">
            <text:p>12</text:p>
          </table:table-cell>
          <table:table-cell table:formula="of:=RAND()" office:value-type="float" office:value="0.395776784745976" calcext:value-type="float">
            <text:p/>
          </table:table-cell>
          <table:table-cell office:value-type="float" office:value="17" calcext:value-type="float">
            <text:p>17</text:p>
          </table:table-cell>
          <table:table-cell table:formula="of:=VLOOKUP([.H159];[.$B$136:.$C$166];2)" office:value-type="string" office:string-value="Zeli Puspitasari, R" calcext:value-type="string">
            <text:p>Zeli Puspitasari, R</text:p>
          </table:table-cell>
          <table:table-cell table:formula="of:=VLOOKUP([.J159];[.$B$136:.$C$166];2)" office:value-type="string" office:string-value="Sudarmadi, Yohanes" calcext:value-type="string">
            <text:p>Sudarmadi, Yohanes</text:p>
          </table:table-cell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Budi Hartuti, Maria Goreti</text:p>
          </table:table-cell>
          <table:table-cell table:number-columns-repeated="2"/>
          <table:table-cell table:formula="of:=RAND()" office:value-type="float" office:value="0.236665583215654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  <table:table-cell table:formula="of:=RAND()" office:value-type="float" office:value="0.900282909395173" calcext:value-type="float">
            <text:p/>
          </table:table-cell>
          <table:table-cell office:value-type="float" office:value="25" calcext:value-type="float">
            <text:p>25</text:p>
          </table:table-cell>
          <table:table-cell table:formula="of:=VLOOKUP([.H160];[.$B$136:.$C$166];2)" office:value-type="string" office:string-value="Titisari, Lusia" calcext:value-type="string">
            <text:p>Titisari, Lusia</text:p>
          </table:table-cell>
          <table:table-cell table:formula="of:=VLOOKUP([.J160];[.$B$136:.$C$166];2)" office:value-type="string" office:string-value="Budi Hartuti, Maria Goreti" calcext:value-type="string">
            <text:p>Budi Hartuti, Maria Goreti</text:p>
          </table:table-cell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Melati, Rosevita</text:p>
          </table:table-cell>
          <table:table-cell table:number-columns-repeated="2"/>
          <table:table-cell table:formula="of:=RAND()" office:value-type="float" office:value="0.1940409662202" calcext:value-type="float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formula="of:=RAND()" office:value-type="float" office:value="0.687027624342591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VLOOKUP([.H161];[.$B$136:.$C$166];2)" office:value-type="string" office:string-value="Sandi Ignatius" calcext:value-type="string">
            <text:p>Sandi Ignatius</text:p>
          </table:table-cell>
          <table:table-cell table:formula="of:=VLOOKUP([.J161];[.$B$136:.$C$166];2)" office:value-type="string" office:string-value="Sandi Ignatius" calcext:value-type="string">
            <text:p>Sandi Ignatius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Tri Tutwuri, Kristina</text:p>
          </table:table-cell>
          <table:table-cell table:number-columns-repeated="2"/>
          <table:table-cell table:formula="of:=RAND()" office:value-type="float" office:value="0.705439746612683" calcext:value-type="float">
            <text:p/>
          </table:table-cell>
          <table:table-cell/>
          <table:table-cell office:value-type="float" office:value="23" calcext:value-type="float">
            <text:p>23</text:p>
          </table:table-cell>
          <table:table-cell table:formula="of:=RAND()" office:value-type="float" office:value="0.224880678346381" calcext:value-type="float">
            <text:p/>
          </table:table-cell>
          <table:table-cell office:value-type="float" office:value="2" calcext:value-type="float">
            <text:p>2</text:p>
          </table:table-cell>
          <table:table-cell table:formula="of:=VLOOKUP([.H162];[.$B$136:.$C$166];2)" office:value-type="string" office:string-value="Aditya Bimantara, Andreas" calcext:value-type="string">
            <text:p>Aditya Bimantara, Andreas</text:p>
          </table:table-cell>
          <table:table-cell table:formula="of:=VLOOKUP([.J162];[.$B$136:.$C$166];2)" office:value-type="string" office:string-value="Titisari, Lusia" calcext:value-type="string">
            <text:p>Titisari, Lusia</text:p>
          </table:table-cell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Pratama Krisna Bayu Aji, Stefanus</text:p>
          </table:table-cell>
          <table:table-cell table:number-columns-repeated="2"/>
          <table:table-cell table:formula="of:=RAND()" office:value-type="float" office:value="0.698422092944384" calcext:value-type="float">
            <text:p/>
          </table:table-cell>
          <table:table-cell/>
          <table:table-cell office:value-type="float" office:value="21" calcext:value-type="float">
            <text:p>21</text:p>
          </table:table-cell>
          <table:table-cell table:formula="of:=RAND()" office:value-type="float" office:value="0.0421889389399439" calcext:value-type="float">
            <text:p/>
          </table:table-cell>
          <table:table-cell office:value-type="float" office:value="16" calcext:value-type="float">
            <text:p>16</text:p>
          </table:table-cell>
          <table:table-cell table:formula="of:=VLOOKUP([.H163];[.$B$136:.$C$166];2)" office:value-type="string" office:string-value="Supriadi, Cornelius" calcext:value-type="string">
            <text:p>Supriadi, Cornelius</text:p>
          </table:table-cell>
          <table:table-cell table:formula="of:=VLOOKUP([.J163];[.$B$136:.$C$166];2)" office:value-type="string" office:string-value="Apriliana Wulandari, Herminigilda" calcext:value-type="string">
            <text:p>Apriliana Wulandari, Herminigilda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Suyanto, Yohanes</text:p>
          </table:table-cell>
          <table:table-cell table:number-columns-repeated="2"/>
          <table:table-cell table:formula="of:=RAND()" office:value-type="float" office:value="0.236102379392833" calcext:value-type="float">
            <text:p/>
          </table:table-cell>
          <table:table-cell/>
          <table:table-cell office:value-type="float" office:value="4" calcext:value-type="float">
            <text:p>4</text:p>
          </table:table-cell>
          <table:table-cell table:formula="of:=RAND()" office:value-type="float" office:value="0.764596337452531" calcext:value-type="float">
            <text:p/>
          </table:table-cell>
          <table:table-cell office:value-type="float" office:value="11" calcext:value-type="float">
            <text:p>11</text:p>
          </table:table-cell>
          <table:table-cell table:formula="of:=VLOOKUP([.H164];[.$B$136:.$C$166];2)" office:value-type="string" office:string-value="Sukarmi, Agnes" calcext:value-type="string">
            <text:p>Sukarmi, Agnes</text:p>
          </table:table-cell>
          <table:table-cell table:formula="of:=VLOOKUP([.J164];[.$B$136:.$C$166];2)" office:value-type="string" office:string-value="Arie Wibowo S, FX" calcext:value-type="string">
            <text:p>Arie Wibowo S, FX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Prima Ari Setiyani, Theresia</text:p>
          </table:table-cell>
          <table:table-cell table:number-columns-repeated="2"/>
          <table:table-cell table:formula="of:=RAND()" office:value-type="float" office:value="0.0436285394243896" calcext:value-type="float">
            <text:p/>
          </table:table-cell>
          <table:table-cell/>
          <table:table-cell office:value-type="float" office:value="5" calcext:value-type="float">
            <text:p>5</text:p>
          </table:table-cell>
          <table:table-cell table:formula="of:=RAND()" office:value-type="float" office:value="0.344875303795561" calcext:value-type="float">
            <text:p/>
          </table:table-cell>
          <table:table-cell office:value-type="float" office:value="9" calcext:value-type="float">
            <text:p>9</text:p>
          </table:table-cell>
          <table:table-cell table:formula="of:=VLOOKUP([.H165];[.$B$136:.$C$166];2)" office:value-type="string" office:string-value="Sode Muda Valentia, Elenora" calcext:value-type="string">
            <text:p>Sode Muda Valentia, Elenora</text:p>
          </table:table-cell>
          <table:table-cell table:formula="of:=VLOOKUP([.J165];[.$B$136:.$C$166];2)" office:value-type="string" office:string-value="Lamakey Maria Anastasia Bare" calcext:value-type="string">
            <text:p>Lamakey Maria Anastasia Bare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Delphito Nugroho, Bartolomeus</text:p>
          </table:table-cell>
          <table:table-cell table:number-columns-repeated="2"/>
          <table:table-cell table:formula="of:=RAND()" office:value-type="float" office:value="0.0651709481608123" calcext:value-type="float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formula="of:=RAND()" office:value-type="float" office:value="0.840484126005322" calcext:value-type="float">
            <text:p/>
          </table:table-cell>
          <table:table-cell office:value-type="float" office:value="31" calcext:value-type="float">
            <text:p>31</text:p>
          </table:table-cell>
          <table:table-cell table:formula="of:=VLOOKUP([.H166];[.$B$136:.$C$166];2)" office:value-type="string" office:string-value="Melati, Rosevita" calcext:value-type="string">
            <text:p>Melati, Rosevita</text:p>
          </table:table-cell>
          <table:table-cell table:formula="of:=VLOOKUP([.J166];[.$B$136:.$C$166];2)" office:value-type="string" office:string-value="Delphito Nugroho, Bartolomeus" calcext:value-type="string">
            <text:p>Delphito Nugroho, Bartolomeus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Baharudin, Thomas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5" office:value-type="string" calcext:value-type="string">
            <text:p>Amarylis Lona Muda, Maria</text:p>
          </table:table-cell>
          <table:table-cell table:number-columns-repeated="2"/>
          <table:table-cell table:formula="of:=RAND()" office:value-type="float" office:value="0.486712075537071" calcext:value-type="float">
            <text:p/>
          </table:table-cell>
          <table:table-cell/>
          <table:table-cell office:value-type="float" office:value="20" calcext:value-type="float">
            <text:p>20</text:p>
          </table:table-cell>
          <table:table-cell table:formula="of:=RAND()" office:value-type="float" office:value="0.797542026266456" calcext:value-type="float">
            <text:p/>
          </table:table-cell>
          <table:table-cell office:value-type="float" office:value="24" calcext:value-type="float">
            <text:p>24</text:p>
          </table:table-cell>
          <table:table-cell table:formula="of:=VLOOKUP([.H168];[.$B$136:.$C$166];2)" office:value-type="string" office:string-value="Sri Utami Chrisssumiwi, Margareta Maria" calcext:value-type="string">
            <text:p>Sri Utami Chrisssumiwi, Margareta Maria</text:p>
          </table:table-cell>
          <table:table-cell table:formula="of:=VLOOKUP([.J168];[.$B$136:.$C$166];2)" office:value-type="string" office:string-value="Suradi, Neo" calcext:value-type="string">
            <text:p>Suradi, Neo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Mardi Susanti, Agustina</text:p>
          </table:table-cell>
          <table:table-cell table:number-columns-repeated="2"/>
          <table:table-cell table:formula="of:=RAND()" office:value-type="float" office:value="0.897617858368903" calcext:value-type="float">
            <text:p/>
          </table:table-cell>
          <table:table-cell/>
          <table:table-cell office:value-type="float" office:value="2" calcext:value-type="float">
            <text:p>2</text:p>
          </table:table-cell>
          <table:table-cell table:formula="of:=RAND()" office:value-type="float" office:value="0.961756939068437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VLOOKUP([.H169];[.$B$136:.$C$166];2)" office:value-type="string" office:string-value="Titisari, Lusia" calcext:value-type="string">
            <text:p>Titisari, Lusia</text:p>
          </table:table-cell>
          <table:table-cell table:formula="of:=VLOOKUP([.J169];[.$B$136:.$C$166];2)" office:value-type="string" office:string-value="Sandi Ignatius" calcext:value-type="string">
            <text:p>Sandi Ignatius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Niha Lamakey, Yakobus</text:p>
          </table:table-cell>
          <table:table-cell table:number-columns-repeated="2"/>
          <table:table-cell table:formula="of:=RAND()" office:value-type="float" office:value="0.6730815700721" calcext:value-type="float">
            <text:p/>
          </table:table-cell>
          <table:table-cell/>
          <table:table-cell office:value-type="float" office:value="14" calcext:value-type="float">
            <text:p>14</text:p>
          </table:table-cell>
          <table:table-cell table:formula="of:=RAND()" office:value-type="float" office:value="0.469701044727117" calcext:value-type="float">
            <text:p/>
          </table:table-cell>
          <table:table-cell office:value-type="float" office:value="11" calcext:value-type="float">
            <text:p>11</text:p>
          </table:table-cell>
          <table:table-cell table:formula="of:=VLOOKUP([.H170];[.$B$136:.$C$166];2)" office:value-type="string" office:string-value="Tri Susilowati, Caecilia" calcext:value-type="string">
            <text:p>Tri Susilowati, Caecilia</text:p>
          </table:table-cell>
          <table:table-cell table:formula="of:=VLOOKUP([.J170];[.$B$136:.$C$166];2)" office:value-type="string" office:string-value="Arie Wibowo S, FX" calcext:value-type="string">
            <text:p>Arie Wibowo S, FX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Rutinia Andriani</text:p>
          </table:table-cell>
          <table:table-cell table:number-columns-repeated="2"/>
          <table:table-cell table:formula="of:=RAND()" office:value-type="float" office:value="0.245604875264689" calcext:value-type="float">
            <text:p/>
          </table:table-cell>
          <table:table-cell/>
          <table:table-cell office:value-type="float" office:value="12" calcext:value-type="float">
            <text:p>12</text:p>
          </table:table-cell>
          <table:table-cell table:formula="of:=RAND()" office:value-type="float" office:value="0.71815433120355" calcext:value-type="float">
            <text:p/>
          </table:table-cell>
          <table:table-cell office:value-type="float" office:value="25" calcext:value-type="float">
            <text:p>25</text:p>
          </table:table-cell>
          <table:table-cell table:formula="of:=VLOOKUP([.H171];[.$B$136:.$C$166];2)" office:value-type="string" office:string-value="Zeli Puspitasari, R" calcext:value-type="string">
            <text:p>Zeli Puspitasari, R</text:p>
          </table:table-cell>
          <table:table-cell table:formula="of:=VLOOKUP([.J171];[.$B$136:.$C$166];2)" office:value-type="string" office:string-value="Budi Hartuti, Maria Goreti" calcext:value-type="string">
            <text:p>Budi Hartuti, Maria Goreti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Ormama Lamakey, Leonardus Rafael</text:p>
          </table:table-cell>
          <table:table-cell table:number-columns-repeated="2"/>
          <table:table-cell table:formula="of:=RAND()" office:value-type="float" office:value="0.0597484931349754" calcext:value-type="float">
            <text:p/>
          </table:table-cell>
          <table:table-cell/>
          <table:table-cell office:value-type="float" office:value="8" calcext:value-type="float">
            <text:p>8</text:p>
          </table:table-cell>
          <table:table-cell table:formula="of:=RAND()" office:value-type="float" office:value="0.489186885068193" calcext:value-type="float">
            <text:p/>
          </table:table-cell>
          <table:table-cell office:value-type="float" office:value="30" calcext:value-type="float">
            <text:p>30</text:p>
          </table:table-cell>
          <table:table-cell table:formula="of:=VLOOKUP([.H172];[.$B$136:.$C$166];2)" office:value-type="string" office:string-value="Lamakey Maria Antonia Tona" calcext:value-type="string">
            <text:p>Lamakey Maria Antonia Tona</text:p>
          </table:table-cell>
          <table:table-cell table:formula="of:=VLOOKUP([.J172];[.$B$136:.$C$166];2)" office:value-type="string" office:string-value="Prima Ari Setiyani, Theresia" calcext:value-type="string">
            <text:p>Prima Ari Setiyani, Theresia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Wilbert Brawijaya, Valentino</text:p>
          </table:table-cell>
          <table:table-cell table:number-columns-repeated="2"/>
          <table:table-cell table:formula="of:=RAND()" office:value-type="float" office:value="0.83092400082387" calcext:value-type="float">
            <text:p/>
          </table:table-cell>
          <table:table-cell/>
          <table:table-cell office:value-type="float" office:value="5" calcext:value-type="float">
            <text:p>5</text:p>
          </table:table-cell>
          <table:table-cell table:formula="of:=RAND()" office:value-type="float" office:value="0.407240708125755" calcext:value-type="float">
            <text:p/>
          </table:table-cell>
          <table:table-cell office:value-type="float" office:value="1" calcext:value-type="float">
            <text:p>1</text:p>
          </table:table-cell>
          <table:table-cell table:formula="of:=VLOOKUP([.H173];[.$B$136:.$C$166];2)" office:value-type="string" office:string-value="Sode Muda Valentia, Elenora" calcext:value-type="string">
            <text:p>Sode Muda Valentia, Elenora</text:p>
          </table:table-cell>
          <table:table-cell table:formula="of:=VLOOKUP([.J173];[.$B$136:.$C$166];2)" office:value-type="string" office:string-value="Sode Muda, Maria" calcext:value-type="string">
            <text:p>Sode Muda, Maria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Samino, Petrus</text:p>
          </table:table-cell>
          <table:table-cell table:number-columns-repeated="2"/>
          <table:table-cell table:formula="of:=RAND()" office:value-type="float" office:value="0.450411674799398" calcext:value-type="float">
            <text:p/>
          </table:table-cell>
          <table:table-cell/>
          <table:table-cell office:value-type="float" office:value="17" calcext:value-type="float">
            <text:p>17</text:p>
          </table:table-cell>
          <table:table-cell table:formula="of:=RAND()" office:value-type="float" office:value="0.501114756334573" calcext:value-type="float">
            <text:p/>
          </table:table-cell>
          <table:table-cell office:value-type="float" office:value="9" calcext:value-type="float">
            <text:p>9</text:p>
          </table:table-cell>
          <table:table-cell table:formula="of:=VLOOKUP([.H174];[.$B$136:.$C$166];2)" office:value-type="string" office:string-value="Sudarmadi, Yohanes" calcext:value-type="string">
            <text:p>Sudarmadi, Yohanes</text:p>
          </table:table-cell>
          <table:table-cell table:formula="of:=VLOOKUP([.J174];[.$B$136:.$C$166];2)" office:value-type="string" office:string-value="Lamakey Maria Anastasia Bare" calcext:value-type="string">
            <text:p>Lamakey Maria Anastasia Bare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Temon Siswo Utomo, Margareta</text:p>
          </table:table-cell>
          <table:table-cell table:number-columns-repeated="2"/>
          <table:table-cell table:formula="of:=RAND()" office:value-type="float" office:value="0.113546142820269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RAND()" office:value-type="float" office:value="0.311848704237491" calcext:value-type="float">
            <text:p/>
          </table:table-cell>
          <table:table-cell office:value-type="float" office:value="21" calcext:value-type="float">
            <text:p>21</text:p>
          </table:table-cell>
          <table:table-cell table:formula="of:=VLOOKUP([.H175];[.$B$136:.$C$166];2)" office:value-type="string" office:string-value="Sode Muda, Maria" calcext:value-type="string">
            <text:p>Sode Muda, Maria</text:p>
          </table:table-cell>
          <table:table-cell table:formula="of:=VLOOKUP([.J175];[.$B$136:.$C$166];2)" office:value-type="string" office:string-value="Supriadi, Cornelius" calcext:value-type="string">
            <text:p>Supriadi, Cornelius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Iglia Lucya, Paulina</text:p>
          </table:table-cell>
          <table:table-cell table:number-columns-repeated="2"/>
          <table:table-cell table:formula="of:=RAND()" office:value-type="float" office:value="0.265217639040202" calcext:value-type="float">
            <text:p/>
          </table:table-cell>
          <table:table-cell/>
          <table:table-cell office:value-type="float" office:value="21" calcext:value-type="float">
            <text:p>21</text:p>
          </table:table-cell>
          <table:table-cell table:formula="of:=RAND()" office:value-type="float" office:value="0.289569198852405" calcext:value-type="float">
            <text:p/>
          </table:table-cell>
          <table:table-cell office:value-type="float" office:value="16" calcext:value-type="float">
            <text:p>16</text:p>
          </table:table-cell>
          <table:table-cell table:formula="of:=VLOOKUP([.H176];[.$B$136:.$C$166];2)" office:value-type="string" office:string-value="Supriadi, Cornelius" calcext:value-type="string">
            <text:p>Supriadi, Cornelius</text:p>
          </table:table-cell>
          <table:table-cell table:formula="of:=VLOOKUP([.J176];[.$B$136:.$C$166];2)" office:value-type="string" office:string-value="Apriliana Wulandari, Herminigilda" calcext:value-type="string">
            <text:p>Apriliana Wulandari, Herminigilda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Lintang Novianti, Maria</text:p>
          </table:table-cell>
          <table:table-cell table:number-columns-repeated="2"/>
          <table:table-cell table:formula="of:=RAND()" office:value-type="float" office:value="0.331925611943007" calcext:value-type="float">
            <text:p/>
          </table:table-cell>
          <table:table-cell/>
          <table:table-cell office:value-type="float" office:value="6" calcext:value-type="float">
            <text:p>6</text:p>
          </table:table-cell>
          <table:table-cell table:formula="of:=RAND()" office:value-type="float" office:value="0.180268984287977" calcext:value-type="float">
            <text:p/>
          </table:table-cell>
          <table:table-cell office:value-type="float" office:value="18" calcext:value-type="float">
            <text:p>18</text:p>
          </table:table-cell>
          <table:table-cell table:formula="of:=VLOOKUP([.H177];[.$B$136:.$C$166];2)" office:value-type="string" office:string-value="Aloysius Lamakey" calcext:value-type="string">
            <text:p>Aloysius Lamakey</text:p>
          </table:table-cell>
          <table:table-cell table:formula="of:=VLOOKUP([.J177];[.$B$136:.$C$166];2)" office:value-type="string" office:string-value="Djuwarni Anastasia Hedwig" calcext:value-type="string">
            <text:p>Djuwarni Anastasia Hedwig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Sujarwanto, Agusinus</text:p>
          </table:table-cell>
          <table:table-cell table:number-columns-repeated="2"/>
          <table:table-cell table:formula="of:=RAND()" office:value-type="float" office:value="0.81701620365493" calcext:value-type="float">
            <text:p/>
          </table:table-cell>
          <table:table-cell/>
          <table:table-cell office:value-type="float" office:value="9" calcext:value-type="float">
            <text:p>9</text:p>
          </table:table-cell>
          <table:table-cell table:formula="of:=RAND()" office:value-type="float" office:value="0.17972773546353" calcext:value-type="float">
            <text:p/>
          </table:table-cell>
          <table:table-cell office:value-type="float" office:value="12" calcext:value-type="float">
            <text:p>12</text:p>
          </table:table-cell>
          <table:table-cell table:formula="of:=VLOOKUP([.H178];[.$B$136:.$C$166];2)" office:value-type="string" office:string-value="Lamakey Maria Anastasia Bare" calcext:value-type="string">
            <text:p>Lamakey Maria Anastasia Bare</text:p>
          </table:table-cell>
          <table:table-cell table:formula="of:=VLOOKUP([.J178];[.$B$136:.$C$166];2)" office:value-type="string" office:string-value="Zeli Puspitasari, R" calcext:value-type="string">
            <text:p>Zeli Puspitasari, R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Kusdayarti, Anastasia</text:p>
          </table:table-cell>
          <table:table-cell table:number-columns-repeated="2"/>
          <table:table-cell table:formula="of:=RAND()" office:value-type="float" office:value="0.690809740684927" calcext:value-type="float">
            <text:p/>
          </table:table-cell>
          <table:table-cell/>
          <table:table-cell office:value-type="float" office:value="30" calcext:value-type="float">
            <text:p>30</text:p>
          </table:table-cell>
          <table:table-cell table:formula="of:=RAND()" office:value-type="float" office:value="0.985352986259386" calcext:value-type="float">
            <text:p/>
          </table:table-cell>
          <table:table-cell office:value-type="float" office:value="8" calcext:value-type="float">
            <text:p>8</text:p>
          </table:table-cell>
          <table:table-cell table:formula="of:=VLOOKUP([.H179];[.$B$136:.$C$166];2)" office:value-type="string" office:string-value="Prima Ari Setiyani, Theresia" calcext:value-type="string">
            <text:p>Prima Ari Setiyani, Theresia</text:p>
          </table:table-cell>
          <table:table-cell table:formula="of:=VLOOKUP([.J179];[.$B$136:.$C$166];2)" office:value-type="string" office:string-value="Lamakey Maria Antonia Tona" calcext:value-type="string">
            <text:p>Lamakey Maria Antonia Tona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Novka Kuaranita, Fellycia</text:p>
          </table:table-cell>
          <table:table-cell table:number-columns-repeated="2"/>
          <table:table-cell table:formula="of:=RAND()" office:value-type="float" office:value="0.396153434878215" calcext:value-type="float">
            <text:p/>
          </table:table-cell>
          <table:table-cell/>
          <table:table-cell office:value-type="float" office:value="18" calcext:value-type="float">
            <text:p>18</text:p>
          </table:table-cell>
          <table:table-cell table:formula="of:=RAND()" office:value-type="float" office:value="0.1213495710399" calcext:value-type="float">
            <text:p/>
          </table:table-cell>
          <table:table-cell office:value-type="float" office:value="5" calcext:value-type="float">
            <text:p>5</text:p>
          </table:table-cell>
          <table:table-cell table:formula="of:=VLOOKUP([.H180];[.$B$136:.$C$166];2)" office:value-type="string" office:string-value="Djuwarni Anastasia Hedwig" calcext:value-type="string">
            <text:p>Djuwarni Anastasia Hedwig</text:p>
          </table:table-cell>
          <table:table-cell table:formula="of:=VLOOKUP([.J180];[.$B$136:.$C$166];2)" office:value-type="string" office:string-value="Sode Muda Valentia, Elenora" calcext:value-type="string">
            <text:p>Sode Muda Valentia, Elenora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Oktiva Rossari, Priscilla</text:p>
          </table:table-cell>
          <table:table-cell table:number-columns-repeated="2"/>
          <table:table-cell table:formula="of:=RAND()" office:value-type="float" office:value="0.834606091724709" calcext:value-type="float">
            <text:p/>
          </table:table-cell>
          <table:table-cell/>
          <table:table-cell office:value-type="float" office:value="4" calcext:value-type="float">
            <text:p>4</text:p>
          </table:table-cell>
          <table:table-cell table:formula="of:=RAND()" office:value-type="float" office:value="0.901417425833643" calcext:value-type="float">
            <text:p/>
          </table:table-cell>
          <table:table-cell office:value-type="float" office:value="14" calcext:value-type="float">
            <text:p>14</text:p>
          </table:table-cell>
          <table:table-cell table:formula="of:=VLOOKUP([.H181];[.$B$136:.$C$166];2)" office:value-type="string" office:string-value="Sukarmi, Agnes" calcext:value-type="string">
            <text:p>Sukarmi, Agnes</text:p>
          </table:table-cell>
          <table:table-cell table:formula="of:=VLOOKUP([.J181];[.$B$136:.$C$166];2)" office:value-type="string" office:string-value="Tri Susilowati, Caecilia" calcext:value-type="string">
            <text:p>Tri Susilowati, Caecilia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Fabiano Agiano, Cornellius</text:p>
          </table:table-cell>
          <table:table-cell table:number-columns-repeated="2"/>
          <table:table-cell table:formula="of:=RAND()" office:value-type="float" office:value="0.287298913579434" calcext:value-type="float">
            <text:p/>
          </table:table-cell>
          <table:table-cell/>
          <table:table-cell office:value-type="float" office:value="29" calcext:value-type="float">
            <text:p>29</text:p>
          </table:table-cell>
          <table:table-cell table:formula="of:=RAND()" office:value-type="float" office:value="0.26923608686775" calcext:value-type="float">
            <text:p/>
          </table:table-cell>
          <table:table-cell office:value-type="float" office:value="27" calcext:value-type="float">
            <text:p>27</text:p>
          </table:table-cell>
          <table:table-cell table:formula="of:=VLOOKUP([.H182];[.$B$136:.$C$166];2)" office:value-type="string" office:string-value="Suyanto, Yohanes" calcext:value-type="string">
            <text:p>Suyanto, Yohanes</text:p>
          </table:table-cell>
          <table:table-cell table:formula="of:=VLOOKUP([.J182];[.$B$136:.$C$166];2)" office:value-type="string" office:string-value="Tri Tutwuri, Kristina" calcext:value-type="string">
            <text:p>Tri Tutwuri, Kristina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Sukamto, Domitianus</text:p>
          </table:table-cell>
          <table:table-cell table:number-columns-repeated="2"/>
          <table:table-cell table:formula="of:=RAND()" office:value-type="float" office:value="0.871949882246554" calcext:value-type="float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formula="of:=RAND()" office:value-type="float" office:value="0.17510184738785" calcext:value-type="float">
            <text:p/>
          </table:table-cell>
          <table:table-cell office:value-type="float" office:value="20" calcext:value-type="float">
            <text:p>20</text:p>
          </table:table-cell>
          <table:table-cell table:formula="of:=VLOOKUP([.H183];[.$B$136:.$C$166];2)" office:value-type="string" office:string-value="Melati, Rosevita" calcext:value-type="string">
            <text:p>Melati, Rosevita</text:p>
          </table:table-cell>
          <table:table-cell table:formula="of:=VLOOKUP([.J183];[.$B$136:.$C$166];2)" office:value-type="string" office:string-value="Sri Utami Chrisssumiwi, Margareta Maria" calcext:value-type="string">
            <text:p>Sri Utami Chrisssumiwi, Margareta Maria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Warno Sudirjo, Lucia</text:p>
          </table:table-cell>
          <table:table-cell table:number-columns-repeated="2"/>
          <table:table-cell table:formula="of:=RAND()" office:value-type="float" office:value="0.221465229755267" calcext:value-type="float">
            <text:p/>
          </table:table-cell>
          <table:table-cell/>
          <table:table-cell office:value-type="float" office:value="27" calcext:value-type="float">
            <text:p>27</text:p>
          </table:table-cell>
          <table:table-cell table:formula="of:=RAND()" office:value-type="float" office:value="0.138472730992362" calcext:value-type="float">
            <text:p/>
          </table:table-cell>
          <table:table-cell office:value-type="float" office:value="2" calcext:value-type="float">
            <text:p>2</text:p>
          </table:table-cell>
          <table:table-cell table:formula="of:=VLOOKUP([.H184];[.$B$136:.$C$166];2)" office:value-type="string" office:string-value="Tri Tutwuri, Kristina" calcext:value-type="string">
            <text:p>Tri Tutwuri, Kristina</text:p>
          </table:table-cell>
          <table:table-cell table:formula="of:=VLOOKUP([.J184];[.$B$136:.$C$166];2)" office:value-type="string" office:string-value="Titisari, Lusia" calcext:value-type="string">
            <text:p>Titisari, Lusia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Sri Suwarni</text:p>
          </table:table-cell>
          <table:table-cell table:number-columns-repeated="2"/>
          <table:table-cell table:formula="of:=RAND()" office:value-type="float" office:value="0.57414482999593" calcext:value-type="float">
            <text:p/>
          </table:table-cell>
          <table:table-cell/>
          <table:table-cell office:value-type="float" office:value="23" calcext:value-type="float">
            <text:p>23</text:p>
          </table:table-cell>
          <table:table-cell table:formula="of:=RAND()" office:value-type="float" office:value="0.545934166526422" calcext:value-type="float">
            <text:p/>
          </table:table-cell>
          <table:table-cell office:value-type="float" office:value="7" calcext:value-type="float">
            <text:p>7</text:p>
          </table:table-cell>
          <table:table-cell table:formula="of:=VLOOKUP([.H185];[.$B$136:.$C$166];2)" office:value-type="string" office:string-value="Aditya Bimantara, Andreas" calcext:value-type="string">
            <text:p>Aditya Bimantara, Andreas</text:p>
          </table:table-cell>
          <table:table-cell table:formula="of:=VLOOKUP([.J185];[.$B$136:.$C$166];2)" office:value-type="string" office:string-value="Chatarina Sukarmi" calcext:value-type="string">
            <text:p>Chatarina Sukarmi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Edlina Adiaty, Clara</text:p>
          </table:table-cell>
          <table:table-cell table:number-columns-repeated="2"/>
          <table:table-cell table:formula="of:=RAND()" office:value-type="float" office:value="0.670959380455315" calcext:value-type="float">
            <text:p/>
          </table:table-cell>
          <table:table-cell/>
          <table:table-cell office:value-type="float" office:value="7" calcext:value-type="float">
            <text:p>7</text:p>
          </table:table-cell>
          <table:table-cell table:formula="of:=RAND()" office:value-type="float" office:value="0.229003202170134" calcext:value-type="float">
            <text:p/>
          </table:table-cell>
          <table:table-cell office:value-type="float" office:value="6" calcext:value-type="float">
            <text:p>6</text:p>
          </table:table-cell>
          <table:table-cell table:formula="of:=VLOOKUP([.H186];[.$B$136:.$C$166];2)" office:value-type="string" office:string-value="Chatarina Sukarmi" calcext:value-type="string">
            <text:p>Chatarina Sukarmi</text:p>
          </table:table-cell>
          <table:table-cell table:formula="of:=VLOOKUP([.J186];[.$B$136:.$C$166];2)" office:value-type="string" office:string-value="Aloysius Lamakey" calcext:value-type="string">
            <text:p>Aloysius Lamakey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Suripto, Yohanes</text:p>
          </table:table-cell>
          <table:table-cell table:number-columns-repeated="2"/>
          <table:table-cell table:formula="of:=RAND()" office:value-type="float" office:value="0.748184332624078" calcext:value-type="float">
            <text:p/>
          </table:table-cell>
          <table:table-cell/>
          <table:table-cell office:value-type="float" office:value="15" calcext:value-type="float">
            <text:p>15</text:p>
          </table:table-cell>
          <table:table-cell table:formula="of:=RAND()" office:value-type="float" office:value="0.390309180831537" calcext:value-type="float">
            <text:p/>
          </table:table-cell>
          <table:table-cell office:value-type="float" office:value="28" calcext:value-type="float">
            <text:p>28</text:p>
          </table:table-cell>
          <table:table-cell table:formula="of:=VLOOKUP([.H187];[.$B$136:.$C$166];2)" office:value-type="string" office:string-value="Setya Prihatiningtyas, Chatarina" calcext:value-type="string">
            <text:p>Setya Prihatiningtyas, Chatarina</text:p>
          </table:table-cell>
          <table:table-cell table:formula="of:=VLOOKUP([.J187];[.$B$136:.$C$166];2)" office:value-type="string" office:string-value="Pratama Krisna Bayu Aji, Stefanus" calcext:value-type="string">
            <text:p>Pratama Krisna Bayu Aji, Stefanus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Tri Sudarinah</text:p>
          </table:table-cell>
          <table:table-cell table:number-columns-repeated="2"/>
          <table:table-cell table:formula="of:=RAND()" office:value-type="float" office:value="0.35432612313889" calcext:value-type="float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formula="of:=RAND()" office:value-type="float" office:value="0.670598818454891" calcext:value-type="float">
            <text:p/>
          </table:table-cell>
          <table:table-cell office:value-type="float" office:value="31" calcext:value-type="float">
            <text:p>31</text:p>
          </table:table-cell>
          <table:table-cell table:formula="of:=VLOOKUP([.H188];[.$B$136:.$C$166];2)" office:value-type="string" office:string-value="Sandi Ignatius" calcext:value-type="string">
            <text:p>Sandi Ignatius</text:p>
          </table:table-cell>
          <table:table-cell table:formula="of:=VLOOKUP([.J188];[.$B$136:.$C$166];2)" office:value-type="string" office:string-value="Delphito Nugroho, Bartolomeus" calcext:value-type="string">
            <text:p>Delphito Nugroho, Bartolomeus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Agung Sedayu</text:p>
          </table:table-cell>
          <table:table-cell table:number-columns-repeated="2"/>
          <table:table-cell table:formula="of:=RAND()" office:value-type="float" office:value="0.098185274284333" calcext:value-type="float">
            <text:p/>
          </table:table-cell>
          <table:table-cell/>
          <table:table-cell office:value-type="float" office:value="22" calcext:value-type="float">
            <text:p>22</text:p>
          </table:table-cell>
          <table:table-cell table:formula="of:=RAND()" office:value-type="float" office:value="0.308104407507926" calcext:value-type="float">
            <text:p/>
          </table:table-cell>
          <table:table-cell office:value-type="float" office:value="29" calcext:value-type="float">
            <text:p>29</text:p>
          </table:table-cell>
          <table:table-cell table:formula="of:=VLOOKUP([.H189];[.$B$136:.$C$166];2)" office:value-type="string" office:string-value="Sri Supriyati, Anastasia" calcext:value-type="string">
            <text:p>Sri Supriyati, Anastasia</text:p>
          </table:table-cell>
          <table:table-cell table:formula="of:=VLOOKUP([.J189];[.$B$136:.$C$166];2)" office:value-type="string" office:string-value="Suyanto, Yohanes" calcext:value-type="string">
            <text:p>Suyanto, Yohanes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Febrianto, Dominik</text:p>
          </table:table-cell>
          <table:table-cell table:number-columns-repeated="2"/>
          <table:table-cell table:formula="of:=RAND()" office:value-type="float" office:value="0.383117777993903" calcext:value-type="float">
            <text:p/>
          </table:table-cell>
          <table:table-cell/>
          <table:table-cell office:value-type="float" office:value="3" calcext:value-type="float">
            <text:p>3</text:p>
          </table:table-cell>
          <table:table-cell table:formula="of:=RAND()" office:value-type="float" office:value="0.85934330127202" calcext:value-type="float">
            <text:p/>
          </table:table-cell>
          <table:table-cell office:value-type="float" office:value="19" calcext:value-type="float">
            <text:p>19</text:p>
          </table:table-cell>
          <table:table-cell table:formula="of:=VLOOKUP([.H190];[.$B$136:.$C$166];2)" office:value-type="string" office:string-value="Keso Muda, Andreas" calcext:value-type="string">
            <text:p>Keso Muda, Andreas</text:p>
          </table:table-cell>
          <table:table-cell table:formula="of:=VLOOKUP([.J190];[.$B$136:.$C$166];2)" office:value-type="string" office:string-value="Sularto, Fransiscus Xaverius" calcext:value-type="string">
            <text:p>Sularto, Fransiscus Xaverius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Suroyo, Paulus</text:p>
          </table:table-cell>
          <table:table-cell table:number-columns-repeated="2"/>
          <table:table-cell table:formula="of:=RAND()" office:value-type="float" office:value="0.296342130517587" calcext:value-type="float">
            <text:p/>
          </table:table-cell>
          <table:table-cell/>
          <table:table-cell office:value-type="float" office:value="10" calcext:value-type="float">
            <text:p>10</text:p>
          </table:table-cell>
          <table:table-cell table:formula="of:=RAND()" office:value-type="float" office:value="0.876155428122729" calcext:value-type="float">
            <text:p/>
          </table:table-cell>
          <table:table-cell office:value-type="float" office:value="22" calcext:value-type="float">
            <text:p>22</text:p>
          </table:table-cell>
          <table:table-cell table:formula="of:=VLOOKUP([.H191];[.$B$136:.$C$166];2)" office:value-type="string" office:string-value="Nanik Yesmarjati, Maria Theresia" calcext:value-type="string">
            <text:p>Nanik Yesmarjati, Maria Theresia</text:p>
          </table:table-cell>
          <table:table-cell table:formula="of:=VLOOKUP([.J191];[.$B$136:.$C$166];2)" office:value-type="string" office:string-value="Sri Supriyati, Anastasia" calcext:value-type="string">
            <text:p>Sri Supriyati, Anastasia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Aditya Riani Widwianingrum, Stephanie</text:p>
          </table:table-cell>
          <table:table-cell table:number-columns-repeated="2"/>
          <table:table-cell table:formula="of:=RAND()" office:value-type="float" office:value="0.34854037547484" calcext:value-type="float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formula="of:=RAND()" office:value-type="float" office:value="0.104338028701022" calcext:value-type="float">
            <text:p/>
          </table:table-cell>
          <table:table-cell office:value-type="float" office:value="23" calcext:value-type="float">
            <text:p>23</text:p>
          </table:table-cell>
          <table:table-cell table:formula="of:=VLOOKUP([.H192];[.$B$136:.$C$166];2)" office:value-type="string" office:string-value="Budi Hartuti, Maria Goreti" calcext:value-type="string">
            <text:p>Budi Hartuti, Maria Goreti</text:p>
          </table:table-cell>
          <table:table-cell table:formula="of:=VLOOKUP([.J192];[.$B$136:.$C$166];2)" office:value-type="string" office:string-value="Aditya Bimantara, Andreas" calcext:value-type="string">
            <text:p>Aditya Bimantara, Andreas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Sadewa Setyanta, Pascalis</text:p>
          </table:table-cell>
          <table:table-cell table:number-columns-repeated="2"/>
          <table:table-cell table:formula="of:=RAND()" office:value-type="float" office:value="0.500027989735827" calcext:value-type="float">
            <text:p/>
          </table:table-cell>
          <table:table-cell/>
          <table:table-cell office:value-type="float" office:value="16" calcext:value-type="float">
            <text:p>16</text:p>
          </table:table-cell>
          <table:table-cell table:formula="of:=RAND()" office:value-type="float" office:value="0.748315723612905" calcext:value-type="float">
            <text:p/>
          </table:table-cell>
          <table:table-cell office:value-type="float" office:value="4" calcext:value-type="float">
            <text:p>4</text:p>
          </table:table-cell>
          <table:table-cell table:formula="of:=VLOOKUP([.H193];[.$B$136:.$C$166];2)" office:value-type="string" office:string-value="Apriliana Wulandari, Herminigilda" calcext:value-type="string">
            <text:p>Apriliana Wulandari, Herminigilda</text:p>
          </table:table-cell>
          <table:table-cell table:formula="of:=VLOOKUP([.J193];[.$B$136:.$C$166];2)" office:value-type="string" office:string-value="Sukarmi, Agnes" calcext:value-type="string">
            <text:p>Sukarmi, Agnes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Oldi Kristianto, Eduardus</text:p>
          </table:table-cell>
          <table:table-cell table:number-columns-repeated="2"/>
          <table:table-cell table:formula="of:=RAND()" office:value-type="float" office:value="0.833137735025957" calcext:value-type="float">
            <text:p/>
          </table:table-cell>
          <table:table-cell/>
          <table:table-cell office:value-type="float" office:value="28" calcext:value-type="float">
            <text:p>28</text:p>
          </table:table-cell>
          <table:table-cell table:formula="of:=RAND()" office:value-type="float" office:value="0.473693280247971" calcext:value-type="float">
            <text:p/>
          </table:table-cell>
          <table:table-cell office:value-type="float" office:value="17" calcext:value-type="float">
            <text:p>17</text:p>
          </table:table-cell>
          <table:table-cell table:formula="of:=VLOOKUP([.H194];[.$B$136:.$C$166];2)" office:value-type="string" office:string-value="Pratama Krisna Bayu Aji, Stefanus" calcext:value-type="string">
            <text:p>Pratama Krisna Bayu Aji, Stefanus</text:p>
          </table:table-cell>
          <table:table-cell table:formula="of:=VLOOKUP([.J194];[.$B$136:.$C$166];2)" office:value-type="string" office:string-value="Sudarmadi, Yohanes" calcext:value-type="string">
            <text:p>Sudarmadi, Yohanes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Rosa Firanti, Maria</text:p>
          </table:table-cell>
          <table:table-cell table:number-columns-repeated="2"/>
          <table:table-cell table:formula="of:=RAND()" office:value-type="float" office:value="0.764812513720244" calcext:value-type="float">
            <text:p/>
          </table:table-cell>
          <table:table-cell/>
          <table:table-cell office:value-type="float" office:value="19" calcext:value-type="float">
            <text:p>19</text:p>
          </table:table-cell>
          <table:table-cell table:formula="of:=RAND()" office:value-type="float" office:value="0.176746977725998" calcext:value-type="float">
            <text:p/>
          </table:table-cell>
          <table:table-cell office:value-type="float" office:value="3" calcext:value-type="float">
            <text:p>3</text:p>
          </table:table-cell>
          <table:table-cell table:formula="of:=VLOOKUP([.H195];[.$B$136:.$C$166];2)" office:value-type="string" office:string-value="Sularto, Fransiscus Xaverius" calcext:value-type="string">
            <text:p>Sularto, Fransiscus Xaverius</text:p>
          </table:table-cell>
          <table:table-cell table:formula="of:=VLOOKUP([.J195];[.$B$136:.$C$166];2)" office:value-type="string" office:string-value="Keso Muda, Andreas" calcext:value-type="string">
            <text:p>Keso Muda, Andreas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Waldiman, Andreas</text:p>
          </table:table-cell>
          <table:table-cell table:number-columns-repeated="2"/>
          <table:table-cell table:formula="of:=RAND()" office:value-type="float" office:value="0.0673268092796207" calcext:value-type="float">
            <text:p/>
          </table:table-cell>
          <table:table-cell/>
          <table:table-cell office:value-type="float" office:value="31" calcext:value-type="float">
            <text:p>31</text:p>
          </table:table-cell>
          <table:table-cell table:formula="of:=RAND()" office:value-type="float" office:value="0.111513909418136" calcext:value-type="float">
            <text:p/>
          </table:table-cell>
          <table:table-cell office:value-type="float" office:value="26" calcext:value-type="float">
            <text:p>26</text:p>
          </table:table-cell>
          <table:table-cell table:formula="of:=VLOOKUP([.H196];[.$B$136:.$C$166];2)" office:value-type="string" office:string-value="Delphito Nugroho, Bartolomeus" calcext:value-type="string">
            <text:p>Delphito Nugroho, Bartolomeus</text:p>
          </table:table-cell>
          <table:table-cell table:formula="of:=VLOOKUP([.J196];[.$B$136:.$C$166];2)" office:value-type="string" office:string-value="Melati, Rosevita" calcext:value-type="string">
            <text:p>Melati, Rosevita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Suprihatin, Kridtina</text:p>
          </table:table-cell>
          <table:table-cell table:number-columns-repeated="2"/>
          <table:table-cell table:formula="of:=RAND()" office:value-type="float" office:value="0.556899679359049" calcext:value-type="float">
            <text:p/>
          </table:table-cell>
          <table:table-cell/>
          <table:table-cell office:value-type="float" office:value="24" calcext:value-type="float">
            <text:p>24</text:p>
          </table:table-cell>
          <table:table-cell table:formula="of:=RAND()" office:value-type="float" office:value="0.877447808627039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VLOOKUP([.H197];[.$B$136:.$C$166];2)" office:value-type="string" office:string-value="Suradi, Neo" calcext:value-type="string">
            <text:p>Suradi, Neo</text:p>
          </table:table-cell>
          <table:table-cell table:formula="of:=VLOOKUP([.J197];[.$B$136:.$C$166];2)" office:value-type="string" office:string-value="Nanik Yesmarjati, Maria Theresia" calcext:value-type="string">
            <text:p>Nanik Yesmarjati, Maria Theresia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Supri Astuti, Basilissa</text:p>
          </table:table-cell>
          <table:table-cell table:number-columns-repeated="2"/>
          <table:table-cell table:formula="of:=RAND()" office:value-type="float" office:value="0.136189547134563" calcext:value-type="float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formula="of:=RAND()" office:value-type="float" office:value="0.309853963786736" calcext:value-type="float">
            <text:p/>
          </table:table-cell>
          <table:table-cell office:value-type="float" office:value="15" calcext:value-type="float">
            <text:p>15</text:p>
          </table:table-cell>
          <table:table-cell table:formula="of:=VLOOKUP([.H198];[.$B$136:.$C$166];2)" office:value-type="string" office:string-value="Arie Wibowo S, FX" calcext:value-type="string">
            <text:p>Arie Wibowo S, FX</text:p>
          </table:table-cell>
          <table:table-cell table:formula="of:=VLOOKUP([.J198];[.$B$136:.$C$166];2)" office:value-type="string" office:string-value="Setya Prihatiningtyas, Chatarina" calcext:value-type="string">
            <text:p>Setya Prihatiningtyas, Chatarina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Wahyu Widodo, Bernadus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5" office:value-type="string" calcext:value-type="string">
            <text:p>Widiastuti, Sisil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gl</text:p>
          </table:table-cell>
          <table:table-cell office:value-type="string" calcext:value-type="string">
            <text:p>Bacaan</text:p>
          </table:table-cell>
          <table:table-cell office:value-type="string" calcext:value-type="string">
            <text:p>Tg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Ayub 9:1-12, 14-16/Luk 9:57-62 (457)</text:p>
          </table:table-cell>
          <table:table-cell office:value-type="string" calcext:value-type="string">
            <text:p>Ayub 9:1-12, 14-16</text:p>
          </table:table-cell>
          <table:table-cell office:value-type="string" calcext:value-type="string">
            <text:p>Luk 9:57-62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Ayub 19:21-27 (458)/Mat 18:1-5, 10* (650) Pss Prop</text:p>
          </table:table-cell>
          <table:table-cell office:value-type="string" calcext:value-type="string">
            <text:p>Ayub 19:21-27 (458)</text:p>
          </table:table-cell>
          <table:table-cell office:value-type="string" calcext:value-type="string">
            <text:p>Mat 18:1-5, 10*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Ayub 38:1, 12-21; 40:3-5/Luk 10:13-16 (459)</text:p>
          </table:table-cell>
          <table:table-cell office:value-type="string" calcext:value-type="string">
            <text:p>Ayub 38:1, 12-21; 40:3-5</text:p>
          </table:table-cell>
          <table:table-cell office:value-type="string" calcext:value-type="string">
            <text:p>Luk 10:13-16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Ayub 42:1-3, 5-6, 12-17/Luk 10:17-24 (460)</text:p>
          </table:table-cell>
          <table:table-cell office:value-type="string" calcext:value-type="string">
            <text:p>Ayub 42:1-3, 5-6, 12-17</text:p>
          </table:table-cell>
          <table:table-cell office:value-type="string" calcext:value-type="string">
            <text:p>Luk 10:17-24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Yes 5:1-7/Flp 4:6-9/Mat 21:33-43 (139) Pss III</text:p>
          </table:table-cell>
          <table:table-cell office:value-type="string" calcext:value-type="string">
            <text:p>Yes 5:1-7</text:p>
          </table:table-cell>
          <table:table-cell office:value-type="string" calcext:value-type="string">
            <text:p>Flp 4:6-9</text:p>
          </table:table-cell>
          <table:table-cell office:value-type="string" calcext:value-type="string">
            <text:p>Mat 21:33-43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Gal 1:6-12/Luk 10:25-37 (461)</text:p>
          </table:table-cell>
          <table:table-cell office:value-type="string" calcext:value-type="string">
            <text:p>Gal 1:6-12</text:p>
          </table:table-cell>
          <table:table-cell office:value-type="string" calcext:value-type="string">
            <text:p>Luk 10:25-37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Gal 1:13-24/Luk 10:38-42 (462) Pss Prop</text:p>
          </table:table-cell>
          <table:table-cell office:value-type="string" calcext:value-type="string">
            <text:p>Gal 1:13-24</text:p>
          </table:table-cell>
          <table:table-cell office:value-type="string" calcext:value-type="string">
            <text:p>Luk 10:38-42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Gal 2:1-2, 7-14/Luk 11:1-4 (463)</text:p>
          </table:table-cell>
          <table:table-cell office:value-type="string" calcext:value-type="string">
            <text:p>Gal 2:1-2, 7-14</text:p>
          </table:table-cell>
          <table:table-cell office:value-type="string" calcext:value-type="string">
            <text:p>Luk 11:1-4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9</text:p>
          </table:table-cell>
          <table:table-cell office:value-type="string" calcext:value-type="string">
            <text:p>Gal 3:1-5/Luk 11:5-13 (464)</text:p>
          </table:table-cell>
          <table:table-cell office:value-type="string" calcext:value-type="string">
            <text:p>Gal 3:1-5</text:p>
          </table:table-cell>
          <table:table-cell office:value-type="string" calcext:value-type="string">
            <text:p>Luk 11:5-13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Gal 3:7-14/Luk 11:15-26 (465)</text:p>
          </table:table-cell>
          <table:table-cell office:value-type="string" calcext:value-type="string">
            <text:p>Gal 3:7-14</text:p>
          </table:table-cell>
          <table:table-cell office:value-type="string" calcext:value-type="string">
            <text:p>Luk 11:15-26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Gal 3:22-29/Luk 11:27-28 (466)</text:p>
          </table:table-cell>
          <table:table-cell office:value-type="string" calcext:value-type="string">
            <text:p>Gal 3:22-29</text:p>
          </table:table-cell>
          <table:table-cell office:value-type="string" calcext:value-type="string">
            <text:p>Luk 11:27-28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Yes 25:6-10a/Flp 4:12-14, 19-20/Mat 22:1-14 or 22:1-10 (142) Pss IV</text:p>
          </table:table-cell>
          <table:table-cell office:value-type="string" calcext:value-type="string">
            <text:p>Yes 25:6-10a</text:p>
          </table:table-cell>
          <table:table-cell office:value-type="string" calcext:value-type="string">
            <text:p>Flp 4:12-14, 19-20</text:p>
          </table:table-cell>
          <table:table-cell office:value-type="string" calcext:value-type="string">
            <text:p>Mat 22:1-14 or 22:1-10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Gal 4:22-24, 26-27, 31—5:1/Luk 11:29-32 (467)</text:p>
          </table:table-cell>
          <table:table-cell office:value-type="string" calcext:value-type="string">
            <text:p>Gal 4:22-24, 26-27, 31—5:1</text:p>
          </table:table-cell>
          <table:table-cell office:value-type="string" calcext:value-type="string">
            <text:p>Luk 11:29-32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Gal 5:1-6/Luk 11:37-41 (468)</text:p>
          </table:table-cell>
          <table:table-cell office:value-type="string" calcext:value-type="string">
            <text:p>Gal 5:1-6</text:p>
          </table:table-cell>
          <table:table-cell office:value-type="string" calcext:value-type="string">
            <text:p>Luk 11:37-4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Gal 5:18-25/Luk 11:42-46 (469)</text:p>
          </table:table-cell>
          <table:table-cell office:value-type="string" calcext:value-type="string">
            <text:p>Gal 5:18-25</text:p>
          </table:table-cell>
          <table:table-cell office:value-type="string" calcext:value-type="string">
            <text:p>Luk 11:42-46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6</text:p>
          </table:table-cell>
          <table:table-cell office:value-type="string" calcext:value-type="string">
            <text:p>Ef 1:1-10/Luk 11:47-54 (470)</text:p>
          </table:table-cell>
          <table:table-cell office:value-type="string" calcext:value-type="string">
            <text:p>Ef 1:1-10</text:p>
          </table:table-cell>
          <table:table-cell office:value-type="string" calcext:value-type="string">
            <text:p>Luk 11:47-54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7</text:p>
          </table:table-cell>
          <table:table-cell office:value-type="string" calcext:value-type="string">
            <text:p>Ef 1:11-14/Luk 12:1-7 (471)</text:p>
          </table:table-cell>
          <table:table-cell office:value-type="string" calcext:value-type="string">
            <text:p>Ef 1:11-14</text:p>
          </table:table-cell>
          <table:table-cell office:value-type="string" calcext:value-type="string">
            <text:p>Luk 12:1-7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8</text:p>
          </table:table-cell>
          <table:table-cell office:value-type="string" calcext:value-type="string">
            <text:p>2 Tim 4:10-17b/Luk 10:1-9 (661) Pss Prop</text:p>
          </table:table-cell>
          <table:table-cell office:value-type="string" calcext:value-type="string">
            <text:p>2 Tim 4:10-17b</text:p>
          </table:table-cell>
          <table:table-cell office:value-type="string" calcext:value-type="string">
            <text:p>Luk 10:1-9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9</text:p>
          </table:table-cell>
          <table:table-cell office:value-type="string" calcext:value-type="string">
            <text:p>Yes 45:1, 4-6/1 Tes 1:1-5b/Mat 22:15-21 (145) Pss I</text:p>
          </table:table-cell>
          <table:table-cell office:value-type="string" calcext:value-type="string">
            <text:p>Yes 45:1, 4-6</text:p>
          </table:table-cell>
          <table:table-cell office:value-type="string" calcext:value-type="string">
            <text:p>1 Tes 1:1-5b</text:p>
          </table:table-cell>
          <table:table-cell office:value-type="string" calcext:value-type="string">
            <text:p>Mat 22:15-21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Ef 2:1-10/Luk 12:13-21 (473)</text:p>
          </table:table-cell>
          <table:table-cell office:value-type="string" calcext:value-type="string">
            <text:p>Ef 2:1-10</text:p>
          </table:table-cell>
          <table:table-cell office:value-type="string" calcext:value-type="string">
            <text:p>Luk 12:13-2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Ef 2:12-22/Luk 12:35-38 (474)</text:p>
          </table:table-cell>
          <table:table-cell office:value-type="string" calcext:value-type="string">
            <text:p>Ef 2:12-22</text:p>
          </table:table-cell>
          <table:table-cell office:value-type="string" calcext:value-type="string">
            <text:p>Luk 12:35-38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2</text:p>
          </table:table-cell>
          <table:table-cell office:value-type="string" calcext:value-type="string">
            <text:p>Ef 3:2-12/Luk 12:39-48 (475)</text:p>
          </table:table-cell>
          <table:table-cell office:value-type="string" calcext:value-type="string">
            <text:p>Ef 3:2-12</text:p>
          </table:table-cell>
          <table:table-cell office:value-type="string" calcext:value-type="string">
            <text:p>Luk 12:39-48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3</text:p>
          </table:table-cell>
          <table:table-cell office:value-type="string" calcext:value-type="string">
            <text:p>Ef 3:14-21/Luk 12:49-53 (476)</text:p>
          </table:table-cell>
          <table:table-cell office:value-type="string" calcext:value-type="string">
            <text:p>Ef 3:14-21</text:p>
          </table:table-cell>
          <table:table-cell office:value-type="string" calcext:value-type="string">
            <text:p>Luk 12:49-53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4</text:p>
          </table:table-cell>
          <table:table-cell office:value-type="string" calcext:value-type="string">
            <text:p>Ef 4:1-6/Luk 12:54-59 (477)</text:p>
          </table:table-cell>
          <table:table-cell office:value-type="string" calcext:value-type="string">
            <text:p>Ef 4:1-6</text:p>
          </table:table-cell>
          <table:table-cell office:value-type="string" calcext:value-type="string">
            <text:p>Luk 12:54-59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Ef 4:7-16/Luk 13:1-9 (478)</text:p>
          </table:table-cell>
          <table:table-cell office:value-type="string" calcext:value-type="string">
            <text:p>Ef 4:7-16</text:p>
          </table:table-cell>
          <table:table-cell office:value-type="string" calcext:value-type="string">
            <text:p>Luk 13:1-9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6</text:p>
          </table:table-cell>
          <table:table-cell office:value-type="string" calcext:value-type="string">
            <text:p>Ex 22:20-26/1 Tes 1:5c-10/Mat 22:34-40 (148) Pss II</text:p>
          </table:table-cell>
          <table:table-cell office:value-type="string" calcext:value-type="string">
            <text:p>Ex 22:20-26</text:p>
          </table:table-cell>
          <table:table-cell office:value-type="string" calcext:value-type="string">
            <text:p>1 Tes 1:5c-10</text:p>
          </table:table-cell>
          <table:table-cell office:value-type="string" calcext:value-type="string">
            <text:p>Mat 22:34-40 </text:p>
          </table:table-cell>
          <table:table-cell/>
          <table:table-cell office:value-type="string" calcext:value-type="string">
            <text:p>148) Pss I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7</text:p>
          </table:table-cell>
          <table:table-cell office:value-type="string" calcext:value-type="string">
            <text:p>Ef 4:32—5:8/Luk 13:10-17 (479)</text:p>
          </table:table-cell>
          <table:table-cell office:value-type="string" calcext:value-type="string">
            <text:p>Ef 4:32—5:8</text:p>
          </table:table-cell>
          <table:table-cell office:value-type="string" calcext:value-type="string">
            <text:p>Luk 13:10-17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8</text:p>
          </table:table-cell>
          <table:table-cell office:value-type="string" calcext:value-type="string">
            <text:p>Ef 2:19-22/Luk 6:12-16 (666) Pss Prop</text:p>
          </table:table-cell>
          <table:table-cell office:value-type="string" calcext:value-type="string">
            <text:p>Ef 2:19-22</text:p>
          </table:table-cell>
          <table:table-cell office:value-type="string" calcext:value-type="string">
            <text:p>Luk 6:12-16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9</text:p>
          </table:table-cell>
          <table:table-cell office:value-type="string" calcext:value-type="string">
            <text:p>Ef 6:1-9/Luk 13:22-30 (481)</text:p>
          </table:table-cell>
          <table:table-cell office:value-type="string" calcext:value-type="string">
            <text:p>Ef 6:1-9</text:p>
          </table:table-cell>
          <table:table-cell office:value-type="string" calcext:value-type="string">
            <text:p>Luk 13:22-30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0</text:p>
          </table:table-cell>
          <table:table-cell office:value-type="string" calcext:value-type="string">
            <text:p>Ef 6:10-20/Luk 13:31-35 (482)</text:p>
          </table:table-cell>
          <table:table-cell office:value-type="string" calcext:value-type="string">
            <text:p>Ef 6:10-20</text:p>
          </table:table-cell>
          <table:table-cell office:value-type="string" calcext:value-type="string">
            <text:p>Luk 13:31-35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1</text:p>
          </table:table-cell>
          <table:table-cell office:value-type="string" calcext:value-type="string">
            <text:p>Flp 1:1-11/Luk 14:1-6 (483)</text:p>
          </table:table-cell>
          <table:table-cell office:value-type="string" calcext:value-type="string">
            <text:p>Flp 1:1-11</text:p>
          </table:table-cell>
          <table:table-cell office:value-type="string" calcext:value-type="string">
            <text:p>Luk 14:1-6 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Ef 2:19-22</text:p>
          </table:table-cell>
          <table:table-cell office:value-type="string" calcext:value-type="string">
            <text:p>Yoh 20:24-29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Yes 26:7-9, 12, 16-19</text:p>
          </table:table-cell>
          <table:table-cell office:value-type="string" calcext:value-type="string">
            <text:p>Mat 11:28-30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Yer 31:31-34</text:p>
          </table:table-cell>
          <table:table-cell office:value-type="string" calcext:value-type="string">
            <text:p>Mat 16:13-23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Yeh 36:23-28</text:p>
          </table:table-cell>
          <table:table-cell office:value-type="string" calcext:value-type="string">
            <text:p>Mat 22:1-14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 Kor 3:18-23</text:p>
          </table:table-cell>
          <table:table-cell office:value-type="string" calcext:value-type="string">
            <text:p>Luk 5:1-11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 Kor 8:1b-7, 11-13</text:p>
          </table:table-cell>
          <table:table-cell office:value-type="string" calcext:value-type="string">
            <text:p>Luk 6:27-38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 Kor 15:1-11</text:p>
          </table:table-cell>
          <table:table-cell office:value-type="string" calcext:value-type="string">
            <text:p>Luk 7:36-50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kh 1:2-11</text:p>
          </table:table-cell>
          <table:table-cell office:value-type="string" calcext:value-type="string">
            <text:p>Luk 9:7-9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Flp 3:3-8a</text:p>
          </table:table-cell>
          <table:table-cell office:value-type="string" calcext:value-type="string">
            <text:p>Luk 15:1-10 </text:p>
          </table:table-cell>
          <table:table-cell office:value-type="string" calcext:value-type="string">
            <text:p>488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hy 5:1-10</text:p>
          </table:table-cell>
          <table:table-cell office:value-type="string" calcext:value-type="string">
            <text:p>Luk 19:41-44 </text:p>
          </table:table-cell>
          <table:table-cell office:value-type="string" calcext:value-type="string">
            <text:p>500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hy 18:1-2, 21-23; 19:1-3, 9a</text:p>
          </table:table-cell>
          <table:table-cell office:value-type="string" calcext:value-type="string">
            <text:p>Luk 21:20-28 </text:p>
          </table:table-cell>
          <table:table-cell office:value-type="string" calcext:value-type="string">
            <text:p>506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Yes 26:1-6</text:p>
          </table:table-cell>
          <table:table-cell office:value-type="string" calcext:value-type="string">
            <text:p>Mat 7:21, 24-27 </text:p>
          </table:table-cell>
          <table:table-cell office:value-type="string" calcext:value-type="string">
            <text:p>178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Yes 41:13-20</text:p>
          </table:table-cell>
          <table:table-cell office:value-type="string" calcext:value-type="string">
            <text:p>Mat 11:11-15 </text:p>
          </table:table-cell>
          <table:table-cell office:value-type="string" calcext:value-type="string">
            <text:p>184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Yer 23:5-8</text:p>
          </table:table-cell>
          <table:table-cell office:value-type="string" calcext:value-type="string">
            <text:p>Mat 1:18-25 </text:p>
          </table:table-cell>
          <table:table-cell office:value-type="string" calcext:value-type="string">
            <text:p>194)</text:p>
          </table:table-cell>
          <table:table-cell table:number-columns-repeated="6"/>
        </table:table-row>
        <table:table-row table:style-name="ro1" table:number-rows-repeated="104832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3" table:style-name="ta1">
        <office:forms form:automatic-focus="false" form:apply-design-mode="false"/>
        <table:table-column table:style-name="co11" table:number-columns-repeated="3" table:default-cell-style-name="Default"/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hal1</text:p>
          </table:table-cell>
          <table:table-cell office:value-type="string" calcext:value-type="string">
            <text:p>hal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Sheet2.C201:Sheet2.E26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5">
      <number:day number:style="long"/>
    </number:date-style>
    <number:date-style style:name="N106">
      <number:day/>
    </number:date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2P0" style:volatile="true">
      <number:text>TRUE</number:text>
    </number:number-style>
    <number:number-style style:name="N112P1" style:volatile="true">
      <number:text>TRUE</number:text>
    </number:number-style>
    <number:number-style style:name="N112">
      <number:text>FALSE</number:text>
      <style:map style:condition="value()&gt;0" style:apply-style-name="N112P0"/>
      <style:map style:condition="value()&lt;0" style:apply-style-name="N112P1"/>
    </number:number-style>
    <number:currency-style style:name="N113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13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/00/0000</text:date>, <text:time style:data-style-name="N2" text:time-value="07:34:42.586807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5T15:15:09.931827768</meta:creation-date>
    <dc:date>2015-01-27T09:16:41.858797723</dc:date>
    <meta:editing-duration>PT7H33M20S</meta:editing-duration>
    <meta:editing-cycles>20</meta:editing-cycles>
    <meta:generator>LibreOffice/4.2.0.4$Linux_X86_64 LibreOffice_project/05dceb5d363845f2cf968344d7adab8dcfb2ba71</meta:generator>
    <meta:document-statistic meta:table-count="3" meta:cell-count="0" meta:object-count="0"/>
  </office:meta>
</office:document-meta>
</file>